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7354in"/>
    </style:style>
    <style:style style:name="co4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Linux Network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table:number-columns-repeated="2"/>
          <table:table-cell office:value-type="string">
            <text:p>Linux Base</text:p>
          </table:table-cell>
          <table:table-cell table:number-columns-repeated="3"/>
          <table:table-cell office:value-type="string">
            <text:p>Linux Guest</text:p>
          </table:table-cell>
          <table:table-cell/>
          <table:table-cell office:value-type="string">
            <text:p>ratio</text:p>
          </table:table-cell>
          <table:table-cell table:number-columns-repeated="2"/>
          <table:table-cell office:value-type="string">
            <text:p>Linux guest ovs protected</text:p>
          </table:table-cell>
          <table:table-cell/>
          <table:table-cell office:value-type="string">
            <text:p>to linux guest ratio</text:p>
          </table:table-cell>
        </table:table-row>
        <table:table-row table:style-name="ro1">
          <table:table-cell table:number-columns-repeated="2"/>
          <table:table-cell table:formula="of:=AVERAGE([.C3:.C126])" office:value-type="float" office:value="428.567075072581">
            <text:p>428.57</text:p>
          </table:table-cell>
          <table:table-cell table:number-columns-repeated="3"/>
          <table:table-cell table:formula="of:=AVERAGE([.G3:.G126])" office:value-type="float" office:value="301.986448290323">
            <text:p>301.99</text:p>
          </table:table-cell>
          <table:table-cell/>
          <table:table-cell table:formula="of:=[.G2]/[.C2]" office:value-type="float" office:value="0.704642203881806">
            <text:p>0.7</text:p>
          </table:table-cell>
          <table:table-cell table:number-columns-repeated="2"/>
          <table:table-cell table:formula="of:=AVERAGE([.L3:.L126])" office:value-type="float" office:value="223.766762145161">
            <text:p>223.77</text:p>
          </table:table-cell>
          <table:table-cell/>
          <table:table-cell table:formula="of:=[.L2]/[.G2]" office:value-type="float" office:value="0.740982793804168">
            <text:p>0.7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41251">
            <text:p>0.14</text:p>
          </table:table-cell>
          <table:table-cell office:value-type="float" office:value="0.00005401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8588">
            <text:p>0.02</text:p>
          </table:table-cell>
          <table:table-cell office:value-type="float" office:value="0.00041044">
            <text:p>0.000410440</text:p>
          </table:table-cell>
          <table:table-cell table:formula="of:=[.G3]/[.C3]" office:value-type="float" office:value="0.131595528527232">
            <text:p>0.13</text:p>
          </table:table-cell>
          <table:table-cell/>
          <table:table-cell office:value-type="float" office:value="1">
            <text:p>1</text:p>
          </table:table-cell>
          <table:table-cell office:value-type="float" office:value="0.020202">
            <text:p>0.02</text:p>
          </table:table-cell>
          <table:table-cell office:value-type="float" office:value="0.00037765">
            <text:p>0.0003776500</text:p>
          </table:table-cell>
          <table:table-cell table:formula="of:=[.L3]/[.G3]" office:value-type="float" office:value="1.08683021304067">
            <text:p>1.0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282877">
            <text:p>0.28</text:p>
          </table:table-cell>
          <table:table-cell office:value-type="float" office:value="0.00005394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037139">
            <text:p>0.04</text:p>
          </table:table-cell>
          <table:table-cell office:value-type="float" office:value="0.00041085">
            <text:p>0.000410850</text:p>
          </table:table-cell>
          <table:table-cell table:formula="of:=[.G4]/[.C4]" office:value-type="float" office:value="0.131290278106739">
            <text:p>0.13</text:p>
          </table:table-cell>
          <table:table-cell/>
          <table:table-cell office:value-type="float" office:value="2">
            <text:p>2</text:p>
          </table:table-cell>
          <table:table-cell office:value-type="float" office:value="0.040725">
            <text:p>0.04</text:p>
          </table:table-cell>
          <table:table-cell office:value-type="float" office:value="0.00037468">
            <text:p>0.0003746800</text:p>
          </table:table-cell>
          <table:table-cell table:formula="of:=[.L4]/[.G4]" office:value-type="float" office:value="1.09655618083416">
            <text:p>1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42321">
            <text:p>0.42</text:p>
          </table:table-cell>
          <table:table-cell office:value-type="float" office:value="0.00005408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.055482">
            <text:p>0.06</text:p>
          </table:table-cell>
          <table:table-cell office:value-type="float" office:value="0.00041254">
            <text:p>0.000412540</text:p>
          </table:table-cell>
          <table:table-cell table:formula="of:=[.G5]/[.C5]" office:value-type="float" office:value="0.131098036435812">
            <text:p>0.13</text:p>
          </table:table-cell>
          <table:table-cell/>
          <table:table-cell office:value-type="float" office:value="3">
            <text:p>3</text:p>
          </table:table-cell>
          <table:table-cell office:value-type="float" office:value="0.058786">
            <text:p>0.06</text:p>
          </table:table-cell>
          <table:table-cell office:value-type="float" office:value="0.00038934">
            <text:p>0.0003893400</text:p>
          </table:table-cell>
          <table:table-cell table:formula="of:=[.L5]/[.G5]" office:value-type="float" office:value="1.0595508453192">
            <text:p>1.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563978">
            <text:p>0.56</text:p>
          </table:table-cell>
          <table:table-cell office:value-type="float" office:value="0.00005411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.07381">
            <text:p>0.07</text:p>
          </table:table-cell>
          <table:table-cell office:value-type="float" office:value="0.00041346">
            <text:p>0.000413460</text:p>
          </table:table-cell>
          <table:table-cell table:formula="of:=[.G6]/[.C6]" office:value-type="float" office:value="0.130873899336499">
            <text:p>0.13</text:p>
          </table:table-cell>
          <table:table-cell/>
          <table:table-cell office:value-type="float" office:value="4">
            <text:p>4</text:p>
          </table:table-cell>
          <table:table-cell office:value-type="float" office:value="0.078421">
            <text:p>0.08</text:p>
          </table:table-cell>
          <table:table-cell office:value-type="float" office:value="0.00038915">
            <text:p>0.0003891500</text:p>
          </table:table-cell>
          <table:table-cell table:formula="of:=[.L6]/[.G6]" office:value-type="float" office:value="1.06247120986316">
            <text:p>1.0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845114">
            <text:p>0.85</text:p>
          </table:table-cell>
          <table:table-cell office:value-type="float" office:value="0.00005417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11105">
            <text:p>0.11</text:p>
          </table:table-cell>
          <table:table-cell office:value-type="float" office:value="0.00041221">
            <text:p>0.000412210</text:p>
          </table:table-cell>
          <table:table-cell table:formula="of:=[.G7]/[.C7]" office:value-type="float" office:value="0.131402390683387">
            <text:p>0.13</text:p>
          </table:table-cell>
          <table:table-cell/>
          <table:table-cell office:value-type="float" office:value="6">
            <text:p>6</text:p>
          </table:table-cell>
          <table:table-cell office:value-type="float" office:value="0.12196">
            <text:p>0.12</text:p>
          </table:table-cell>
          <table:table-cell office:value-type="float" office:value="0.00037534">
            <text:p>0.0003753400</text:p>
          </table:table-cell>
          <table:table-cell table:formula="of:=[.L7]/[.G7]" office:value-type="float" office:value="1.09824403421882">
            <text:p>1.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128052">
            <text:p>1.13</text:p>
          </table:table-cell>
          <table:table-cell office:value-type="float" office:value="0.00005411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150084">
            <text:p>0.15</text:p>
          </table:table-cell>
          <table:table-cell office:value-type="float" office:value="0.00040667">
            <text:p>0.000406670</text:p>
          </table:table-cell>
          <table:table-cell table:formula="of:=[.G8]/[.C8]" office:value-type="float" office:value="0.133047058114342">
            <text:p>0.13</text:p>
          </table:table-cell>
          <table:table-cell/>
          <table:table-cell office:value-type="float" office:value="8">
            <text:p>8</text:p>
          </table:table-cell>
          <table:table-cell office:value-type="float" office:value="0.160831">
            <text:p>0.16</text:p>
          </table:table-cell>
          <table:table-cell office:value-type="float" office:value="0.0003795">
            <text:p>0.0003795000</text:p>
          </table:table-cell>
          <table:table-cell table:formula="of:=[.L8]/[.G8]" office:value-type="float" office:value="1.07160656698915">
            <text:p>1.0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69007">
            <text:p>1.69</text:p>
          </table:table-cell>
          <table:table-cell office:value-type="float" office:value="0.00005417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.2193">
            <text:p>0.22</text:p>
          </table:table-cell>
          <table:table-cell office:value-type="float" office:value="0.00041748">
            <text:p>0.000417480</text:p>
          </table:table-cell>
          <table:table-cell table:formula="of:=[.G9]/[.C9]" office:value-type="float" office:value="0.129757939020277">
            <text:p>0.13</text:p>
          </table:table-cell>
          <table:table-cell/>
          <table:table-cell office:value-type="float" office:value="12">
            <text:p>12</text:p>
          </table:table-cell>
          <table:table-cell office:value-type="float" office:value="0.23296">
            <text:p>0.23</text:p>
          </table:table-cell>
          <table:table-cell office:value-type="float" office:value="0.000393">
            <text:p>0.0003930000</text:p>
          </table:table-cell>
          <table:table-cell table:formula="of:=[.L9]/[.G9]" office:value-type="float" office:value="1.06228910168719">
            <text:p>1.0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831104">
            <text:p>1.83</text:p>
          </table:table-cell>
          <table:table-cell office:value-type="float" office:value="0.00005417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.236558">
            <text:p>0.24</text:p>
          </table:table-cell>
          <table:table-cell office:value-type="float" office:value="0.00041927">
            <text:p>0.000419270</text:p>
          </table:table-cell>
          <table:table-cell table:formula="of:=[.G10]/[.C10]" office:value-type="float" office:value="0.129188729859145">
            <text:p>0.13</text:p>
          </table:table-cell>
          <table:table-cell/>
          <table:table-cell office:value-type="float" office:value="13">
            <text:p>13</text:p>
          </table:table-cell>
          <table:table-cell office:value-type="float" office:value="0.252277">
            <text:p>0.25</text:p>
          </table:table-cell>
          <table:table-cell office:value-type="float" office:value="0.00039315">
            <text:p>0.0003931500</text:p>
          </table:table-cell>
          <table:table-cell table:formula="of:=[.L10]/[.G10]" office:value-type="float" office:value="1.0664488201625">
            <text:p>1.0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238039">
            <text:p>2.24</text:p>
          </table:table-cell>
          <table:table-cell office:value-type="float" office:value="0.00005454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.298261">
            <text:p>0.3</text:p>
          </table:table-cell>
          <table:table-cell office:value-type="float" office:value="0.00040927">
            <text:p>0.000409270</text:p>
          </table:table-cell>
          <table:table-cell table:formula="of:=[.G11]/[.C11]" office:value-type="float" office:value="0.133268901927089">
            <text:p>0.13</text:p>
          </table:table-cell>
          <table:table-cell/>
          <table:table-cell office:value-type="float" office:value="16">
            <text:p>16</text:p>
          </table:table-cell>
          <table:table-cell office:value-type="float" office:value="0.310596">
            <text:p>0.31</text:p>
          </table:table-cell>
          <table:table-cell office:value-type="float" office:value="0.00039302">
            <text:p>0.0003930200</text:p>
          </table:table-cell>
          <table:table-cell table:formula="of:=[.L11]/[.G11]" office:value-type="float" office:value="1.04135639590828">
            <text:p>1.0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.667694">
            <text:p>2.67</text:p>
          </table:table-cell>
          <table:table-cell office:value-type="float" office:value="0.00005434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.360361">
            <text:p>0.36</text:p>
          </table:table-cell>
          <table:table-cell office:value-type="float" office:value="0.00040226">
            <text:p>0.000402260</text:p>
          </table:table-cell>
          <table:table-cell table:formula="of:=[.G12]/[.C12]" office:value-type="float" office:value="0.13508333414552">
            <text:p>0.14</text:p>
          </table:table-cell>
          <table:table-cell/>
          <table:table-cell office:value-type="float" office:value="19">
            <text:p>19</text:p>
          </table:table-cell>
          <table:table-cell office:value-type="float" office:value="0.39212">
            <text:p>0.39</text:p>
          </table:table-cell>
          <table:table-cell office:value-type="float" office:value="0.00036968">
            <text:p>0.0003696800</text:p>
          </table:table-cell>
          <table:table-cell table:formula="of:=[.L12]/[.G12]" office:value-type="float" office:value="1.08813106856735">
            <text:p>1.09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.946746">
            <text:p>2.95</text:p>
          </table:table-cell>
          <table:table-cell office:value-type="float" office:value="0.00005437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.380751">
            <text:p>0.38</text:p>
          </table:table-cell>
          <table:table-cell office:value-type="float" office:value="0.00042079">
            <text:p>0.000420790</text:p>
          </table:table-cell>
          <table:table-cell table:formula="of:=[.G13]/[.C13]" office:value-type="float" office:value="0.129210661522914">
            <text:p>0.13</text:p>
          </table:table-cell>
          <table:table-cell/>
          <table:table-cell office:value-type="float" office:value="21">
            <text:p>21</text:p>
          </table:table-cell>
          <table:table-cell office:value-type="float" office:value="0.405285">
            <text:p>0.41</text:p>
          </table:table-cell>
          <table:table-cell office:value-type="float" office:value="0.00039532">
            <text:p>0.0003953200</text:p>
          </table:table-cell>
          <table:table-cell table:formula="of:=[.L13]/[.G13]" office:value-type="float" office:value="1.06443581238132">
            <text:p>1.06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.378392">
            <text:p>3.38</text:p>
          </table:table-cell>
          <table:table-cell office:value-type="float" office:value="0.0000542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0.445019">
            <text:p>0.45</text:p>
          </table:table-cell>
          <table:table-cell office:value-type="float" office:value="0.00041146">
            <text:p>0.000411460</text:p>
          </table:table-cell>
          <table:table-cell table:formula="of:=[.G14]/[.C14]" office:value-type="float" office:value="0.131725092884425">
            <text:p>0.13</text:p>
          </table:table-cell>
          <table:table-cell/>
          <table:table-cell office:value-type="float" office:value="24">
            <text:p>24</text:p>
          </table:table-cell>
          <table:table-cell office:value-type="float" office:value="0.484847">
            <text:p>0.48</text:p>
          </table:table-cell>
          <table:table-cell office:value-type="float" office:value="0.00037766">
            <text:p>0.0003776600</text:p>
          </table:table-cell>
          <table:table-cell table:formula="of:=[.L14]/[.G14]" office:value-type="float" office:value="1.08949730236237">
            <text:p>1.0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.783476">
            <text:p>3.78</text:p>
          </table:table-cell>
          <table:table-cell office:value-type="float" office:value="0.00005445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0.500889">
            <text:p>0.5</text:p>
          </table:table-cell>
          <table:table-cell office:value-type="float" office:value="0.00041126">
            <text:p>0.000411260</text:p>
          </table:table-cell>
          <table:table-cell table:formula="of:=[.G15]/[.C15]" office:value-type="float" office:value="0.132388576007883">
            <text:p>0.13</text:p>
          </table:table-cell>
          <table:table-cell/>
          <table:table-cell office:value-type="float" office:value="27">
            <text:p>27</text:p>
          </table:table-cell>
          <table:table-cell office:value-type="float" office:value="0.504869">
            <text:p>0.5</text:p>
          </table:table-cell>
          <table:table-cell office:value-type="float" office:value="0.00040801">
            <text:p>0.0004080100</text:p>
          </table:table-cell>
          <table:table-cell table:formula="of:=[.L15]/[.G15]" office:value-type="float" office:value="1.00794587223916">
            <text:p>1.0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.077737">
            <text:p>4.08</text:p>
          </table:table-cell>
          <table:table-cell office:value-type="float" office:value="0.00005426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0.549777">
            <text:p>0.55</text:p>
          </table:table-cell>
          <table:table-cell office:value-type="float" office:value="0.00040244">
            <text:p>0.000402440</text:p>
          </table:table-cell>
          <table:table-cell table:formula="of:=[.G16]/[.C16]" office:value-type="float" office:value="0.134824045788142">
            <text:p>0.13</text:p>
          </table:table-cell>
          <table:table-cell/>
          <table:table-cell office:value-type="float" office:value="29">
            <text:p>29</text:p>
          </table:table-cell>
          <table:table-cell office:value-type="float" office:value="0.579925">
            <text:p>0.58</text:p>
          </table:table-cell>
          <table:table-cell office:value-type="float" office:value="0.00038152">
            <text:p>0.0003815200</text:p>
          </table:table-cell>
          <table:table-cell table:formula="of:=[.L16]/[.G16]" office:value-type="float" office:value="1.05483677927596">
            <text:p>1.05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.497696">
            <text:p>4.5</text:p>
          </table:table-cell>
          <table:table-cell office:value-type="float" office:value="0.00005428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.596419">
            <text:p>0.6</text:p>
          </table:table-cell>
          <table:table-cell office:value-type="float" office:value="0.00040934">
            <text:p>0.000409340</text:p>
          </table:table-cell>
          <table:table-cell table:formula="of:=[.G17]/[.C17]" office:value-type="float" office:value="0.132605449545723">
            <text:p>0.13</text:p>
          </table:table-cell>
          <table:table-cell/>
          <table:table-cell office:value-type="float" office:value="32">
            <text:p>32</text:p>
          </table:table-cell>
          <table:table-cell office:value-type="float" office:value="0.645323">
            <text:p>0.65</text:p>
          </table:table-cell>
          <table:table-cell office:value-type="float" office:value="0.00037832">
            <text:p>0.0003783200</text:p>
          </table:table-cell>
          <table:table-cell table:formula="of:=[.L17]/[.G17]" office:value-type="float" office:value="1.08199604640362">
            <text:p>1.0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.902684">
            <text:p>4.9</text:p>
          </table:table-cell>
          <table:table-cell office:value-type="float" office:value="0.00005447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.660944">
            <text:p>0.66</text:p>
          </table:table-cell>
          <table:table-cell office:value-type="float" office:value="0.00040401">
            <text:p>0.000404010</text:p>
          </table:table-cell>
          <table:table-cell table:formula="of:=[.G18]/[.C18]" office:value-type="float" office:value="0.134812686275518">
            <text:p>0.13</text:p>
          </table:table-cell>
          <table:table-cell/>
          <table:table-cell office:value-type="float" office:value="35">
            <text:p>35</text:p>
          </table:table-cell>
          <table:table-cell office:value-type="float" office:value="0.731594">
            <text:p>0.73</text:p>
          </table:table-cell>
          <table:table-cell office:value-type="float" office:value="0.000365">
            <text:p>0.0003650000</text:p>
          </table:table-cell>
          <table:table-cell table:formula="of:=[.L18]/[.G18]" office:value-type="float" office:value="1.1068925657847">
            <text:p>1.1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6.306508">
            <text:p>6.31</text:p>
          </table:table-cell>
          <table:table-cell office:value-type="float" office:value="0.00005444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.826296">
            <text:p>0.83</text:p>
          </table:table-cell>
          <table:table-cell office:value-type="float" office:value="0.0004155">
            <text:p>0.000415500</text:p>
          </table:table-cell>
          <table:table-cell table:formula="of:=[.G19]/[.C19]" office:value-type="float" office:value="0.131022746661068">
            <text:p>0.13</text:p>
          </table:table-cell>
          <table:table-cell/>
          <table:table-cell office:value-type="float" office:value="45">
            <text:p>45</text:p>
          </table:table-cell>
          <table:table-cell office:value-type="float" office:value="0.851957">
            <text:p>0.85</text:p>
          </table:table-cell>
          <table:table-cell office:value-type="float" office:value="0.00040298">
            <text:p>0.0004029800</text:p>
          </table:table-cell>
          <table:table-cell table:formula="of:=[.L19]/[.G19]" office:value-type="float" office:value="1.03105545712432">
            <text:p>1.03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.736528">
            <text:p>6.74</text:p>
          </table:table-cell>
          <table:table-cell office:value-type="float" office:value="0.00005436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.879271">
            <text:p>0.88</text:p>
          </table:table-cell>
          <table:table-cell office:value-type="float" office:value="0.00041649">
            <text:p>0.000416490</text:p>
          </table:table-cell>
          <table:table-cell table:formula="of:=[.G20]/[.C20]" office:value-type="float" office:value="0.130522874691532">
            <text:p>0.13</text:p>
          </table:table-cell>
          <table:table-cell/>
          <table:table-cell office:value-type="float" office:value="48">
            <text:p>48</text:p>
          </table:table-cell>
          <table:table-cell office:value-type="float" office:value="0.996077">
            <text:p>1</text:p>
          </table:table-cell>
          <table:table-cell office:value-type="float" office:value="0.00036765">
            <text:p>0.0003676500</text:p>
          </table:table-cell>
          <table:table-cell table:formula="of:=[.L20]/[.G20]" office:value-type="float" office:value="1.13284414020251">
            <text:p>1.13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7.158131">
            <text:p>7.16</text:p>
          </table:table-cell>
          <table:table-cell office:value-type="float" office:value="0.00005436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.944887">
            <text:p>0.94</text:p>
          </table:table-cell>
          <table:table-cell office:value-type="float" office:value="0.00041179">
            <text:p>0.000411790</text:p>
          </table:table-cell>
          <table:table-cell table:formula="of:=[.G21]/[.C21]" office:value-type="float" office:value="0.132001915025025">
            <text:p>0.13</text:p>
          </table:table-cell>
          <table:table-cell/>
          <table:table-cell office:value-type="float" office:value="51">
            <text:p>51</text:p>
          </table:table-cell>
          <table:table-cell office:value-type="float" office:value="1.048769">
            <text:p>1.05</text:p>
          </table:table-cell>
          <table:table-cell office:value-type="float" office:value="0.00037101">
            <text:p>0.0003710100</text:p>
          </table:table-cell>
          <table:table-cell table:formula="of:=[.L21]/[.G21]" office:value-type="float" office:value="1.10994118873474">
            <text:p>1.1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8.521231">
            <text:p>8.52</text:p>
          </table:table-cell>
          <table:table-cell office:value-type="float" office:value="0.00005462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.123796">
            <text:p>1.12</text:p>
          </table:table-cell>
          <table:table-cell office:value-type="float" office:value="0.00041413">
            <text:p>0.000414130</text:p>
          </table:table-cell>
          <table:table-cell table:formula="of:=[.G22]/[.C22]" office:value-type="float" office:value="0.131881884201942">
            <text:p>0.13</text:p>
          </table:table-cell>
          <table:table-cell/>
          <table:table-cell office:value-type="float" office:value="61">
            <text:p>61</text:p>
          </table:table-cell>
          <table:table-cell office:value-type="float" office:value="1.132857">
            <text:p>1.13</text:p>
          </table:table-cell>
          <table:table-cell office:value-type="float" office:value="0.00041081">
            <text:p>0.0004108100</text:p>
          </table:table-cell>
          <table:table-cell table:formula="of:=[.L22]/[.G22]" office:value-type="float" office:value="1.00806285126482">
            <text:p>1.0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8.954637">
            <text:p>8.95</text:p>
          </table:table-cell>
          <table:table-cell office:value-type="float" office:value="0.00005453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1.212584">
            <text:p>1.21</text:p>
          </table:table-cell>
          <table:table-cell office:value-type="float" office:value="0.00040268">
            <text:p>0.000402680</text:p>
          </table:table-cell>
          <table:table-cell table:formula="of:=[.G23]/[.C23]" office:value-type="float" office:value="0.13541408769557">
            <text:p>0.14</text:p>
          </table:table-cell>
          <table:table-cell/>
          <table:table-cell office:value-type="float" office:value="64">
            <text:p>64</text:p>
          </table:table-cell>
          <table:table-cell office:value-type="float" office:value="1.35694">
            <text:p>1.36</text:p>
          </table:table-cell>
          <table:table-cell office:value-type="float" office:value="0.00035984">
            <text:p>0.0003598400</text:p>
          </table:table-cell>
          <table:table-cell table:formula="of:=[.L23]/[.G23]" office:value-type="float" office:value="1.11904824737915">
            <text:p>1.1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9.386366">
            <text:p>9.39</text:p>
          </table:table-cell>
          <table:table-cell office:value-type="float" office:value="0.00005446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.233952">
            <text:p>1.23</text:p>
          </table:table-cell>
          <table:table-cell office:value-type="float" office:value="0.00041425">
            <text:p>0.000414250</text:p>
          </table:table-cell>
          <table:table-cell table:formula="of:=[.G24]/[.C24]" office:value-type="float" office:value="0.131462165442941">
            <text:p>0.13</text:p>
          </table:table-cell>
          <table:table-cell/>
          <table:table-cell office:value-type="float" office:value="67">
            <text:p>67</text:p>
          </table:table-cell>
          <table:table-cell office:value-type="float" office:value="1.355324">
            <text:p>1.36</text:p>
          </table:table-cell>
          <table:table-cell office:value-type="float" office:value="0.00037716">
            <text:p>0.0003771600</text:p>
          </table:table-cell>
          <table:table-cell table:formula="of:=[.L24]/[.G24]" office:value-type="float" office:value="1.09836039003138">
            <text:p>1.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2.961306">
            <text:p>12.96</text:p>
          </table:table-cell>
          <table:table-cell office:value-type="float" office:value="0.00005474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.686875">
            <text:p>1.69</text:p>
          </table:table-cell>
          <table:table-cell office:value-type="float" office:value="0.00042062">
            <text:p>0.000420620</text:p>
          </table:table-cell>
          <table:table-cell table:formula="of:=[.G25]/[.C25]" office:value-type="float" office:value="0.130146992903339">
            <text:p>0.13</text:p>
          </table:table-cell>
          <table:table-cell/>
          <table:table-cell office:value-type="float" office:value="93">
            <text:p>93</text:p>
          </table:table-cell>
          <table:table-cell office:value-type="float" office:value="2.073699">
            <text:p>2.07</text:p>
          </table:table-cell>
          <table:table-cell office:value-type="float" office:value="0.00034216">
            <text:p>0.0003421600</text:p>
          </table:table-cell>
          <table:table-cell table:formula="of:=[.L25]/[.G25]" office:value-type="float" office:value="1.22931396813635">
            <text:p>1.23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3.377622">
            <text:p>13.38</text:p>
          </table:table-cell>
          <table:table-cell office:value-type="float" office:value="0.00005475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.720986">
            <text:p>1.72</text:p>
          </table:table-cell>
          <table:table-cell office:value-type="float" office:value="0.00042558">
            <text:p>0.000425580</text:p>
          </table:table-cell>
          <table:table-cell table:formula="of:=[.G26]/[.C26]" office:value-type="float" office:value="0.12864663091841">
            <text:p>0.13</text:p>
          </table:table-cell>
          <table:table-cell/>
          <table:table-cell office:value-type="float" office:value="96">
            <text:p>96</text:p>
          </table:table-cell>
          <table:table-cell office:value-type="float" office:value="1.993828">
            <text:p>1.99</text:p>
          </table:table-cell>
          <table:table-cell office:value-type="float" office:value="0.00036734">
            <text:p>0.0003673400</text:p>
          </table:table-cell>
          <table:table-cell table:formula="of:=[.L26]/[.G26]" office:value-type="float" office:value="1.15853818683011">
            <text:p>1.1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3.748885">
            <text:p>13.75</text:p>
          </table:table-cell>
          <table:table-cell office:value-type="float" office:value="0.00005494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.846425">
            <text:p>1.85</text:p>
          </table:table-cell>
          <table:table-cell office:value-type="float" office:value="0.00040907">
            <text:p>0.000409070</text:p>
          </table:table-cell>
          <table:table-cell table:formula="of:=[.G27]/[.C27]" office:value-type="float" office:value="0.134296344758139">
            <text:p>0.13</text:p>
          </table:table-cell>
          <table:table-cell/>
          <table:table-cell office:value-type="float" office:value="99">
            <text:p>99</text:p>
          </table:table-cell>
          <table:table-cell office:value-type="float" office:value="2.039636">
            <text:p>2.04</text:p>
          </table:table-cell>
          <table:table-cell office:value-type="float" office:value="0.00037032">
            <text:p>0.0003703200</text:p>
          </table:table-cell>
          <table:table-cell table:formula="of:=[.L27]/[.G27]" office:value-type="float" office:value="1.10464058924679">
            <text:p>1.1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7.343846">
            <text:p>17.34</text:p>
          </table:table-cell>
          <table:table-cell office:value-type="float" office:value="0.00005499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2.274409">
            <text:p>2.27</text:p>
          </table:table-cell>
          <table:table-cell office:value-type="float" office:value="0.00041931">
            <text:p>0.000419310</text:p>
          </table:table-cell>
          <table:table-cell table:formula="of:=[.G28]/[.C28]" office:value-type="float" office:value="0.131136369637968">
            <text:p>0.13</text:p>
          </table:table-cell>
          <table:table-cell/>
          <table:table-cell office:value-type="float" office:value="125">
            <text:p>125</text:p>
          </table:table-cell>
          <table:table-cell office:value-type="float" office:value="2.269829">
            <text:p>2.27</text:p>
          </table:table-cell>
          <table:table-cell office:value-type="float" office:value="0.00042015">
            <text:p>0.0004201500</text:p>
          </table:table-cell>
          <table:table-cell table:formula="of:=[.L28]/[.G28]" office:value-type="float" office:value="0.997986290064804">
            <text:p>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7.724244">
            <text:p>17.72</text:p>
          </table:table-cell>
          <table:table-cell office:value-type="float" office:value="0.0000551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2.327614">
            <text:p>2.33</text:p>
          </table:table-cell>
          <table:table-cell office:value-type="float" office:value="0.00041956">
            <text:p>0.000419560</text:p>
          </table:table-cell>
          <table:table-cell table:formula="of:=[.G29]/[.C29]" office:value-type="float" office:value="0.131323739393342">
            <text:p>0.13</text:p>
          </table:table-cell>
          <table:table-cell/>
          <table:table-cell office:value-type="float" office:value="128">
            <text:p>128</text:p>
          </table:table-cell>
          <table:table-cell office:value-type="float" office:value="2.677899">
            <text:p>2.68</text:p>
          </table:table-cell>
          <table:table-cell office:value-type="float" office:value="0.00036467">
            <text:p>0.0003646700</text:p>
          </table:table-cell>
          <table:table-cell table:formula="of:=[.L29]/[.G29]" office:value-type="float" office:value="1.15049101784059">
            <text:p>1.15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8.040976">
            <text:p>18.04</text:p>
          </table:table-cell>
          <table:table-cell office:value-type="float" office:value="0.0000554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.42284">
            <text:p>2.42</text:p>
          </table:table-cell>
          <table:table-cell office:value-type="float" office:value="0.00041251">
            <text:p>0.000412510</text:p>
          </table:table-cell>
          <table:table-cell table:formula="of:=[.G30]/[.C30]" office:value-type="float" office:value="0.134296503692483">
            <text:p>0.13</text:p>
          </table:table-cell>
          <table:table-cell/>
          <table:table-cell office:value-type="float" office:value="131">
            <text:p>131</text:p>
          </table:table-cell>
          <table:table-cell office:value-type="float" office:value="2.621053">
            <text:p>2.62</text:p>
          </table:table-cell>
          <table:table-cell office:value-type="float" office:value="0.00038132">
            <text:p>0.0003813200</text:p>
          </table:table-cell>
          <table:table-cell table:formula="of:=[.L30]/[.G30]" office:value-type="float" office:value="1.08181018969474">
            <text:p>1.08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25.842909">
            <text:p>25.84</text:p>
          </table:table-cell>
          <table:table-cell office:value-type="float" office:value="0.0000558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3.507489">
            <text:p>3.51</text:p>
          </table:table-cell>
          <table:table-cell office:value-type="float" office:value="0.00041111">
            <text:p>0.000411110</text:p>
          </table:table-cell>
          <table:table-cell table:formula="of:=[.G31]/[.C31]" office:value-type="float" office:value="0.135723458996044">
            <text:p>0.14</text:p>
          </table:table-cell>
          <table:table-cell/>
          <table:table-cell office:value-type="float" office:value="189">
            <text:p>189</text:p>
          </table:table-cell>
          <table:table-cell office:value-type="float" office:value="3.789602">
            <text:p>3.79</text:p>
          </table:table-cell>
          <table:table-cell office:value-type="float" office:value="0.0003805">
            <text:p>0.0003805000</text:p>
          </table:table-cell>
          <table:table-cell table:formula="of:=[.L31]/[.G31]" office:value-type="float" office:value="1.08043161361304">
            <text:p>1.08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26.300135">
            <text:p>26.3</text:p>
          </table:table-cell>
          <table:table-cell office:value-type="float" office:value="0.0000557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3.433276">
            <text:p>3.43</text:p>
          </table:table-cell>
          <table:table-cell office:value-type="float" office:value="0.00042666">
            <text:p>0.000426660</text:p>
          </table:table-cell>
          <table:table-cell table:formula="of:=[.G32]/[.C32]" office:value-type="float" office:value="0.130542143604966">
            <text:p>0.13</text:p>
          </table:table-cell>
          <table:table-cell/>
          <table:table-cell office:value-type="float" office:value="192">
            <text:p>192</text:p>
          </table:table-cell>
          <table:table-cell office:value-type="float" office:value="3.944845">
            <text:p>3.94</text:p>
          </table:table-cell>
          <table:table-cell office:value-type="float" office:value="0.00037133">
            <text:p>0.0003713300</text:p>
          </table:table-cell>
          <table:table-cell table:formula="of:=[.L32]/[.G32]" office:value-type="float" office:value="1.14900316781989">
            <text:p>1.15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26.653869">
            <text:p>26.65</text:p>
          </table:table-cell>
          <table:table-cell office:value-type="float" office:value="0.00005582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.558297">
            <text:p>3.56</text:p>
          </table:table-cell>
          <table:table-cell office:value-type="float" office:value="0.0004181">
            <text:p>0.000418100</text:p>
          </table:table-cell>
          <table:table-cell table:formula="of:=[.G33]/[.C33]" office:value-type="float" office:value="0.133500205917572">
            <text:p>0.13</text:p>
          </table:table-cell>
          <table:table-cell/>
          <table:table-cell office:value-type="float" office:value="195">
            <text:p>195</text:p>
          </table:table-cell>
          <table:table-cell office:value-type="float" office:value="3.677813">
            <text:p>3.68</text:p>
          </table:table-cell>
          <table:table-cell office:value-type="float" office:value="0.00040452">
            <text:p>0.0004045200</text:p>
          </table:table-cell>
          <table:table-cell table:formula="of:=[.L33]/[.G33]" office:value-type="float" office:value="1.03358797761963">
            <text:p>1.03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34.174665">
            <text:p>34.17</text:p>
          </table:table-cell>
          <table:table-cell office:value-type="float" office:value="0.00005648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4.697471">
            <text:p>4.7</text:p>
          </table:table-cell>
          <table:table-cell office:value-type="float" office:value="0.00041091">
            <text:p>0.000410910</text:p>
          </table:table-cell>
          <table:table-cell table:formula="of:=[.G34]/[.C34]" office:value-type="float" office:value="0.137454778269224">
            <text:p>0.14</text:p>
          </table:table-cell>
          <table:table-cell/>
          <table:table-cell office:value-type="float" office:value="253">
            <text:p>253</text:p>
          </table:table-cell>
          <table:table-cell office:value-type="float" office:value="5.007181">
            <text:p>5.01</text:p>
          </table:table-cell>
          <table:table-cell office:value-type="float" office:value="0.00038549">
            <text:p>0.0003854900</text:p>
          </table:table-cell>
          <table:table-cell table:formula="of:=[.L34]/[.G34]" office:value-type="float" office:value="1.06593122128907">
            <text:p>1.07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4.431252">
            <text:p>34.43</text:p>
          </table:table-cell>
          <table:table-cell office:value-type="float" office:value="0.00005673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4.623003">
            <text:p>4.62</text:p>
          </table:table-cell>
          <table:table-cell office:value-type="float" office:value="0.00042248">
            <text:p>0.000422480</text:p>
          </table:table-cell>
          <table:table-cell table:formula="of:=[.G35]/[.C35]" office:value-type="float" office:value="0.13426764150197">
            <text:p>0.13</text:p>
          </table:table-cell>
          <table:table-cell/>
          <table:table-cell office:value-type="float" office:value="256">
            <text:p>256</text:p>
          </table:table-cell>
          <table:table-cell office:value-type="float" office:value="4.91947">
            <text:p>4.92</text:p>
          </table:table-cell>
          <table:table-cell office:value-type="float" office:value="0.00039702">
            <text:p>0.0003970200</text:p>
          </table:table-cell>
          <table:table-cell table:formula="of:=[.L35]/[.G35]" office:value-type="float" office:value="1.0641286626896">
            <text:p>1.06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34.961161">
            <text:p>34.96</text:p>
          </table:table-cell>
          <table:table-cell office:value-type="float" office:value="0.00005652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4.724925">
            <text:p>4.72</text:p>
          </table:table-cell>
          <table:table-cell office:value-type="float" office:value="0.00041821">
            <text:p>0.000418210</text:p>
          </table:table-cell>
          <table:table-cell table:formula="of:=[.G36]/[.C36]" office:value-type="float" office:value="0.135147828757746">
            <text:p>0.14</text:p>
          </table:table-cell>
          <table:table-cell/>
          <table:table-cell office:value-type="float" office:value="259">
            <text:p>259</text:p>
          </table:table-cell>
          <table:table-cell office:value-type="float" office:value="4.899219">
            <text:p>4.9</text:p>
          </table:table-cell>
          <table:table-cell office:value-type="float" office:value="0.00040333">
            <text:p>0.0004033300</text:p>
          </table:table-cell>
          <table:table-cell table:formula="of:=[.L36]/[.G36]" office:value-type="float" office:value="1.03688820457468">
            <text:p>1.04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50.145012">
            <text:p>50.15</text:p>
          </table:table-cell>
          <table:table-cell office:value-type="float" office:value="0.00005797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6.822618">
            <text:p>6.82</text:p>
          </table:table-cell>
          <table:table-cell office:value-type="float" office:value="0.00042605">
            <text:p>0.000426050</text:p>
          </table:table-cell>
          <table:table-cell table:formula="of:=[.G37]/[.C37]" office:value-type="float" office:value="0.136057759842594">
            <text:p>0.14</text:p>
          </table:table-cell>
          <table:table-cell/>
          <table:table-cell office:value-type="float" office:value="381">
            <text:p>381</text:p>
          </table:table-cell>
          <table:table-cell office:value-type="float" office:value="7.895181">
            <text:p>7.9</text:p>
          </table:table-cell>
          <table:table-cell office:value-type="float" office:value="0.00036817">
            <text:p>0.0003681700</text:p>
          </table:table-cell>
          <table:table-cell table:formula="of:=[.L37]/[.G37]" office:value-type="float" office:value="1.15720695486689">
            <text:p>1.16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50.556232">
            <text:p>50.56</text:p>
          </table:table-cell>
          <table:table-cell office:value-type="float" office:value="0.00005795">
            <text:p>0</text:p>
          </table:table-cell>
          <table:table-cell/>
          <table:table-cell office:value-type="float" office:value="384">
            <text:p>384</text:p>
          </table:table-cell>
          <table:table-cell office:value-type="float" office:value="6.974062">
            <text:p>6.97</text:p>
          </table:table-cell>
          <table:table-cell office:value-type="float" office:value="0.00042008">
            <text:p>0.000420080</text:p>
          </table:table-cell>
          <table:table-cell table:formula="of:=[.G38]/[.C38]" office:value-type="float" office:value="0.137946633364607">
            <text:p>0.14</text:p>
          </table:table-cell>
          <table:table-cell/>
          <table:table-cell office:value-type="float" office:value="384">
            <text:p>384</text:p>
          </table:table-cell>
          <table:table-cell office:value-type="float" office:value="7.616477">
            <text:p>7.62</text:p>
          </table:table-cell>
          <table:table-cell office:value-type="float" office:value="0.00038465">
            <text:p>0.0003846500</text:p>
          </table:table-cell>
          <table:table-cell table:formula="of:=[.L38]/[.G38]" office:value-type="float" office:value="1.09211489659828">
            <text:p>1.09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50.932722">
            <text:p>50.93</text:p>
          </table:table-cell>
          <table:table-cell office:value-type="float" office:value="0.00005797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6.920248">
            <text:p>6.92</text:p>
          </table:table-cell>
          <table:table-cell office:value-type="float" office:value="0.00042666">
            <text:p>0.000426660</text:p>
          </table:table-cell>
          <table:table-cell table:formula="of:=[.G39]/[.C39]" office:value-type="float" office:value="0.13587037425567">
            <text:p>0.14</text:p>
          </table:table-cell>
          <table:table-cell/>
          <table:table-cell office:value-type="float" office:value="387">
            <text:p>387</text:p>
          </table:table-cell>
          <table:table-cell office:value-type="float" office:value="8.081852">
            <text:p>8.08</text:p>
          </table:table-cell>
          <table:table-cell office:value-type="float" office:value="0.00036533">
            <text:p>0.0003653300</text:p>
          </table:table-cell>
          <table:table-cell table:formula="of:=[.L39]/[.G39]" office:value-type="float" office:value="1.16785583406837">
            <text:p>1.17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59.552264">
            <text:p>59.55</text:p>
          </table:table-cell>
          <table:table-cell office:value-type="float" office:value="0.00006521">
            <text:p>0</text:p>
          </table:table-cell>
          <table:table-cell/>
          <table:table-cell office:value-type="float" office:value="509">
            <text:p>509</text:p>
          </table:table-cell>
          <table:table-cell office:value-type="float" office:value="9.182162">
            <text:p>9.18</text:p>
          </table:table-cell>
          <table:table-cell office:value-type="float" office:value="0.00042292">
            <text:p>0.000422920</text:p>
          </table:table-cell>
          <table:table-cell table:formula="of:=[.G40]/[.C40]" office:value-type="float" office:value="0.154186614970675">
            <text:p>0.15</text:p>
          </table:table-cell>
          <table:table-cell/>
          <table:table-cell office:value-type="float" office:value="509">
            <text:p>509</text:p>
          </table:table-cell>
          <table:table-cell office:value-type="float" office:value="10.047044">
            <text:p>10.05</text:p>
          </table:table-cell>
          <table:table-cell office:value-type="float" office:value="0.00038652">
            <text:p>0.0003865200</text:p>
          </table:table-cell>
          <table:table-cell table:formula="of:=[.L40]/[.G40]" office:value-type="float" office:value="1.09419154225334">
            <text:p>1.09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.496521">
            <text:p>60.5</text:p>
          </table:table-cell>
          <table:table-cell office:value-type="float" office:value="0.00006457">
            <text:p>0</text:p>
          </table:table-cell>
          <table:table-cell/>
          <table:table-cell office:value-type="float" office:value="512">
            <text:p>512</text:p>
          </table:table-cell>
          <table:table-cell office:value-type="float" office:value="9.234998">
            <text:p>9.23</text:p>
          </table:table-cell>
          <table:table-cell office:value-type="float" office:value="0.00042298">
            <text:p>0.000422980</text:p>
          </table:table-cell>
          <table:table-cell table:formula="of:=[.G41]/[.C41]" office:value-type="float" office:value="0.152653373241083">
            <text:p>0.15</text:p>
          </table:table-cell>
          <table:table-cell/>
          <table:table-cell office:value-type="float" office:value="512">
            <text:p>512</text:p>
          </table:table-cell>
          <table:table-cell office:value-type="float" office:value="9.573734">
            <text:p>9.57</text:p>
          </table:table-cell>
          <table:table-cell office:value-type="float" office:value="0.00040802">
            <text:p>0.0004080200</text:p>
          </table:table-cell>
          <table:table-cell table:formula="of:=[.L41]/[.G41]" office:value-type="float" office:value="1.03667959646553">
            <text:p>1.04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59.308582">
            <text:p>59.31</text:p>
          </table:table-cell>
          <table:table-cell office:value-type="float" office:value="0.00006625">
            <text:p>0</text:p>
          </table:table-cell>
          <table:table-cell/>
          <table:table-cell office:value-type="float" office:value="515">
            <text:p>515</text:p>
          </table:table-cell>
          <table:table-cell office:value-type="float" office:value="9.235265">
            <text:p>9.24</text:p>
          </table:table-cell>
          <table:table-cell office:value-type="float" office:value="0.00042545">
            <text:p>0.000425450</text:p>
          </table:table-cell>
          <table:table-cell table:formula="of:=[.G42]/[.C42]" office:value-type="float" office:value="0.155715491562418">
            <text:p>0.16</text:p>
          </table:table-cell>
          <table:table-cell/>
          <table:table-cell office:value-type="float" office:value="515">
            <text:p>515</text:p>
          </table:table-cell>
          <table:table-cell office:value-type="float" office:value="9.786212">
            <text:p>9.79</text:p>
          </table:table-cell>
          <table:table-cell office:value-type="float" office:value="0.0004015">
            <text:p>0.0004015000</text:p>
          </table:table-cell>
          <table:table-cell table:formula="of:=[.L42]/[.G42]" office:value-type="float" office:value="1.05965686961879">
            <text:p>1.06</text:p>
          </table:table-cell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82.060739">
            <text:p>82.06</text:p>
          </table:table-cell>
          <table:table-cell office:value-type="float" office:value="0.00007112">
            <text:p>0</text:p>
          </table:table-cell>
          <table:table-cell/>
          <table:table-cell office:value-type="float" office:value="765">
            <text:p>765</text:p>
          </table:table-cell>
          <table:table-cell office:value-type="float" office:value="13.432389">
            <text:p>13.43</text:p>
          </table:table-cell>
          <table:table-cell office:value-type="float" office:value="0.00043451">
            <text:p>0.000434510</text:p>
          </table:table-cell>
          <table:table-cell table:formula="of:=[.G43]/[.C43]" office:value-type="float" office:value="0.163688374778102">
            <text:p>0.16</text:p>
          </table:table-cell>
          <table:table-cell/>
          <table:table-cell office:value-type="float" office:value="765">
            <text:p>765</text:p>
          </table:table-cell>
          <table:table-cell office:value-type="float" office:value="14.819298">
            <text:p>14.82</text:p>
          </table:table-cell>
          <table:table-cell office:value-type="float" office:value="0.00039384">
            <text:p>0.0003938400</text:p>
          </table:table-cell>
          <table:table-cell table:formula="of:=[.L43]/[.G43]" office:value-type="float" office:value="1.10325110447591">
            <text:p>1.1</text:p>
          </table:table-cell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82.122165">
            <text:p>82.12</text:p>
          </table:table-cell>
          <table:table-cell office:value-type="float" office:value="0.00007135">
            <text:p>0</text:p>
          </table:table-cell>
          <table:table-cell/>
          <table:table-cell office:value-type="float" office:value="768">
            <text:p>768</text:p>
          </table:table-cell>
          <table:table-cell office:value-type="float" office:value="13.82099">
            <text:p>13.82</text:p>
          </table:table-cell>
          <table:table-cell office:value-type="float" office:value="0.00042395">
            <text:p>0.000423950</text:p>
          </table:table-cell>
          <table:table-cell table:formula="of:=[.G44]/[.C44]" office:value-type="float" office:value="0.168297925413924">
            <text:p>0.17</text:p>
          </table:table-cell>
          <table:table-cell/>
          <table:table-cell office:value-type="float" office:value="768">
            <text:p>768</text:p>
          </table:table-cell>
          <table:table-cell office:value-type="float" office:value="15.686929">
            <text:p>15.69</text:p>
          </table:table-cell>
          <table:table-cell office:value-type="float" office:value="0.00037352">
            <text:p>0.0003735200</text:p>
          </table:table-cell>
          <table:table-cell table:formula="of:=[.L44]/[.G44]" office:value-type="float" office:value="1.13500762246409">
            <text:p>1.14</text:p>
          </table:table-cell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82.707587">
            <text:p>82.71</text:p>
          </table:table-cell>
          <table:table-cell office:value-type="float" office:value="0.00007112">
            <text:p>0</text:p>
          </table:table-cell>
          <table:table-cell/>
          <table:table-cell office:value-type="float" office:value="771">
            <text:p>771</text:p>
          </table:table-cell>
          <table:table-cell office:value-type="float" office:value="13.878485">
            <text:p>13.88</text:p>
          </table:table-cell>
          <table:table-cell office:value-type="float" office:value="0.00042384">
            <text:p>0.000423840</text:p>
          </table:table-cell>
          <table:table-cell table:formula="of:=[.G45]/[.C45]" office:value-type="float" office:value="0.167801836607807">
            <text:p>0.17</text:p>
          </table:table-cell>
          <table:table-cell/>
          <table:table-cell office:value-type="float" office:value="771">
            <text:p>771</text:p>
          </table:table-cell>
          <table:table-cell office:value-type="float" office:value="15.927417">
            <text:p>15.93</text:p>
          </table:table-cell>
          <table:table-cell office:value-type="float" office:value="0.00036932">
            <text:p>0.0003693200</text:p>
          </table:table-cell>
          <table:table-cell table:formula="of:=[.L45]/[.G45]" office:value-type="float" office:value="1.14763369344709">
            <text:p>1.15</text:p>
          </table:table-cell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00.068351">
            <text:p>100.07</text:p>
          </table:table-cell>
          <table:table-cell office:value-type="float" office:value="0.00007784">
            <text:p>0</text:p>
          </table:table-cell>
          <table:table-cell/>
          <table:table-cell office:value-type="float" office:value="1021">
            <text:p>1021</text:p>
          </table:table-cell>
          <table:table-cell office:value-type="float" office:value="18.617644">
            <text:p>18.62</text:p>
          </table:table-cell>
          <table:table-cell office:value-type="float" office:value="0.0004184">
            <text:p>0.000418400</text:p>
          </table:table-cell>
          <table:table-cell table:formula="of:=[.G46]/[.C46]" office:value-type="float" office:value="0.186049273461097">
            <text:p>0.19</text:p>
          </table:table-cell>
          <table:table-cell/>
          <table:table-cell office:value-type="float" office:value="1021">
            <text:p>1021</text:p>
          </table:table-cell>
          <table:table-cell office:value-type="float" office:value="20.799013">
            <text:p>20.8</text:p>
          </table:table-cell>
          <table:table-cell office:value-type="float" office:value="0.00037452">
            <text:p>0.0003745200</text:p>
          </table:table-cell>
          <table:table-cell table:formula="of:=[.L46]/[.G46]" office:value-type="float" office:value="1.11716675858664">
            <text:p>1.12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00.456688">
            <text:p>100.46</text:p>
          </table:table-cell>
          <table:table-cell office:value-type="float" office:value="0.00007777">
            <text:p>0</text:p>
          </table:table-cell>
          <table:table-cell/>
          <table:table-cell office:value-type="float" office:value="1024">
            <text:p>1024</text:p>
          </table:table-cell>
          <table:table-cell office:value-type="float" office:value="18.554238">
            <text:p>18.55</text:p>
          </table:table-cell>
          <table:table-cell office:value-type="float" office:value="0.00042106">
            <text:p>0.000421060</text:p>
          </table:table-cell>
          <table:table-cell table:formula="of:=[.G47]/[.C47]" office:value-type="float" office:value="0.184698882368091">
            <text:p>0.18</text:p>
          </table:table-cell>
          <table:table-cell/>
          <table:table-cell office:value-type="float" office:value="1024">
            <text:p>1024</text:p>
          </table:table-cell>
          <table:table-cell office:value-type="float" office:value="19.645531">
            <text:p>19.65</text:p>
          </table:table-cell>
          <table:table-cell office:value-type="float" office:value="0.00039767">
            <text:p>0.0003976700</text:p>
          </table:table-cell>
          <table:table-cell table:formula="of:=[.L47]/[.G47]" office:value-type="float" office:value="1.05881637391953">
            <text:p>1.06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00.762781">
            <text:p>100.76</text:p>
          </table:table-cell>
          <table:table-cell office:value-type="float" office:value="0.00007776">
            <text:p>0</text:p>
          </table:table-cell>
          <table:table-cell/>
          <table:table-cell office:value-type="float" office:value="1027">
            <text:p>1027</text:p>
          </table:table-cell>
          <table:table-cell office:value-type="float" office:value="18.7859">
            <text:p>18.79</text:p>
          </table:table-cell>
          <table:table-cell office:value-type="float" office:value="0.00041709">
            <text:p>0.000417090</text:p>
          </table:table-cell>
          <table:table-cell table:formula="of:=[.G48]/[.C48]" office:value-type="float" office:value="0.186436894789555">
            <text:p>0.19</text:p>
          </table:table-cell>
          <table:table-cell/>
          <table:table-cell office:value-type="float" office:value="1027">
            <text:p>1027</text:p>
          </table:table-cell>
          <table:table-cell office:value-type="float" office:value="19.820285">
            <text:p>19.82</text:p>
          </table:table-cell>
          <table:table-cell office:value-type="float" office:value="0.00039532">
            <text:p>0.0003953200</text:p>
          </table:table-cell>
          <table:table-cell table:formula="of:=[.L48]/[.G48]" office:value-type="float" office:value="1.0550617750547">
            <text:p>1.06</text:p>
          </table:table-cell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121.724008">
            <text:p>121.72</text:p>
          </table:table-cell>
          <table:table-cell office:value-type="float" office:value="0.00009609">
            <text:p>0</text:p>
          </table:table-cell>
          <table:table-cell/>
          <table:table-cell office:value-type="float" office:value="1533">
            <text:p>1533</text:p>
          </table:table-cell>
          <table:table-cell office:value-type="float" office:value="26.106844">
            <text:p>26.11</text:p>
          </table:table-cell>
          <table:table-cell office:value-type="float" office:value="0.000448">
            <text:p>0.000448000</text:p>
          </table:table-cell>
          <table:table-cell table:formula="of:=[.G49]/[.C49]" office:value-type="float" office:value="0.214475717887962">
            <text:p>0.21</text:p>
          </table:table-cell>
          <table:table-cell/>
          <table:table-cell office:value-type="float" office:value="1533">
            <text:p>1533</text:p>
          </table:table-cell>
          <table:table-cell office:value-type="float" office:value="31.009185">
            <text:p>31.01</text:p>
          </table:table-cell>
          <table:table-cell office:value-type="float" office:value="0.00037717">
            <text:p>0.0003771700</text:p>
          </table:table-cell>
          <table:table-cell table:formula="of:=[.L49]/[.G49]" office:value-type="float" office:value="1.18777991702099">
            <text:p>1.19</text:p>
          </table:table-cell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21.933825">
            <text:p>121.93</text:p>
          </table:table-cell>
          <table:table-cell office:value-type="float" office:value="0.00009611">
            <text:p>0</text:p>
          </table:table-cell>
          <table:table-cell/>
          <table:table-cell office:value-type="float" office:value="1536">
            <text:p>1536</text:p>
          </table:table-cell>
          <table:table-cell office:value-type="float" office:value="26.350069">
            <text:p>26.35</text:p>
          </table:table-cell>
          <table:table-cell office:value-type="float" office:value="0.00044473">
            <text:p>0.000444730</text:p>
          </table:table-cell>
          <table:table-cell table:formula="of:=[.G50]/[.C50]" office:value-type="float" office:value="0.21610138942168">
            <text:p>0.22</text:p>
          </table:table-cell>
          <table:table-cell/>
          <table:table-cell office:value-type="float" office:value="1536">
            <text:p>1536</text:p>
          </table:table-cell>
          <table:table-cell office:value-type="float" office:value="28.500998">
            <text:p>28.5</text:p>
          </table:table-cell>
          <table:table-cell office:value-type="float" office:value="0.00041117">
            <text:p>0.0004111700</text:p>
          </table:table-cell>
          <table:table-cell table:formula="of:=[.L50]/[.G50]" office:value-type="float" office:value="1.08162897030744">
            <text:p>1.08</text:p>
          </table:table-cell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22.295737">
            <text:p>122.3</text:p>
          </table:table-cell>
          <table:table-cell office:value-type="float" office:value="0.00009601">
            <text:p>0</text:p>
          </table:table-cell>
          <table:table-cell/>
          <table:table-cell office:value-type="float" office:value="1539">
            <text:p>1539</text:p>
          </table:table-cell>
          <table:table-cell office:value-type="float" office:value="27.16464">
            <text:p>27.16</text:p>
          </table:table-cell>
          <table:table-cell office:value-type="float" office:value="0.00043224">
            <text:p>0.000432240</text:p>
          </table:table-cell>
          <table:table-cell table:formula="of:=[.G51]/[.C51]" office:value-type="float" office:value="0.222122542178228">
            <text:p>0.22</text:p>
          </table:table-cell>
          <table:table-cell/>
          <table:table-cell office:value-type="float" office:value="1539">
            <text:p>1539</text:p>
          </table:table-cell>
          <table:table-cell office:value-type="float" office:value="28.592637">
            <text:p>28.59</text:p>
          </table:table-cell>
          <table:table-cell office:value-type="float" office:value="0.00041065">
            <text:p>0.0004106500</text:p>
          </table:table-cell>
          <table:table-cell table:formula="of:=[.L51]/[.G51]" office:value-type="float" office:value="1.05256822840281">
            <text:p>1.05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156.07252">
            <text:p>156.07</text:p>
          </table:table-cell>
          <table:table-cell office:value-type="float" office:value="0.00009997">
            <text:p>0</text:p>
          </table:table-cell>
          <table:table-cell/>
          <table:table-cell office:value-type="float" office:value="2045">
            <text:p>2045</text:p>
          </table:table-cell>
          <table:table-cell office:value-type="float" office:value="35.436867">
            <text:p>35.44</text:p>
          </table:table-cell>
          <table:table-cell office:value-type="float" office:value="0.00044028">
            <text:p>0.000440280</text:p>
          </table:table-cell>
          <table:table-cell table:formula="of:=[.G52]/[.C52]" office:value-type="float" office:value="0.227053852914017">
            <text:p>0.23</text:p>
          </table:table-cell>
          <table:table-cell/>
          <table:table-cell office:value-type="float" office:value="2045">
            <text:p>2045</text:p>
          </table:table-cell>
          <table:table-cell office:value-type="float" office:value="35.730966">
            <text:p>35.73</text:p>
          </table:table-cell>
          <table:table-cell office:value-type="float" office:value="0.00043666">
            <text:p>0.0004366600</text:p>
          </table:table-cell>
          <table:table-cell table:formula="of:=[.L52]/[.G52]" office:value-type="float" office:value="1.00829923819168">
            <text:p>1.01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156.998831">
            <text:p>157</text:p>
          </table:table-cell>
          <table:table-cell office:value-type="float" office:value="0.00009952">
            <text:p>0</text:p>
          </table:table-cell>
          <table:table-cell/>
          <table:table-cell office:value-type="float" office:value="2048">
            <text:p>2048</text:p>
          </table:table-cell>
          <table:table-cell office:value-type="float" office:value="35.93635">
            <text:p>35.94</text:p>
          </table:table-cell>
          <table:table-cell office:value-type="float" office:value="0.0004348">
            <text:p>0.000434800</text:p>
          </table:table-cell>
          <table:table-cell table:formula="of:=[.G53]/[.C53]" office:value-type="float" office:value="0.228895653369546">
            <text:p>0.23</text:p>
          </table:table-cell>
          <table:table-cell/>
          <table:table-cell office:value-type="float" office:value="2048">
            <text:p>2048</text:p>
          </table:table-cell>
          <table:table-cell office:value-type="float" office:value="37.501003">
            <text:p>37.5</text:p>
          </table:table-cell>
          <table:table-cell office:value-type="float" office:value="0.00041666">
            <text:p>0.0004166600</text:p>
          </table:table-cell>
          <table:table-cell table:formula="of:=[.L53]/[.G53]" office:value-type="float" office:value="1.04353956370082">
            <text:p>1.04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156.293724">
            <text:p>156.29</text:p>
          </table:table-cell>
          <table:table-cell office:value-type="float" office:value="0.00010012">
            <text:p>0</text:p>
          </table:table-cell>
          <table:table-cell/>
          <table:table-cell office:value-type="float" office:value="2051">
            <text:p>2051</text:p>
          </table:table-cell>
          <table:table-cell office:value-type="float" office:value="36.187716">
            <text:p>36.19</text:p>
          </table:table-cell>
          <table:table-cell office:value-type="float" office:value="0.00043241">
            <text:p>0.000432410</text:p>
          </table:table-cell>
          <table:table-cell table:formula="of:=[.G54]/[.C54]" office:value-type="float" office:value="0.231536590682298">
            <text:p>0.23</text:p>
          </table:table-cell>
          <table:table-cell/>
          <table:table-cell office:value-type="float" office:value="2051">
            <text:p>2051</text:p>
          </table:table-cell>
          <table:table-cell office:value-type="float" office:value="38.650893">
            <text:p>38.65</text:p>
          </table:table-cell>
          <table:table-cell office:value-type="float" office:value="0.00040485">
            <text:p>0.0004048500</text:p>
          </table:table-cell>
          <table:table-cell table:formula="of:=[.L54]/[.G54]" office:value-type="float" office:value="1.06806666107361">
            <text:p>1.07</text:p>
          </table:table-cell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198.550417">
            <text:p>198.55</text:p>
          </table:table-cell>
          <table:table-cell office:value-type="float" office:value="0.00011793">
            <text:p>0</text:p>
          </table:table-cell>
          <table:table-cell/>
          <table:table-cell office:value-type="float" office:value="3069">
            <text:p>3069</text:p>
          </table:table-cell>
          <table:table-cell office:value-type="float" office:value="48.211037">
            <text:p>48.21</text:p>
          </table:table-cell>
          <table:table-cell office:value-type="float" office:value="0.00048567">
            <text:p>0.000485670</text:p>
          </table:table-cell>
          <table:table-cell table:formula="of:=[.G55]/[.C55]" office:value-type="float" office:value="0.242815088119407">
            <text:p>0.24</text:p>
          </table:table-cell>
          <table:table-cell/>
          <table:table-cell office:value-type="float" office:value="3069">
            <text:p>3069</text:p>
          </table:table-cell>
          <table:table-cell office:value-type="float" office:value="51.087222">
            <text:p>51.09</text:p>
          </table:table-cell>
          <table:table-cell office:value-type="float" office:value="0.00045833">
            <text:p>0.0004583300</text:p>
          </table:table-cell>
          <table:table-cell table:formula="of:=[.L55]/[.G55]" office:value-type="float" office:value="1.05965822722295">
            <text:p>1.06</text:p>
          </table:table-cell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99.749548">
            <text:p>199.75</text:p>
          </table:table-cell>
          <table:table-cell office:value-type="float" office:value="0.00011733">
            <text:p>0</text:p>
          </table:table-cell>
          <table:table-cell/>
          <table:table-cell office:value-type="float" office:value="3072">
            <text:p>3072</text:p>
          </table:table-cell>
          <table:table-cell office:value-type="float" office:value="51.163399">
            <text:p>51.16</text:p>
          </table:table-cell>
          <table:table-cell office:value-type="float" office:value="0.00045809">
            <text:p>0.000458090</text:p>
          </table:table-cell>
          <table:table-cell table:formula="of:=[.G56]/[.C56]" office:value-type="float" office:value="0.256137746053873">
            <text:p>0.26</text:p>
          </table:table-cell>
          <table:table-cell/>
          <table:table-cell office:value-type="float" office:value="3072">
            <text:p>3072</text:p>
          </table:table-cell>
          <table:table-cell office:value-type="float" office:value="51.950577">
            <text:p>51.95</text:p>
          </table:table-cell>
          <table:table-cell office:value-type="float" office:value="0.00045115">
            <text:p>0.0004511500</text:p>
          </table:table-cell>
          <table:table-cell table:formula="of:=[.L56]/[.G56]" office:value-type="float" office:value="1.01538556889076">
            <text:p>1.02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199.154085">
            <text:p>199.15</text:p>
          </table:table-cell>
          <table:table-cell office:value-type="float" office:value="0.0001178">
            <text:p>0</text:p>
          </table:table-cell>
          <table:table-cell/>
          <table:table-cell office:value-type="float" office:value="3075">
            <text:p>3075</text:p>
          </table:table-cell>
          <table:table-cell office:value-type="float" office:value="50.634923">
            <text:p>50.63</text:p>
          </table:table-cell>
          <table:table-cell office:value-type="float" office:value="0.00046332">
            <text:p>0.000463320</text:p>
          </table:table-cell>
          <table:table-cell table:formula="of:=[.G57]/[.C57]" office:value-type="float" office:value="0.254249984377674">
            <text:p>0.25</text:p>
          </table:table-cell>
          <table:table-cell/>
          <table:table-cell office:value-type="float" office:value="3075">
            <text:p>3075</text:p>
          </table:table-cell>
          <table:table-cell office:value-type="float" office:value="55.136674">
            <text:p>55.14</text:p>
          </table:table-cell>
          <table:table-cell office:value-type="float" office:value="0.0004255">
            <text:p>0.0004255000</text:p>
          </table:table-cell>
          <table:table-cell table:formula="of:=[.L57]/[.G57]" office:value-type="float" office:value="1.08890605007931">
            <text:p>1.09</text:p>
          </table:table-cell>
        </table:table-row>
        <table:table-row table:style-name="ro1">
          <table:table-cell/>
          <table:table-cell office:value-type="float" office:value="4093">
            <text:p>4093</text:p>
          </table:table-cell>
          <table:table-cell office:value-type="float" office:value="254.955586">
            <text:p>254.96</text:p>
          </table:table-cell>
          <table:table-cell office:value-type="float" office:value="0.00012248">
            <text:p>0</text:p>
          </table:table-cell>
          <table:table-cell/>
          <table:table-cell office:value-type="float" office:value="4093">
            <text:p>4093</text:p>
          </table:table-cell>
          <table:table-cell office:value-type="float" office:value="63.8682">
            <text:p>63.87</text:p>
          </table:table-cell>
          <table:table-cell office:value-type="float" office:value="0.00048893">
            <text:p>0.000488930</text:p>
          </table:table-cell>
          <table:table-cell table:formula="of:=[.G58]/[.C58]" office:value-type="float" office:value="0.250507160882523">
            <text:p>0.25</text:p>
          </table:table-cell>
          <table:table-cell/>
          <table:table-cell office:value-type="float" office:value="4093">
            <text:p>4093</text:p>
          </table:table-cell>
          <table:table-cell office:value-type="float" office:value="70.994549">
            <text:p>70.99</text:p>
          </table:table-cell>
          <table:table-cell office:value-type="float" office:value="0.00043985">
            <text:p>0.0004398500</text:p>
          </table:table-cell>
          <table:table-cell table:formula="of:=[.L58]/[.G58]" office:value-type="float" office:value="1.1115789860995">
            <text:p>1.11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250.626837">
            <text:p>250.63</text:p>
          </table:table-cell>
          <table:table-cell office:value-type="float" office:value="0.00012469">
            <text:p>0</text:p>
          </table:table-cell>
          <table:table-cell/>
          <table:table-cell office:value-type="float" office:value="4096">
            <text:p>4096</text:p>
          </table:table-cell>
          <table:table-cell office:value-type="float" office:value="62.633244">
            <text:p>62.63</text:p>
          </table:table-cell>
          <table:table-cell office:value-type="float" office:value="0.00049894">
            <text:p>0.000498940</text:p>
          </table:table-cell>
          <table:table-cell table:formula="of:=[.G59]/[.C59]" office:value-type="float" office:value="0.249906373753582">
            <text:p>0.25</text:p>
          </table:table-cell>
          <table:table-cell/>
          <table:table-cell office:value-type="float" office:value="4096">
            <text:p>4096</text:p>
          </table:table-cell>
          <table:table-cell office:value-type="float" office:value="62.06731">
            <text:p>62.07</text:p>
          </table:table-cell>
          <table:table-cell office:value-type="float" office:value="0.00050349">
            <text:p>0.0005034900</text:p>
          </table:table-cell>
          <table:table-cell table:formula="of:=[.L59]/[.G59]" office:value-type="float" office:value="0.990964319204032">
            <text:p>0.99</text:p>
          </table:table-cell>
        </table:table-row>
        <table:table-row table:style-name="ro1">
          <table:table-cell/>
          <table:table-cell office:value-type="float" office:value="4099">
            <text:p>4099</text:p>
          </table:table-cell>
          <table:table-cell office:value-type="float" office:value="254.902509">
            <text:p>254.9</text:p>
          </table:table-cell>
          <table:table-cell office:value-type="float" office:value="0.00012269">
            <text:p>0</text:p>
          </table:table-cell>
          <table:table-cell/>
          <table:table-cell office:value-type="float" office:value="4099">
            <text:p>4099</text:p>
          </table:table-cell>
          <table:table-cell office:value-type="float" office:value="63.133591">
            <text:p>63.13</text:p>
          </table:table-cell>
          <table:table-cell office:value-type="float" office:value="0.00049534">
            <text:p>0.000495340</text:p>
          </table:table-cell>
          <table:table-cell table:formula="of:=[.G60]/[.C60]" office:value-type="float" office:value="0.247677401245195">
            <text:p>0.25</text:p>
          </table:table-cell>
          <table:table-cell/>
          <table:table-cell office:value-type="float" office:value="4099">
            <text:p>4099</text:p>
          </table:table-cell>
          <table:table-cell office:value-type="float" office:value="65.812012">
            <text:p>65.81</text:p>
          </table:table-cell>
          <table:table-cell office:value-type="float" office:value="0.00047519">
            <text:p>0.0004751900</text:p>
          </table:table-cell>
          <table:table-cell table:formula="of:=[.L60]/[.G60]" office:value-type="float" office:value="1.04242465789725">
            <text:p>1.04</text:p>
          </table:table-cell>
        </table:table-row>
        <table:table-row table:style-name="ro1">
          <table:table-cell/>
          <table:table-cell office:value-type="float" office:value="6141">
            <text:p>6141</text:p>
          </table:table-cell>
          <table:table-cell office:value-type="float" office:value="345.684685">
            <text:p>345.68</text:p>
          </table:table-cell>
          <table:table-cell office:value-type="float" office:value="0.00013553">
            <text:p>0</text:p>
          </table:table-cell>
          <table:table-cell/>
          <table:table-cell office:value-type="float" office:value="6141">
            <text:p>6141</text:p>
          </table:table-cell>
          <table:table-cell office:value-type="float" office:value="92.063456">
            <text:p>92.06</text:p>
          </table:table-cell>
          <table:table-cell office:value-type="float" office:value="0.00050891">
            <text:p>0.000508910</text:p>
          </table:table-cell>
          <table:table-cell table:formula="of:=[.G61]/[.C61]" office:value-type="float" office:value="0.26632205589322">
            <text:p>0.27</text:p>
          </table:table-cell>
          <table:table-cell/>
          <table:table-cell office:value-type="float" office:value="6141">
            <text:p>6141</text:p>
          </table:table-cell>
          <table:table-cell office:value-type="float" office:value="91.211731">
            <text:p>91.21</text:p>
          </table:table-cell>
          <table:table-cell office:value-type="float" office:value="0.00051366">
            <text:p>0.0005136600</text:p>
          </table:table-cell>
          <table:table-cell table:formula="of:=[.L61]/[.G61]" office:value-type="float" office:value="0.990748500686309">
            <text:p>0.99</text:p>
          </table:table-cell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344.087214">
            <text:p>344.09</text:p>
          </table:table-cell>
          <table:table-cell office:value-type="float" office:value="0.00013623">
            <text:p>0</text:p>
          </table:table-cell>
          <table:table-cell/>
          <table:table-cell office:value-type="float" office:value="6144">
            <text:p>6144</text:p>
          </table:table-cell>
          <table:table-cell office:value-type="float" office:value="90.798418">
            <text:p>90.8</text:p>
          </table:table-cell>
          <table:table-cell office:value-type="float" office:value="0.00051625">
            <text:p>0.000516250</text:p>
          </table:table-cell>
          <table:table-cell table:formula="of:=[.G62]/[.C62]" office:value-type="float" office:value="0.263881987779993">
            <text:p>0.26</text:p>
          </table:table-cell>
          <table:table-cell/>
          <table:table-cell office:value-type="float" office:value="6144">
            <text:p>6144</text:p>
          </table:table-cell>
          <table:table-cell office:value-type="float" office:value="87.450435">
            <text:p>87.45</text:p>
          </table:table-cell>
          <table:table-cell office:value-type="float" office:value="0.00053602">
            <text:p>0.0005360200</text:p>
          </table:table-cell>
          <table:table-cell table:formula="of:=[.L62]/[.G62]" office:value-type="float" office:value="0.96312729809896">
            <text:p>0.96</text:p>
          </table:table-cell>
        </table:table-row>
        <table:table-row table:style-name="ro1">
          <table:table-cell/>
          <table:table-cell office:value-type="float" office:value="6147">
            <text:p>6147</text:p>
          </table:table-cell>
          <table:table-cell office:value-type="float" office:value="345.835467">
            <text:p>345.84</text:p>
          </table:table-cell>
          <table:table-cell office:value-type="float" office:value="0.00013561">
            <text:p>0</text:p>
          </table:table-cell>
          <table:table-cell/>
          <table:table-cell office:value-type="float" office:value="6147">
            <text:p>6147</text:p>
          </table:table-cell>
          <table:table-cell office:value-type="float" office:value="91.300889">
            <text:p>91.3</text:p>
          </table:table-cell>
          <table:table-cell office:value-type="float" office:value="0.00051366">
            <text:p>0.000513660</text:p>
          </table:table-cell>
          <table:table-cell table:formula="of:=[.G63]/[.C63]" office:value-type="float" office:value="0.264000941812021">
            <text:p>0.26</text:p>
          </table:table-cell>
          <table:table-cell/>
          <table:table-cell office:value-type="float" office:value="6147">
            <text:p>6147</text:p>
          </table:table-cell>
          <table:table-cell office:value-type="float" office:value="92.743925">
            <text:p>92.74</text:p>
          </table:table-cell>
          <table:table-cell office:value-type="float" office:value="0.00050567">
            <text:p>0.0005056700</text:p>
          </table:table-cell>
          <table:table-cell table:formula="of:=[.L63]/[.G63]" office:value-type="float" office:value="1.01580527874159">
            <text:p>1.02</text:p>
          </table:table-cell>
        </table:table-row>
        <table:table-row table:style-name="ro1">
          <table:table-cell/>
          <table:table-cell office:value-type="float" office:value="8189">
            <text:p>8189</text:p>
          </table:table-cell>
          <table:table-cell office:value-type="float" office:value="390.754871">
            <text:p>390.75</text:p>
          </table:table-cell>
          <table:table-cell office:value-type="float" office:value="0.00015989">
            <text:p>0</text:p>
          </table:table-cell>
          <table:table-cell/>
          <table:table-cell office:value-type="float" office:value="8189">
            <text:p>8189</text:p>
          </table:table-cell>
          <table:table-cell office:value-type="float" office:value="117.695695">
            <text:p>117.7</text:p>
          </table:table-cell>
          <table:table-cell office:value-type="float" office:value="0.00053084">
            <text:p>0.000530840</text:p>
          </table:table-cell>
          <table:table-cell table:formula="of:=[.G64]/[.C64]" office:value-type="float" office:value="0.301200839029336">
            <text:p>0.3</text:p>
          </table:table-cell>
          <table:table-cell/>
          <table:table-cell office:value-type="float" office:value="8189">
            <text:p>8189</text:p>
          </table:table-cell>
          <table:table-cell office:value-type="float" office:value="126.902018">
            <text:p>126.9</text:p>
          </table:table-cell>
          <table:table-cell office:value-type="float" office:value="0.00049233">
            <text:p>0.0004923300</text:p>
          </table:table-cell>
          <table:table-cell table:formula="of:=[.L64]/[.G64]" office:value-type="float" office:value="1.0782214081832">
            <text:p>1.08</text:p>
          </table:table-cell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392.492342">
            <text:p>392.49</text:p>
          </table:table-cell>
          <table:table-cell office:value-type="float" office:value="0.00015924">
            <text:p>0</text:p>
          </table:table-cell>
          <table:table-cell/>
          <table:table-cell office:value-type="float" office:value="8192">
            <text:p>8192</text:p>
          </table:table-cell>
          <table:table-cell office:value-type="float" office:value="115.355581">
            <text:p>115.36</text:p>
          </table:table-cell>
          <table:table-cell office:value-type="float" office:value="0.0005418">
            <text:p>0.000541800</text:p>
          </table:table-cell>
          <table:table-cell table:formula="of:=[.G65]/[.C65]" office:value-type="float" office:value="0.293905303762589">
            <text:p>0.29</text:p>
          </table:table-cell>
          <table:table-cell/>
          <table:table-cell office:value-type="float" office:value="8192">
            <text:p>8192</text:p>
          </table:table-cell>
          <table:table-cell office:value-type="float" office:value="115.565848">
            <text:p>115.57</text:p>
          </table:table-cell>
          <table:table-cell office:value-type="float" office:value="0.00054082">
            <text:p>0.0005408200</text:p>
          </table:table-cell>
          <table:table-cell table:formula="of:=[.L65]/[.G65]" office:value-type="float" office:value="1.00182277266672">
            <text:p>1</text:p>
          </table:table-cell>
        </table:table-row>
        <table:table-row table:style-name="ro1">
          <table:table-cell/>
          <table:table-cell office:value-type="float" office:value="8195">
            <text:p>8195</text:p>
          </table:table-cell>
          <table:table-cell office:value-type="float" office:value="393.103356">
            <text:p>393.1</text:p>
          </table:table-cell>
          <table:table-cell office:value-type="float" office:value="0.00015905">
            <text:p>0</text:p>
          </table:table-cell>
          <table:table-cell/>
          <table:table-cell office:value-type="float" office:value="8195">
            <text:p>8195</text:p>
          </table:table-cell>
          <table:table-cell office:value-type="float" office:value="118.56719">
            <text:p>118.57</text:p>
          </table:table-cell>
          <table:table-cell office:value-type="float" office:value="0.00052732">
            <text:p>0.000527320</text:p>
          </table:table-cell>
          <table:table-cell table:formula="of:=[.G66]/[.C66]" office:value-type="float" office:value="0.301618361151819">
            <text:p>0.3</text:p>
          </table:table-cell>
          <table:table-cell/>
          <table:table-cell office:value-type="float" office:value="8195">
            <text:p>8195</text:p>
          </table:table-cell>
          <table:table-cell office:value-type="float" office:value="116.46527">
            <text:p>116.47</text:p>
          </table:table-cell>
          <table:table-cell office:value-type="float" office:value="0.00053684">
            <text:p>0.0005368400</text:p>
          </table:table-cell>
          <table:table-cell table:formula="of:=[.L66]/[.G66]" office:value-type="float" office:value="0.982272330144621">
            <text:p>0.98</text:p>
          </table:table-cell>
        </table:table-row>
        <table:table-row table:style-name="ro1">
          <table:table-cell/>
          <table:table-cell office:value-type="float" office:value="12285">
            <text:p>12285</text:p>
          </table:table-cell>
          <table:table-cell office:value-type="float" office:value="458.016912">
            <text:p>458.02</text:p>
          </table:table-cell>
          <table:table-cell office:value-type="float" office:value="0.00020464">
            <text:p>0</text:p>
          </table:table-cell>
          <table:table-cell/>
          <table:table-cell office:value-type="float" office:value="12285">
            <text:p>12285</text:p>
          </table:table-cell>
          <table:table-cell office:value-type="float" office:value="173.035155">
            <text:p>173.04</text:p>
          </table:table-cell>
          <table:table-cell office:value-type="float" office:value="0.00054167">
            <text:p>0.000541670</text:p>
          </table:table-cell>
          <table:table-cell table:formula="of:=[.G67]/[.C67]" office:value-type="float" office:value="0.377792065023136">
            <text:p>0.38</text:p>
          </table:table-cell>
          <table:table-cell/>
          <table:table-cell office:value-type="float" office:value="12285">
            <text:p>12285</text:p>
          </table:table-cell>
          <table:table-cell office:value-type="float" office:value="175.02147">
            <text:p>175.02</text:p>
          </table:table-cell>
          <table:table-cell office:value-type="float" office:value="0.00053552">
            <text:p>0.0005355200</text:p>
          </table:table-cell>
          <table:table-cell table:formula="of:=[.L67]/[.G67]" office:value-type="float" office:value="1.01147925691747">
            <text:p>1.01</text:p>
          </table:table-cell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458.614416">
            <text:p>458.61</text:p>
          </table:table-cell>
          <table:table-cell office:value-type="float" office:value="0.00020442">
            <text:p>0</text:p>
          </table:table-cell>
          <table:table-cell/>
          <table:table-cell office:value-type="float" office:value="12288">
            <text:p>12288</text:p>
          </table:table-cell>
          <table:table-cell office:value-type="float" office:value="169.478722">
            <text:p>169.48</text:p>
          </table:table-cell>
          <table:table-cell office:value-type="float" office:value="0.00055317">
            <text:p>0.000553170</text:p>
          </table:table-cell>
          <table:table-cell table:formula="of:=[.G68]/[.C68]" office:value-type="float" office:value="0.369545125681352">
            <text:p>0.37</text:p>
          </table:table-cell>
          <table:table-cell/>
          <table:table-cell office:value-type="float" office:value="12288">
            <text:p>12288</text:p>
          </table:table-cell>
          <table:table-cell office:value-type="float" office:value="176.216677">
            <text:p>176.22</text:p>
          </table:table-cell>
          <table:table-cell office:value-type="float" office:value="0.00053202">
            <text:p>0.0005320200</text:p>
          </table:table-cell>
          <table:table-cell table:formula="of:=[.L68]/[.G68]" office:value-type="float" office:value="1.03975693774703">
            <text:p>1.04</text:p>
          </table:table-cell>
        </table:table-row>
        <table:table-row table:style-name="ro1">
          <table:table-cell/>
          <table:table-cell office:value-type="float" office:value="12291">
            <text:p>12291</text:p>
          </table:table-cell>
          <table:table-cell office:value-type="float" office:value="458.403136">
            <text:p>458.4</text:p>
          </table:table-cell>
          <table:table-cell office:value-type="float" office:value="0.00020456">
            <text:p>0</text:p>
          </table:table-cell>
          <table:table-cell/>
          <table:table-cell office:value-type="float" office:value="12291">
            <text:p>12291</text:p>
          </table:table-cell>
          <table:table-cell office:value-type="float" office:value="168.294424">
            <text:p>168.29</text:p>
          </table:table-cell>
          <table:table-cell office:value-type="float" office:value="0.0005572">
            <text:p>0.000557200</text:p>
          </table:table-cell>
          <table:table-cell table:formula="of:=[.G69]/[.C69]" office:value-type="float" office:value="0.367131921191743">
            <text:p>0.37</text:p>
          </table:table-cell>
          <table:table-cell/>
          <table:table-cell office:value-type="float" office:value="12291">
            <text:p>12291</text:p>
          </table:table-cell>
          <table:table-cell office:value-type="float" office:value="168.055447">
            <text:p>168.06</text:p>
          </table:table-cell>
          <table:table-cell office:value-type="float" office:value="0.00055799">
            <text:p>0.0005579900</text:p>
          </table:table-cell>
          <table:table-cell table:formula="of:=[.L69]/[.G69]" office:value-type="float" office:value="0.998580006429684">
            <text:p>1</text:p>
          </table:table-cell>
        </table:table-row>
        <table:table-row table:style-name="ro1">
          <table:table-cell/>
          <table:table-cell office:value-type="float" office:value="16381">
            <text:p>16381</text:p>
          </table:table-cell>
          <table:table-cell office:value-type="float" office:value="532.240919">
            <text:p>532.24</text:p>
          </table:table-cell>
          <table:table-cell office:value-type="float" office:value="0.00023481">
            <text:p>0</text:p>
          </table:table-cell>
          <table:table-cell/>
          <table:table-cell office:value-type="float" office:value="16381">
            <text:p>16381</text:p>
          </table:table-cell>
          <table:table-cell office:value-type="float" office:value="219.915026">
            <text:p>219.92</text:p>
          </table:table-cell>
          <table:table-cell office:value-type="float" office:value="0.0005683">
            <text:p>0.000568300</text:p>
          </table:table-cell>
          <table:table-cell table:formula="of:=[.G70]/[.C70]" office:value-type="float" office:value="0.413186995117149">
            <text:p>0.41</text:p>
          </table:table-cell>
          <table:table-cell/>
          <table:table-cell office:value-type="float" office:value="16381">
            <text:p>16381</text:p>
          </table:table-cell>
          <table:table-cell office:value-type="float" office:value="209.809953">
            <text:p>209.81</text:p>
          </table:table-cell>
          <table:table-cell office:value-type="float" office:value="0.00059567">
            <text:p>0.0005956700</text:p>
          </table:table-cell>
          <table:table-cell table:formula="of:=[.L70]/[.G70]" office:value-type="float" office:value="0.954050102060784">
            <text:p>0.95</text:p>
          </table:table-cell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512.999589">
            <text:p>513</text:p>
          </table:table-cell>
          <table:table-cell office:value-type="float" office:value="0.00024366">
            <text:p>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17.669909">
            <text:p>217.67</text:p>
          </table:table-cell>
          <table:table-cell office:value-type="float" office:value="0.00057426">
            <text:p>0.000574260</text:p>
          </table:table-cell>
          <table:table-cell table:formula="of:=[.G71]/[.C71]" office:value-type="float" office:value="0.424308154757605">
            <text:p>0.42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27.962258">
            <text:p>227.96</text:p>
          </table:table-cell>
          <table:table-cell office:value-type="float" office:value="0.00054834">
            <text:p>0.0005483400</text:p>
          </table:table-cell>
          <table:table-cell table:formula="of:=[.L71]/[.G71]" office:value-type="float" office:value="1.04728420684">
            <text:p>1.05</text:p>
          </table:table-cell>
        </table:table-row>
        <table:table-row table:style-name="ro1">
          <table:table-cell/>
          <table:table-cell office:value-type="float" office:value="16387">
            <text:p>16387</text:p>
          </table:table-cell>
          <table:table-cell office:value-type="float" office:value="513.584937">
            <text:p>513.58</text:p>
          </table:table-cell>
          <table:table-cell office:value-type="float" office:value="0.00024343">
            <text:p>0</text:p>
          </table:table-cell>
          <table:table-cell/>
          <table:table-cell office:value-type="float" office:value="16387">
            <text:p>16387</text:p>
          </table:table-cell>
          <table:table-cell office:value-type="float" office:value="221.182739">
            <text:p>221.18</text:p>
          </table:table-cell>
          <table:table-cell office:value-type="float" office:value="0.00056525">
            <text:p>0.000565250</text:p>
          </table:table-cell>
          <table:table-cell table:formula="of:=[.G72]/[.C72]" office:value-type="float" office:value="0.430664381031097">
            <text:p>0.43</text:p>
          </table:table-cell>
          <table:table-cell/>
          <table:table-cell office:value-type="float" office:value="16387">
            <text:p>16387</text:p>
          </table:table-cell>
          <table:table-cell office:value-type="float" office:value="227.312475">
            <text:p>227.31</text:p>
          </table:table-cell>
          <table:table-cell office:value-type="float" office:value="0.00055">
            <text:p>0.0005500000</text:p>
          </table:table-cell>
          <table:table-cell table:formula="of:=[.L72]/[.G72]" office:value-type="float" office:value="1.02771344648192">
            <text:p>1.03</text:p>
          </table:table-cell>
        </table:table-row>
        <table:table-row table:style-name="ro1">
          <table:table-cell/>
          <table:table-cell office:value-type="float" office:value="24573">
            <text:p>24573</text:p>
          </table:table-cell>
          <table:table-cell office:value-type="float" office:value="622.902972">
            <text:p>622.9</text:p>
          </table:table-cell>
          <table:table-cell office:value-type="float" office:value="0.00030097">
            <text:p>0</text:p>
          </table:table-cell>
          <table:table-cell/>
          <table:table-cell office:value-type="float" office:value="24573">
            <text:p>24573</text:p>
          </table:table-cell>
          <table:table-cell office:value-type="float" office:value="320.486006">
            <text:p>320.49</text:p>
          </table:table-cell>
          <table:table-cell office:value-type="float" office:value="0.00058498">
            <text:p>0.000584980</text:p>
          </table:table-cell>
          <table:table-cell table:formula="of:=[.G73]/[.C73]" office:value-type="float" office:value="0.514503896122043">
            <text:p>0.51</text:p>
          </table:table-cell>
          <table:table-cell/>
          <table:table-cell office:value-type="float" office:value="24573">
            <text:p>24573</text:p>
          </table:table-cell>
          <table:table-cell office:value-type="float" office:value="317.395777">
            <text:p>317.4</text:p>
          </table:table-cell>
          <table:table-cell office:value-type="float" office:value="0.00059067">
            <text:p>0.0005906700</text:p>
          </table:table-cell>
          <table:table-cell table:formula="of:=[.L73]/[.G73]" office:value-type="float" office:value="0.990357678831069">
            <text:p>0.99</text:p>
          </table:table-cell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624.896305">
            <text:p>624.9</text:p>
          </table:table-cell>
          <table:table-cell office:value-type="float" office:value="0.00030005">
            <text:p>0</text:p>
          </table:table-cell>
          <table:table-cell/>
          <table:table-cell office:value-type="float" office:value="24576">
            <text:p>24576</text:p>
          </table:table-cell>
          <table:table-cell office:value-type="float" office:value="332.906222">
            <text:p>332.91</text:p>
          </table:table-cell>
          <table:table-cell office:value-type="float" office:value="0.00056322">
            <text:p>0.000563220</text:p>
          </table:table-cell>
          <table:table-cell table:formula="of:=[.G74]/[.C74]" office:value-type="float" office:value="0.532738342883945">
            <text:p>0.53</text:p>
          </table:table-cell>
          <table:table-cell/>
          <table:table-cell office:value-type="float" office:value="24576">
            <text:p>24576</text:p>
          </table:table-cell>
          <table:table-cell office:value-type="float" office:value="294.657268">
            <text:p>294.66</text:p>
          </table:table-cell>
          <table:table-cell office:value-type="float" office:value="0.00063633">
            <text:p>0.0006363300</text:p>
          </table:table-cell>
          <table:table-cell table:formula="of:=[.L74]/[.G74]" office:value-type="float" office:value="0.885105920309293">
            <text:p>0.89</text:p>
          </table:table-cell>
        </table:table-row>
        <table:table-row table:style-name="ro1">
          <table:table-cell/>
          <table:table-cell office:value-type="float" office:value="24579">
            <text:p>24579</text:p>
          </table:table-cell>
          <table:table-cell office:value-type="float" office:value="622.478324">
            <text:p>622.48</text:p>
          </table:table-cell>
          <table:table-cell office:value-type="float" office:value="0.00030125">
            <text:p>0</text:p>
          </table:table-cell>
          <table:table-cell/>
          <table:table-cell office:value-type="float" office:value="24579">
            <text:p>24579</text:p>
          </table:table-cell>
          <table:table-cell office:value-type="float" office:value="314.499263">
            <text:p>314.5</text:p>
          </table:table-cell>
          <table:table-cell office:value-type="float" office:value="0.00059626">
            <text:p>0.000596260</text:p>
          </table:table-cell>
          <table:table-cell table:formula="of:=[.G75]/[.C75]" office:value-type="float" office:value="0.505237292407309">
            <text:p>0.51</text:p>
          </table:table-cell>
          <table:table-cell/>
          <table:table-cell office:value-type="float" office:value="24579">
            <text:p>24579</text:p>
          </table:table-cell>
          <table:table-cell office:value-type="float" office:value="309.528465">
            <text:p>309.53</text:p>
          </table:table-cell>
          <table:table-cell office:value-type="float" office:value="0.00060583">
            <text:p>0.0006058300</text:p>
          </table:table-cell>
          <table:table-cell table:formula="of:=[.L75]/[.G75]" office:value-type="float" office:value="0.984194563915401">
            <text:p>0.98</text:p>
          </table:table-cell>
        </table:table-row>
        <table:table-row table:style-name="ro1">
          <table:table-cell/>
          <table:table-cell office:value-type="float" office:value="32765">
            <text:p>32765</text:p>
          </table:table-cell>
          <table:table-cell office:value-type="float" office:value="661.847021">
            <text:p>661.85</text:p>
          </table:table-cell>
          <table:table-cell office:value-type="float" office:value="0.0003777">
            <text:p>0</text:p>
          </table:table-cell>
          <table:table-cell/>
          <table:table-cell office:value-type="float" office:value="32765">
            <text:p>32765</text:p>
          </table:table-cell>
          <table:table-cell office:value-type="float" office:value="314.537371">
            <text:p>314.54</text:p>
          </table:table-cell>
          <table:table-cell office:value-type="float" office:value="0.00079475">
            <text:p>0.000794750</text:p>
          </table:table-cell>
          <table:table-cell table:formula="of:=[.G76]/[.C76]" office:value-type="float" office:value="0.475241802138443">
            <text:p>0.48</text:p>
          </table:table-cell>
          <table:table-cell/>
          <table:table-cell office:value-type="float" office:value="32765">
            <text:p>32765</text:p>
          </table:table-cell>
          <table:table-cell office:value-type="float" office:value="223.060273">
            <text:p>223.06</text:p>
          </table:table-cell>
          <table:table-cell office:value-type="float" office:value="0.00112067">
            <text:p>0.0011206700</text:p>
          </table:table-cell>
          <table:table-cell table:formula="of:=[.L76]/[.G76]" office:value-type="float" office:value="0.709169381974646">
            <text:p>0.71</text:p>
          </table:table-cell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666.28172">
            <text:p>666.28</text:p>
          </table:table-cell>
          <table:table-cell office:value-type="float" office:value="0.00037522">
            <text:p>0</text:p>
          </table:table-cell>
          <table:table-cell/>
          <table:table-cell office:value-type="float" office:value="32768">
            <text:p>32768</text:p>
          </table:table-cell>
          <table:table-cell office:value-type="float" office:value="372.479241">
            <text:p>372.48</text:p>
          </table:table-cell>
          <table:table-cell office:value-type="float" office:value="0.00067118">
            <text:p>0.000671180</text:p>
          </table:table-cell>
          <table:table-cell table:formula="of:=[.G77]/[.C77]" office:value-type="float" office:value="0.559041663337244">
            <text:p>0.56</text:p>
          </table:table-cell>
          <table:table-cell/>
          <table:table-cell office:value-type="float" office:value="32768">
            <text:p>32768</text:p>
          </table:table-cell>
          <table:table-cell office:value-type="float" office:value="226.210492">
            <text:p>226.21</text:p>
          </table:table-cell>
          <table:table-cell office:value-type="float" office:value="0.00110517">
            <text:p>0.0011051700</text:p>
          </table:table-cell>
          <table:table-cell table:formula="of:=[.L77]/[.G77]" office:value-type="float" office:value="0.607310333302575">
            <text:p>0.61</text:p>
          </table:table-cell>
        </table:table-row>
        <table:table-row table:style-name="ro1">
          <table:table-cell/>
          <table:table-cell office:value-type="float" office:value="32771">
            <text:p>32771</text:p>
          </table:table-cell>
          <table:table-cell office:value-type="float" office:value="661.883315">
            <text:p>661.88</text:p>
          </table:table-cell>
          <table:table-cell office:value-type="float" office:value="0.00037774">
            <text:p>0</text:p>
          </table:table-cell>
          <table:table-cell/>
          <table:table-cell office:value-type="float" office:value="32771">
            <text:p>32771</text:p>
          </table:table-cell>
          <table:table-cell office:value-type="float" office:value="375.589138">
            <text:p>375.59</text:p>
          </table:table-cell>
          <table:table-cell office:value-type="float" office:value="0.00066568">
            <text:p>0.000665680</text:p>
          </table:table-cell>
          <table:table-cell table:formula="of:=[.G78]/[.C78]" office:value-type="float" office:value="0.567455213763773">
            <text:p>0.57</text:p>
          </table:table-cell>
          <table:table-cell/>
          <table:table-cell office:value-type="float" office:value="32771">
            <text:p>32771</text:p>
          </table:table-cell>
          <table:table-cell office:value-type="float" office:value="213.636645">
            <text:p>213.64</text:p>
          </table:table-cell>
          <table:table-cell office:value-type="float" office:value="0.00117032">
            <text:p>0.0011703200</text:p>
          </table:table-cell>
          <table:table-cell table:formula="of:=[.L78]/[.G78]" office:value-type="float" office:value="0.568804109026177">
            <text:p>0.57</text:p>
          </table:table-cell>
        </table:table-row>
        <table:table-row table:style-name="ro1">
          <table:table-cell/>
          <table:table-cell office:value-type="float" office:value="49149">
            <text:p>49149</text:p>
          </table:table-cell>
          <table:table-cell office:value-type="float" office:value="693.074859">
            <text:p>693.07</text:p>
          </table:table-cell>
          <table:table-cell office:value-type="float" office:value="0.00054103">
            <text:p>0</text:p>
          </table:table-cell>
          <table:table-cell/>
          <table:table-cell office:value-type="float" office:value="49149">
            <text:p>49149</text:p>
          </table:table-cell>
          <table:table-cell office:value-type="float" office:value="422.779097">
            <text:p>422.78</text:p>
          </table:table-cell>
          <table:table-cell office:value-type="float" office:value="0.00088693">
            <text:p>0.000886930</text:p>
          </table:table-cell>
          <table:table-cell table:formula="of:=[.G79]/[.C79]" office:value-type="float" office:value="0.61000495330332">
            <text:p>0.61</text:p>
          </table:table-cell>
          <table:table-cell/>
          <table:table-cell office:value-type="float" office:value="49149">
            <text:p>49149</text:p>
          </table:table-cell>
          <table:table-cell office:value-type="float" office:value="275.958165">
            <text:p>275.96</text:p>
          </table:table-cell>
          <table:table-cell office:value-type="float" office:value="0.00135882">
            <text:p>0.0013588200</text:p>
          </table:table-cell>
          <table:table-cell table:formula="of:=[.L79]/[.G79]" office:value-type="float" office:value="0.652724240526963">
            <text:p>0.65</text:p>
          </table:table-cell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693.197003">
            <text:p>693.2</text:p>
          </table:table-cell>
          <table:table-cell office:value-type="float" office:value="0.00054097">
            <text:p>0</text:p>
          </table:table-cell>
          <table:table-cell/>
          <table:table-cell office:value-type="float" office:value="49152">
            <text:p>49152</text:p>
          </table:table-cell>
          <table:table-cell office:value-type="float" office:value="436.686611">
            <text:p>436.69</text:p>
          </table:table-cell>
          <table:table-cell office:value-type="float" office:value="0.00085874">
            <text:p>0.000858740</text:p>
          </table:table-cell>
          <table:table-cell table:formula="of:=[.G80]/[.C80]" office:value-type="float" office:value="0.629960327453984">
            <text:p>0.63</text:p>
          </table:table-cell>
          <table:table-cell/>
          <table:table-cell office:value-type="float" office:value="49152">
            <text:p>49152</text:p>
          </table:table-cell>
          <table:table-cell office:value-type="float" office:value="281.88759">
            <text:p>281.89</text:p>
          </table:table-cell>
          <table:table-cell office:value-type="float" office:value="0.00133032">
            <text:p>0.0013303200</text:p>
          </table:table-cell>
          <table:table-cell table:formula="of:=[.L80]/[.G80]" office:value-type="float" office:value="0.645514615972506">
            <text:p>0.65</text:p>
          </table:table-cell>
        </table:table-row>
        <table:table-row table:style-name="ro1">
          <table:table-cell/>
          <table:table-cell office:value-type="float" office:value="49155">
            <text:p>49155</text:p>
          </table:table-cell>
          <table:table-cell office:value-type="float" office:value="693.56362">
            <text:p>693.56</text:p>
          </table:table-cell>
          <table:table-cell office:value-type="float" office:value="0.00054072">
            <text:p>0</text:p>
          </table:table-cell>
          <table:table-cell/>
          <table:table-cell office:value-type="float" office:value="49155">
            <text:p>49155</text:p>
          </table:table-cell>
          <table:table-cell office:value-type="float" office:value="419.579885">
            <text:p>419.58</text:p>
          </table:table-cell>
          <table:table-cell office:value-type="float" office:value="0.00089381">
            <text:p>0.000893810</text:p>
          </table:table-cell>
          <table:table-cell table:formula="of:=[.G81]/[.C81]" office:value-type="float" office:value="0.604962360915066">
            <text:p>0.6</text:p>
          </table:table-cell>
          <table:table-cell/>
          <table:table-cell office:value-type="float" office:value="49155">
            <text:p>49155</text:p>
          </table:table-cell>
          <table:table-cell office:value-type="float" office:value="294.481282">
            <text:p>294.48</text:p>
          </table:table-cell>
          <table:table-cell office:value-type="float" office:value="0.0012735">
            <text:p>0.0012735000</text:p>
          </table:table-cell>
          <table:table-cell table:formula="of:=[.L81]/[.G81]" office:value-type="float" office:value="0.701847949646109">
            <text:p>0.7</text:p>
          </table:table-cell>
        </table:table-row>
        <table:table-row table:style-name="ro1">
          <table:table-cell/>
          <table:table-cell office:value-type="float" office:value="65533">
            <text:p>65533</text:p>
          </table:table-cell>
          <table:table-cell office:value-type="float" office:value="731.636459">
            <text:p>731.64</text:p>
          </table:table-cell>
          <table:table-cell office:value-type="float" office:value="0.00068337">
            <text:p>0</text:p>
          </table:table-cell>
          <table:table-cell/>
          <table:table-cell office:value-type="float" office:value="65533">
            <text:p>65533</text:p>
          </table:table-cell>
          <table:table-cell office:value-type="float" office:value="344.413575">
            <text:p>344.41</text:p>
          </table:table-cell>
          <table:table-cell office:value-type="float" office:value="0.00145168">
            <text:p>0.001451680</text:p>
          </table:table-cell>
          <table:table-cell table:formula="of:=[.G82]/[.C82]" office:value-type="float" office:value="0.470744139064289">
            <text:p>0.47</text:p>
          </table:table-cell>
          <table:table-cell/>
          <table:table-cell office:value-type="float" office:value="65533">
            <text:p>65533</text:p>
          </table:table-cell>
          <table:table-cell office:value-type="float" office:value="348.456713">
            <text:p>348.46</text:p>
          </table:table-cell>
          <table:table-cell office:value-type="float" office:value="0.00143483">
            <text:p>0.0014348300</text:p>
          </table:table-cell>
          <table:table-cell table:formula="of:=[.L82]/[.G82]" office:value-type="float" office:value="1.01173919465863">
            <text:p>1.01</text:p>
          </table:table-cell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730.495321">
            <text:p>730.5</text:p>
          </table:table-cell>
          <table:table-cell office:value-type="float" office:value="0.00068447">
            <text:p>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482.433745">
            <text:p>482.43</text:p>
          </table:table-cell>
          <table:table-cell office:value-type="float" office:value="0.00103641">
            <text:p>0.001036410</text:p>
          </table:table-cell>
          <table:table-cell table:formula="of:=[.G83]/[.C83]" office:value-type="float" office:value="0.660420034367339">
            <text:p>0.66</text:p>
          </table:table-cell>
          <table:table-cell/>
          <table:table-cell office:value-type="float" office:value="65536">
            <text:p>65536</text:p>
          </table:table-cell>
          <table:table-cell office:value-type="float" office:value="338.600632">
            <text:p>338.6</text:p>
          </table:table-cell>
          <table:table-cell office:value-type="float" office:value="0.00147667">
            <text:p>0.0014766700</text:p>
          </table:table-cell>
          <table:table-cell table:formula="of:=[.L83]/[.G83]" office:value-type="float" office:value="0.701859344437027">
            <text:p>0.7</text:p>
          </table:table-cell>
        </table:table-row>
        <table:table-row table:style-name="ro1">
          <table:table-cell/>
          <table:table-cell office:value-type="float" office:value="65539">
            <text:p>65539</text:p>
          </table:table-cell>
          <table:table-cell office:value-type="float" office:value="731.729846">
            <text:p>731.73</text:p>
          </table:table-cell>
          <table:table-cell office:value-type="float" office:value="0.00068334">
            <text:p>0</text:p>
          </table:table-cell>
          <table:table-cell/>
          <table:table-cell office:value-type="float" office:value="65539">
            <text:p>65539</text:p>
          </table:table-cell>
          <table:table-cell office:value-type="float" office:value="465.263932">
            <text:p>465.26</text:p>
          </table:table-cell>
          <table:table-cell office:value-type="float" office:value="0.00107471">
            <text:p>0.001074710</text:p>
          </table:table-cell>
          <table:table-cell table:formula="of:=[.G84]/[.C84]" office:value-type="float" office:value="0.635841129815006">
            <text:p>0.64</text:p>
          </table:table-cell>
          <table:table-cell/>
          <table:table-cell office:value-type="float" office:value="65539">
            <text:p>65539</text:p>
          </table:table-cell>
          <table:table-cell office:value-type="float" office:value="372.918489">
            <text:p>372.92</text:p>
          </table:table-cell>
          <table:table-cell office:value-type="float" office:value="0.00134084">
            <text:p>0.0013408400</text:p>
          </table:table-cell>
          <table:table-cell table:formula="of:=[.L84]/[.G84]" office:value-type="float" office:value="0.801520305683184">
            <text:p>0.8</text:p>
          </table:table-cell>
        </table:table-row>
        <table:table-row table:style-name="ro1">
          <table:table-cell/>
          <table:table-cell office:value-type="float" office:value="98301">
            <text:p>98301</text:p>
          </table:table-cell>
          <table:table-cell office:value-type="float" office:value="779.368329">
            <text:p>779.37</text:p>
          </table:table-cell>
          <table:table-cell office:value-type="float" office:value="0.00096229">
            <text:p>0</text:p>
          </table:table-cell>
          <table:table-cell/>
          <table:table-cell office:value-type="float" office:value="98301">
            <text:p>98301</text:p>
          </table:table-cell>
          <table:table-cell office:value-type="float" office:value="408.772412">
            <text:p>408.77</text:p>
          </table:table-cell>
          <table:table-cell office:value-type="float" office:value="0.00183471">
            <text:p>0.001834710</text:p>
          </table:table-cell>
          <table:table-cell table:formula="of:=[.G85]/[.C85]" office:value-type="float" office:value="0.524491946605647">
            <text:p>0.52</text:p>
          </table:table-cell>
          <table:table-cell/>
          <table:table-cell office:value-type="float" office:value="98301">
            <text:p>98301</text:p>
          </table:table-cell>
          <table:table-cell office:value-type="float" office:value="367.603266">
            <text:p>367.6</text:p>
          </table:table-cell>
          <table:table-cell office:value-type="float" office:value="0.00204018">
            <text:p>0.0020401800</text:p>
          </table:table-cell>
          <table:table-cell table:formula="of:=[.L85]/[.G85]" office:value-type="float" office:value="0.899285898971088">
            <text:p>0.9</text:p>
          </table:table-cell>
        </table:table-row>
        <table:table-row table:style-name="ro1">
          <table:table-cell/>
          <table:table-cell office:value-type="float" office:value="98304">
            <text:p>98304</text:p>
          </table:table-cell>
          <table:table-cell office:value-type="float" office:value="781.232276">
            <text:p>781.23</text:p>
          </table:table-cell>
          <table:table-cell office:value-type="float" office:value="0.00096002">
            <text:p>0</text:p>
          </table:table-cell>
          <table:table-cell/>
          <table:table-cell office:value-type="float" office:value="98304">
            <text:p>98304</text:p>
          </table:table-cell>
          <table:table-cell office:value-type="float" office:value="547.973215">
            <text:p>547.97</text:p>
          </table:table-cell>
          <table:table-cell office:value-type="float" office:value="0.00136868">
            <text:p>0.001368680</text:p>
          </table:table-cell>
          <table:table-cell table:formula="of:=[.G86]/[.C86]" office:value-type="float" office:value="0.70142162815608">
            <text:p>0.7</text:p>
          </table:table-cell>
          <table:table-cell/>
          <table:table-cell office:value-type="float" office:value="98304">
            <text:p>98304</text:p>
          </table:table-cell>
          <table:table-cell office:value-type="float" office:value="431.245435">
            <text:p>431.25</text:p>
          </table:table-cell>
          <table:table-cell office:value-type="float" office:value="0.00173915">
            <text:p>0.0017391500</text:p>
          </table:table-cell>
          <table:table-cell table:formula="of:=[.L86]/[.G86]" office:value-type="float" office:value="0.786982690385697">
            <text:p>0.79</text:p>
          </table:table-cell>
        </table:table-row>
        <table:table-row table:style-name="ro1">
          <table:table-cell/>
          <table:table-cell office:value-type="float" office:value="98307">
            <text:p>98307</text:p>
          </table:table-cell>
          <table:table-cell office:value-type="float" office:value="780.442914">
            <text:p>780.44</text:p>
          </table:table-cell>
          <table:table-cell office:value-type="float" office:value="0.00096102">
            <text:p>0</text:p>
          </table:table-cell>
          <table:table-cell/>
          <table:table-cell office:value-type="float" office:value="98307">
            <text:p>98307</text:p>
          </table:table-cell>
          <table:table-cell office:value-type="float" office:value="562.204908">
            <text:p>562.2</text:p>
          </table:table-cell>
          <table:table-cell office:value-type="float" office:value="0.00133407">
            <text:p>0.001334070</text:p>
          </table:table-cell>
          <table:table-cell table:formula="of:=[.G87]/[.C87]" office:value-type="float" office:value="0.720366471288123">
            <text:p>0.72</text:p>
          </table:table-cell>
          <table:table-cell/>
          <table:table-cell office:value-type="float" office:value="98307">
            <text:p>98307</text:p>
          </table:table-cell>
          <table:table-cell office:value-type="float" office:value="449.740248">
            <text:p>449.74</text:p>
          </table:table-cell>
          <table:table-cell office:value-type="float" office:value="0.00166768">
            <text:p>0.0016676800</text:p>
          </table:table-cell>
          <table:table-cell table:formula="of:=[.L87]/[.G87]" office:value-type="float" office:value="0.799957882971737">
            <text:p>0.8</text:p>
          </table:table-cell>
        </table:table-row>
        <table:table-row table:style-name="ro1">
          <table:table-cell/>
          <table:table-cell office:value-type="float" office:value="131069">
            <text:p>131069</text:p>
          </table:table-cell>
          <table:table-cell office:value-type="float" office:value="811.912377">
            <text:p>811.91</text:p>
          </table:table-cell>
          <table:table-cell office:value-type="float" office:value="0.00123163">
            <text:p>0</text:p>
          </table:table-cell>
          <table:table-cell/>
          <table:table-cell office:value-type="float" office:value="131069">
            <text:p>131069</text:p>
          </table:table-cell>
          <table:table-cell office:value-type="float" office:value="602.834625">
            <text:p>602.83</text:p>
          </table:table-cell>
          <table:table-cell office:value-type="float" office:value="0.00165879">
            <text:p>0.001658790</text:p>
          </table:table-cell>
          <table:table-cell table:formula="of:=[.G88]/[.C88]" office:value-type="float" office:value="0.742487295522531">
            <text:p>0.74</text:p>
          </table:table-cell>
          <table:table-cell/>
          <table:table-cell office:value-type="float" office:value="131069">
            <text:p>131069</text:p>
          </table:table-cell>
          <table:table-cell office:value-type="float" office:value="424.651061">
            <text:p>424.65</text:p>
          </table:table-cell>
          <table:table-cell office:value-type="float" office:value="0.00235482">
            <text:p>0.0023548200</text:p>
          </table:table-cell>
          <table:table-cell table:formula="of:=[.L88]/[.G88]" office:value-type="float" office:value="0.704423806114322">
            <text:p>0.7</text:p>
          </table:table-cell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812.993383">
            <text:p>812.99</text:p>
          </table:table-cell>
          <table:table-cell office:value-type="float" office:value="0.00123002">
            <text:p>0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633.426555">
            <text:p>633.43</text:p>
          </table:table-cell>
          <table:table-cell office:value-type="float" office:value="0.00157871">
            <text:p>0.001578710</text:p>
          </table:table-cell>
          <table:table-cell table:formula="of:=[.G89]/[.C89]" office:value-type="float" office:value="0.779128795197095">
            <text:p>0.78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425.92449">
            <text:p>425.92</text:p>
          </table:table-cell>
          <table:table-cell office:value-type="float" office:value="0.00234783">
            <text:p>0.0023478300</text:p>
          </table:table-cell>
          <table:table-cell table:formula="of:=[.L89]/[.G89]" office:value-type="float" office:value="0.672413378690762">
            <text:p>0.67</text:p>
          </table:table-cell>
        </table:table-row>
        <table:table-row table:style-name="ro1">
          <table:table-cell/>
          <table:table-cell office:value-type="float" office:value="131075">
            <text:p>131075</text:p>
          </table:table-cell>
          <table:table-cell office:value-type="float" office:value="811.293977">
            <text:p>811.29</text:p>
          </table:table-cell>
          <table:table-cell office:value-type="float" office:value="0.00123263">
            <text:p>0</text:p>
          </table:table-cell>
          <table:table-cell/>
          <table:table-cell office:value-type="float" office:value="131075">
            <text:p>131075</text:p>
          </table:table-cell>
          <table:table-cell office:value-type="float" office:value="597.224345">
            <text:p>597.22</text:p>
          </table:table-cell>
          <table:table-cell office:value-type="float" office:value="0.00167445">
            <text:p>0.001674450</text:p>
          </table:table-cell>
          <table:table-cell table:formula="of:=[.G90]/[.C90]" office:value-type="float" office:value="0.736138023862095">
            <text:p>0.74</text:p>
          </table:table-cell>
          <table:table-cell/>
          <table:table-cell office:value-type="float" office:value="131075">
            <text:p>131075</text:p>
          </table:table-cell>
          <table:table-cell office:value-type="float" office:value="515.076637">
            <text:p>515.08</text:p>
          </table:table-cell>
          <table:table-cell office:value-type="float" office:value="0.0019415">
            <text:p>0.0019415000</text:p>
          </table:table-cell>
          <table:table-cell table:formula="of:=[.L90]/[.G90]" office:value-type="float" office:value="0.862450838302648">
            <text:p>0.86</text:p>
          </table:table-cell>
        </table:table-row>
        <table:table-row table:style-name="ro1">
          <table:table-cell/>
          <table:table-cell office:value-type="float" office:value="196605">
            <text:p>196605</text:p>
          </table:table-cell>
          <table:table-cell office:value-type="float" office:value="836.970396">
            <text:p>836.97</text:p>
          </table:table-cell>
          <table:table-cell office:value-type="float" office:value="0.00179215">
            <text:p>0</text:p>
          </table:table-cell>
          <table:table-cell/>
          <table:table-cell office:value-type="float" office:value="196605">
            <text:p>196605</text:p>
          </table:table-cell>
          <table:table-cell office:value-type="float" office:value="573.189666">
            <text:p>573.19</text:p>
          </table:table-cell>
          <table:table-cell office:value-type="float" office:value="0.00261689">
            <text:p>0.002616890</text:p>
          </table:table-cell>
          <table:table-cell table:formula="of:=[.G91]/[.C91]" office:value-type="float" office:value="0.684838637948671">
            <text:p>0.68</text:p>
          </table:table-cell>
          <table:table-cell/>
          <table:table-cell office:value-type="float" office:value="196605">
            <text:p>196605</text:p>
          </table:table-cell>
          <table:table-cell office:value-type="float" office:value="509.102502">
            <text:p>509.1</text:p>
          </table:table-cell>
          <table:table-cell office:value-type="float" office:value="0.00294632">
            <text:p>0.0029463200</text:p>
          </table:table-cell>
          <table:table-cell table:formula="of:=[.L91]/[.G91]" office:value-type="float" office:value="0.888192045667481">
            <text:p>0.89</text:p>
          </table:table-cell>
        </table:table-row>
        <table:table-row table:style-name="ro1">
          <table:table-cell/>
          <table:table-cell office:value-type="float" office:value="196608">
            <text:p>196608</text:p>
          </table:table-cell>
          <table:table-cell office:value-type="float" office:value="836.611746">
            <text:p>836.61</text:p>
          </table:table-cell>
          <table:table-cell office:value-type="float" office:value="0.00179295">
            <text:p>0</text:p>
          </table:table-cell>
          <table:table-cell/>
          <table:table-cell office:value-type="float" office:value="196608">
            <text:p>196608</text:p>
          </table:table-cell>
          <table:table-cell office:value-type="float" office:value="608.218407">
            <text:p>608.22</text:p>
          </table:table-cell>
          <table:table-cell office:value-type="float" office:value="0.00246622">
            <text:p>0.002466220</text:p>
          </table:table-cell>
          <table:table-cell table:formula="of:=[.G92]/[.C92]" office:value-type="float" office:value="0.727001993347581">
            <text:p>0.73</text:p>
          </table:table-cell>
          <table:table-cell/>
          <table:table-cell office:value-type="float" office:value="196608">
            <text:p>196608</text:p>
          </table:table-cell>
          <table:table-cell office:value-type="float" office:value="548.947295">
            <text:p>548.95</text:p>
          </table:table-cell>
          <table:table-cell office:value-type="float" office:value="0.0027325">
            <text:p>0.0027325000</text:p>
          </table:table-cell>
          <table:table-cell table:formula="of:=[.L92]/[.G92]" office:value-type="float" office:value="0.9025496247436">
            <text:p>0.9</text:p>
          </table:table-cell>
        </table:table-row>
        <table:table-row table:style-name="ro1">
          <table:table-cell/>
          <table:table-cell office:value-type="float" office:value="196611">
            <text:p>196611</text:p>
          </table:table-cell>
          <table:table-cell office:value-type="float" office:value="837.205223">
            <text:p>837.21</text:p>
          </table:table-cell>
          <table:table-cell office:value-type="float" office:value="0.0017917">
            <text:p>0</text:p>
          </table:table-cell>
          <table:table-cell/>
          <table:table-cell office:value-type="float" office:value="196611">
            <text:p>196611</text:p>
          </table:table-cell>
          <table:table-cell office:value-type="float" office:value="584.867957">
            <text:p>584.87</text:p>
          </table:table-cell>
          <table:table-cell office:value-type="float" office:value="0.00256472">
            <text:p>0.002564720</text:p>
          </table:table-cell>
          <table:table-cell table:formula="of:=[.G93]/[.C93]" office:value-type="float" office:value="0.698595685899107">
            <text:p>0.7</text:p>
          </table:table-cell>
          <table:table-cell/>
          <table:table-cell office:value-type="float" office:value="196611">
            <text:p>196611</text:p>
          </table:table-cell>
          <table:table-cell office:value-type="float" office:value="554.672513">
            <text:p>554.67</text:p>
          </table:table-cell>
          <table:table-cell office:value-type="float" office:value="0.00270434">
            <text:p>0.0027043400</text:p>
          </table:table-cell>
          <table:table-cell table:formula="of:=[.L93]/[.G93]" office:value-type="float" office:value="0.948372203266386">
            <text:p>0.95</text:p>
          </table:table-cell>
        </table:table-row>
        <table:table-row table:style-name="ro1">
          <table:table-cell/>
          <table:table-cell office:value-type="float" office:value="262141">
            <text:p>262141</text:p>
          </table:table-cell>
          <table:table-cell office:value-type="float" office:value="850.661213">
            <text:p>850.66</text:p>
          </table:table-cell>
          <table:table-cell office:value-type="float" office:value="0.00235109">
            <text:p>0</text:p>
          </table:table-cell>
          <table:table-cell/>
          <table:table-cell office:value-type="float" office:value="262141">
            <text:p>262141</text:p>
          </table:table-cell>
          <table:table-cell office:value-type="float" office:value="631.09777">
            <text:p>631.1</text:p>
          </table:table-cell>
          <table:table-cell office:value-type="float" office:value="0.00316904">
            <text:p>0.003169040</text:p>
          </table:table-cell>
          <table:table-cell table:formula="of:=[.G94]/[.C94]" office:value-type="float" office:value="0.741890849559635">
            <text:p>0.74</text:p>
          </table:table-cell>
          <table:table-cell/>
          <table:table-cell office:value-type="float" office:value="262141">
            <text:p>262141</text:p>
          </table:table-cell>
          <table:table-cell office:value-type="float" office:value="563.479923">
            <text:p>563.48</text:p>
          </table:table-cell>
          <table:table-cell office:value-type="float" office:value="0.00354933">
            <text:p>0.0035493300</text:p>
          </table:table-cell>
          <table:table-cell table:formula="of:=[.L94]/[.G94]" office:value-type="float" office:value="0.892856780336904">
            <text:p>0.89</text:p>
          </table:table-cell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850.944208">
            <text:p>850.94</text:p>
          </table:table-cell>
          <table:table-cell office:value-type="float" office:value="0.00235033">
            <text:p>0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698.453773">
            <text:p>698.45</text:p>
          </table:table-cell>
          <table:table-cell office:value-type="float" office:value="0.00286347">
            <text:p>0.002863470</text:p>
          </table:table-cell>
          <table:table-cell table:formula="of:=[.G95]/[.C95]" office:value-type="float" office:value="0.82079855110783">
            <text:p>0.82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574.274403">
            <text:p>574.27</text:p>
          </table:table-cell>
          <table:table-cell office:value-type="float" office:value="0.00348266">
            <text:p>0.0034826600</text:p>
          </table:table-cell>
          <table:table-cell table:formula="of:=[.L95]/[.G95]" office:value-type="float" office:value="0.822208176402821">
            <text:p>0.82</text:p>
          </table:table-cell>
        </table:table-row>
        <table:table-row table:style-name="ro1">
          <table:table-cell/>
          <table:table-cell office:value-type="float" office:value="262147">
            <text:p>262147</text:p>
          </table:table-cell>
          <table:table-cell office:value-type="float" office:value="850.419912">
            <text:p>850.42</text:p>
          </table:table-cell>
          <table:table-cell office:value-type="float" office:value="0.00235181">
            <text:p>0</text:p>
          </table:table-cell>
          <table:table-cell/>
          <table:table-cell office:value-type="float" office:value="262147">
            <text:p>262147</text:p>
          </table:table-cell>
          <table:table-cell office:value-type="float" office:value="718.718151">
            <text:p>718.72</text:p>
          </table:table-cell>
          <table:table-cell office:value-type="float" office:value="0.00278276">
            <text:p>0.002782760</text:p>
          </table:table-cell>
          <table:table-cell table:formula="of:=[.G96]/[.C96]" office:value-type="float" office:value="0.845133258121548">
            <text:p>0.85</text:p>
          </table:table-cell>
          <table:table-cell/>
          <table:table-cell office:value-type="float" office:value="262147">
            <text:p>262147</text:p>
          </table:table-cell>
          <table:table-cell office:value-type="float" office:value="605.427261">
            <text:p>605.43</text:p>
          </table:table-cell>
          <table:table-cell office:value-type="float" office:value="0.00330349">
            <text:p>0.0033034900</text:p>
          </table:table-cell>
          <table:table-cell table:formula="of:=[.L96]/[.G96]" office:value-type="float" office:value="0.842370907368388">
            <text:p>0.84</text:p>
          </table:table-cell>
        </table:table-row>
        <table:table-row table:style-name="ro1">
          <table:table-cell/>
          <table:table-cell office:value-type="float" office:value="393213">
            <text:p>393213</text:p>
          </table:table-cell>
          <table:table-cell office:value-type="float" office:value="867.63652">
            <text:p>867.64</text:p>
          </table:table-cell>
          <table:table-cell office:value-type="float" office:value="0.00345764">
            <text:p>0</text:p>
          </table:table-cell>
          <table:table-cell/>
          <table:table-cell office:value-type="float" office:value="393213">
            <text:p>393213</text:p>
          </table:table-cell>
          <table:table-cell office:value-type="float" office:value="748.728556">
            <text:p>748.73</text:p>
          </table:table-cell>
          <table:table-cell office:value-type="float" office:value="0.00400676">
            <text:p>0.004006760</text:p>
          </table:table-cell>
          <table:table-cell table:formula="of:=[.G97]/[.C97]" office:value-type="float" office:value="0.862951868369948">
            <text:p>0.86</text:p>
          </table:table-cell>
          <table:table-cell/>
          <table:table-cell office:value-type="float" office:value="393213">
            <text:p>393213</text:p>
          </table:table-cell>
          <table:table-cell office:value-type="float" office:value="509.722098">
            <text:p>509.72</text:p>
          </table:table-cell>
          <table:table-cell office:value-type="float" office:value="0.00588552">
            <text:p>0.0058855200</text:p>
          </table:table-cell>
          <table:table-cell table:formula="of:=[.L97]/[.G97]" office:value-type="float" office:value="0.68078356824419">
            <text:p>0.68</text:p>
          </table:table-cell>
        </table:table-row>
        <table:table-row table:style-name="ro1">
          <table:table-cell/>
          <table:table-cell office:value-type="float" office:value="393216">
            <text:p>393216</text:p>
          </table:table-cell>
          <table:table-cell office:value-type="float" office:value="867.157519">
            <text:p>867.16</text:p>
          </table:table-cell>
          <table:table-cell office:value-type="float" office:value="0.00345958">
            <text:p>0</text:p>
          </table:table-cell>
          <table:table-cell/>
          <table:table-cell office:value-type="float" office:value="393216">
            <text:p>393216</text:p>
          </table:table-cell>
          <table:table-cell office:value-type="float" office:value="738.02998">
            <text:p>738.03</text:p>
          </table:table-cell>
          <table:table-cell office:value-type="float" office:value="0.00406488">
            <text:p>0.004064880</text:p>
          </table:table-cell>
          <table:table-cell table:formula="of:=[.G98]/[.C98]" office:value-type="float" office:value="0.851091023060137">
            <text:p>0.85</text:p>
          </table:table-cell>
          <table:table-cell/>
          <table:table-cell office:value-type="float" office:value="393216">
            <text:p>393216</text:p>
          </table:table-cell>
          <table:table-cell office:value-type="float" office:value="503.652854">
            <text:p>503.65</text:p>
          </table:table-cell>
          <table:table-cell office:value-type="float" office:value="0.00595648">
            <text:p>0.0059564800</text:p>
          </table:table-cell>
          <table:table-cell table:formula="of:=[.L98]/[.G98]" office:value-type="float" office:value="0.682428719223574">
            <text:p>0.68</text:p>
          </table:table-cell>
        </table:table-row>
        <table:table-row table:style-name="ro1">
          <table:table-cell/>
          <table:table-cell office:value-type="float" office:value="393219">
            <text:p>393219</text:p>
          </table:table-cell>
          <table:table-cell office:value-type="float" office:value="867.434717">
            <text:p>867.43</text:p>
          </table:table-cell>
          <table:table-cell office:value-type="float" office:value="0.0034585">
            <text:p>0</text:p>
          </table:table-cell>
          <table:table-cell/>
          <table:table-cell office:value-type="float" office:value="393219">
            <text:p>393219</text:p>
          </table:table-cell>
          <table:table-cell office:value-type="float" office:value="743.996002">
            <text:p>744</text:p>
          </table:table-cell>
          <table:table-cell office:value-type="float" office:value="0.00403231">
            <text:p>0.004032310</text:p>
          </table:table-cell>
          <table:table-cell table:formula="of:=[.G99]/[.C99]" office:value-type="float" office:value="0.857696824232595">
            <text:p>0.86</text:p>
          </table:table-cell>
          <table:table-cell/>
          <table:table-cell office:value-type="float" office:value="393219">
            <text:p>393219</text:p>
          </table:table-cell>
          <table:table-cell office:value-type="float" office:value="505.067325">
            <text:p>505.07</text:p>
          </table:table-cell>
          <table:table-cell office:value-type="float" office:value="0.00593985">
            <text:p>0.0059398500</text:p>
          </table:table-cell>
          <table:table-cell table:formula="of:=[.L99]/[.G99]" office:value-type="float" office:value="0.678857579398659">
            <text:p>0.68</text:p>
          </table:table-cell>
        </table:table-row>
        <table:table-row table:style-name="ro1">
          <table:table-cell/>
          <table:table-cell office:value-type="float" office:value="524285">
            <text:p>524285</text:p>
          </table:table-cell>
          <table:table-cell office:value-type="float" office:value="874.172572">
            <text:p>874.17</text:p>
          </table:table-cell>
          <table:table-cell office:value-type="float" office:value="0.00457573">
            <text:p>0</text:p>
          </table:table-cell>
          <table:table-cell/>
          <table:table-cell office:value-type="float" office:value="524285">
            <text:p>524285</text:p>
          </table:table-cell>
          <table:table-cell office:value-type="float" office:value="765.270262">
            <text:p>765.27</text:p>
          </table:table-cell>
          <table:table-cell office:value-type="float" office:value="0.00522688">
            <text:p>0.005226880</text:p>
          </table:table-cell>
          <table:table-cell table:formula="of:=[.G100]/[.C100]" office:value-type="float" office:value="0.875422412589719">
            <text:p>0.88</text:p>
          </table:table-cell>
          <table:table-cell/>
          <table:table-cell office:value-type="float" office:value="524285">
            <text:p>524285</text:p>
          </table:table-cell>
          <table:table-cell office:value-type="float" office:value="519.747983">
            <text:p>519.75</text:p>
          </table:table-cell>
          <table:table-cell office:value-type="float" office:value="0.00769599">
            <text:p>0.0076959900</text:p>
          </table:table-cell>
          <table:table-cell table:formula="of:=[.L100]/[.G100]" office:value-type="float" office:value="0.679169188727733">
            <text:p>0.68</text:p>
          </table:table-cell>
        </table:table-row>
        <table:table-row table:style-name="ro1">
          <table:table-cell/>
          <table:table-cell office:value-type="float" office:value="524288">
            <text:p>524288</text:p>
          </table:table-cell>
          <table:table-cell office:value-type="float" office:value="874.286905">
            <text:p>874.29</text:p>
          </table:table-cell>
          <table:table-cell office:value-type="float" office:value="0.00457516">
            <text:p>0</text:p>
          </table:table-cell>
          <table:table-cell/>
          <table:table-cell office:value-type="float" office:value="524288">
            <text:p>524288</text:p>
          </table:table-cell>
          <table:table-cell office:value-type="float" office:value="763.084512">
            <text:p>763.08</text:p>
          </table:table-cell>
          <table:table-cell office:value-type="float" office:value="0.00524188">
            <text:p>0.005241880</text:p>
          </table:table-cell>
          <table:table-cell table:formula="of:=[.G101]/[.C101]" office:value-type="float" office:value="0.872807893651341">
            <text:p>0.87</text:p>
          </table:table-cell>
          <table:table-cell/>
          <table:table-cell office:value-type="float" office:value="524288">
            <text:p>524288</text:p>
          </table:table-cell>
          <table:table-cell office:value-type="float" office:value="518.76117">
            <text:p>518.76</text:p>
          </table:table-cell>
          <table:table-cell office:value-type="float" office:value="0.00771068">
            <text:p>0.0077106800</text:p>
          </table:table-cell>
          <table:table-cell table:formula="of:=[.L101]/[.G101]" office:value-type="float" office:value="0.67982138523603">
            <text:p>0.68</text:p>
          </table:table-cell>
        </table:table-row>
        <table:table-row table:style-name="ro1">
          <table:table-cell/>
          <table:table-cell office:value-type="float" office:value="524291">
            <text:p>524291</text:p>
          </table:table-cell>
          <table:table-cell office:value-type="float" office:value="874.207629">
            <text:p>874.21</text:p>
          </table:table-cell>
          <table:table-cell office:value-type="float" office:value="0.0045756">
            <text:p>0</text:p>
          </table:table-cell>
          <table:table-cell/>
          <table:table-cell office:value-type="float" office:value="524291">
            <text:p>524291</text:p>
          </table:table-cell>
          <table:table-cell office:value-type="float" office:value="767.030865">
            <text:p>767.03</text:p>
          </table:table-cell>
          <table:table-cell office:value-type="float" office:value="0.00521494">
            <text:p>0.005214940</text:p>
          </table:table-cell>
          <table:table-cell table:formula="of:=[.G102]/[.C102]" office:value-type="float" office:value="0.877401248348063">
            <text:p>0.88</text:p>
          </table:table-cell>
          <table:table-cell/>
          <table:table-cell office:value-type="float" office:value="524291">
            <text:p>524291</text:p>
          </table:table-cell>
          <table:table-cell office:value-type="float" office:value="509.102718">
            <text:p>509.1</text:p>
          </table:table-cell>
          <table:table-cell office:value-type="float" office:value="0.00785701">
            <text:p>0.0078570100</text:p>
          </table:table-cell>
          <table:table-cell table:formula="of:=[.L102]/[.G102]" office:value-type="float" office:value="0.663731723494595">
            <text:p>0.66</text:p>
          </table:table-cell>
        </table:table-row>
        <table:table-row table:style-name="ro1">
          <table:table-cell/>
          <table:table-cell office:value-type="float" office:value="786429">
            <text:p>786429</text:p>
          </table:table-cell>
          <table:table-cell office:value-type="float" office:value="880.776699">
            <text:p>880.78</text:p>
          </table:table-cell>
          <table:table-cell office:value-type="float" office:value="0.00681214">
            <text:p>0.01</text:p>
          </table:table-cell>
          <table:table-cell/>
          <table:table-cell office:value-type="float" office:value="786429">
            <text:p>786429</text:p>
          </table:table-cell>
          <table:table-cell office:value-type="float" office:value="761.987986">
            <text:p>761.99</text:p>
          </table:table-cell>
          <table:table-cell office:value-type="float" office:value="0.00787411">
            <text:p>0.007874110</text:p>
          </table:table-cell>
          <table:table-cell table:formula="of:=[.G103]/[.C103]" office:value-type="float" office:value="0.865131862440425">
            <text:p>0.87</text:p>
          </table:table-cell>
          <table:table-cell/>
          <table:table-cell office:value-type="float" office:value="786429">
            <text:p>786429</text:p>
          </table:table-cell>
          <table:table-cell office:value-type="float" office:value="599.079488">
            <text:p>599.08</text:p>
          </table:table-cell>
          <table:table-cell office:value-type="float" office:value="0.01001533">
            <text:p>0.0100153300</text:p>
          </table:table-cell>
          <table:table-cell table:formula="of:=[.L103]/[.G103]" office:value-type="float" office:value="0.786205949446557">
            <text:p>0.79</text:p>
          </table:table-cell>
        </table:table-row>
        <table:table-row table:style-name="ro1">
          <table:table-cell/>
          <table:table-cell office:value-type="float" office:value="786432">
            <text:p>786432</text:p>
          </table:table-cell>
          <table:table-cell office:value-type="float" office:value="880.252215">
            <text:p>880.25</text:p>
          </table:table-cell>
          <table:table-cell office:value-type="float" office:value="0.00681623">
            <text:p>0.01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689.002195">
            <text:p>689</text:p>
          </table:table-cell>
          <table:table-cell office:value-type="float" office:value="0.00870825">
            <text:p>0.008708250</text:p>
          </table:table-cell>
          <table:table-cell table:formula="of:=[.G104]/[.C104]" office:value-type="float" office:value="0.78273270235395">
            <text:p>0.78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580.485579">
            <text:p>580.49</text:p>
          </table:table-cell>
          <table:table-cell office:value-type="float" office:value="0.01033617">
            <text:p>0.0103361700</text:p>
          </table:table-cell>
          <table:table-cell table:formula="of:=[.L104]/[.G104]" office:value-type="float" office:value="0.842501784772979">
            <text:p>0.84</text:p>
          </table:table-cell>
        </table:table-row>
        <table:table-row table:style-name="ro1">
          <table:table-cell/>
          <table:table-cell office:value-type="float" office:value="786435">
            <text:p>786435</text:p>
          </table:table-cell>
          <table:table-cell office:value-type="float" office:value="880.219653">
            <text:p>880.22</text:p>
          </table:table-cell>
          <table:table-cell office:value-type="float" office:value="0.00681651">
            <text:p>0.01</text:p>
          </table:table-cell>
          <table:table-cell/>
          <table:table-cell office:value-type="float" office:value="786435">
            <text:p>786435</text:p>
          </table:table-cell>
          <table:table-cell office:value-type="float" office:value="699.390266">
            <text:p>699.39</text:p>
          </table:table-cell>
          <table:table-cell office:value-type="float" office:value="0.00857893">
            <text:p>0.008578930</text:p>
          </table:table-cell>
          <table:table-cell table:formula="of:=[.G105]/[.C105]" office:value-type="float" office:value="0.794563338385265">
            <text:p>0.79</text:p>
          </table:table-cell>
          <table:table-cell/>
          <table:table-cell office:value-type="float" office:value="786435">
            <text:p>786435</text:p>
          </table:table-cell>
          <table:table-cell office:value-type="float" office:value="624.883209">
            <text:p>624.88</text:p>
          </table:table-cell>
          <table:table-cell office:value-type="float" office:value="0.00960183">
            <text:p>0.0096018300</text:p>
          </table:table-cell>
          <table:table-cell table:formula="of:=[.L105]/[.G105]" office:value-type="float" office:value="0.893468553078204">
            <text:p>0.89</text:p>
          </table:table-cell>
        </table:table-row>
        <table:table-row table:style-name="ro1">
          <table:table-cell/>
          <table:table-cell office:value-type="float" office:value="1048573">
            <text:p>1048573</text:p>
          </table:table-cell>
          <table:table-cell office:value-type="float" office:value="885.259848">
            <text:p>885.26</text:p>
          </table:table-cell>
          <table:table-cell office:value-type="float" office:value="0.00903687">
            <text:p>0.01</text:p>
          </table:table-cell>
          <table:table-cell/>
          <table:table-cell office:value-type="float" office:value="1048573">
            <text:p>1048573</text:p>
          </table:table-cell>
          <table:table-cell office:value-type="float" office:value="740.910921">
            <text:p>740.91</text:p>
          </table:table-cell>
          <table:table-cell office:value-type="float" office:value="0.01079749">
            <text:p>0.010797490</text:p>
          </table:table-cell>
          <table:table-cell table:formula="of:=[.G106]/[.C106]" office:value-type="float" office:value="0.836941743911557">
            <text:p>0.84</text:p>
          </table:table-cell>
          <table:table-cell/>
          <table:table-cell office:value-type="float" office:value="1048573">
            <text:p>1048573</text:p>
          </table:table-cell>
          <table:table-cell office:value-type="float" office:value="526.891676">
            <text:p>526.89</text:p>
          </table:table-cell>
          <table:table-cell office:value-type="float" office:value="0.01518334">
            <text:p>0.0151833400</text:p>
          </table:table-cell>
          <table:table-cell table:formula="of:=[.L106]/[.G106]" office:value-type="float" office:value="0.711140382826129">
            <text:p>0.71</text:p>
          </table:table-cell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885.94665">
            <text:p>885.95</text:p>
          </table:table-cell>
          <table:table-cell office:value-type="float" office:value="0.00902989">
            <text:p>0.0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690.548967">
            <text:p>690.55</text:p>
          </table:table-cell>
          <table:table-cell office:value-type="float" office:value="0.01158499">
            <text:p>0.011584990</text:p>
          </table:table-cell>
          <table:table-cell table:formula="of:=[.G107]/[.C107]" office:value-type="float" office:value="0.779447573959448">
            <text:p>0.78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540.096915">
            <text:p>540.1</text:p>
          </table:table-cell>
          <table:table-cell office:value-type="float" office:value="0.01481216">
            <text:p>0.0148121600</text:p>
          </table:table-cell>
          <table:table-cell table:formula="of:=[.L107]/[.G107]" office:value-type="float" office:value="0.782126888620775">
            <text:p>0.78</text:p>
          </table:table-cell>
        </table:table-row>
        <table:table-row table:style-name="ro1">
          <table:table-cell/>
          <table:table-cell office:value-type="float" office:value="1048579">
            <text:p>1048579</text:p>
          </table:table-cell>
          <table:table-cell office:value-type="float" office:value="885.037837">
            <text:p>885.04</text:p>
          </table:table-cell>
          <table:table-cell office:value-type="float" office:value="0.00903919">
            <text:p>0.01</text:p>
          </table:table-cell>
          <table:table-cell/>
          <table:table-cell office:value-type="float" office:value="1048579">
            <text:p>1048579</text:p>
          </table:table-cell>
          <table:table-cell office:value-type="float" office:value="678.607704">
            <text:p>678.61</text:p>
          </table:table-cell>
          <table:table-cell office:value-type="float" office:value="0.01178888">
            <text:p>0.011788880</text:p>
          </table:table-cell>
          <table:table-cell table:formula="of:=[.G108]/[.C108]" office:value-type="float" office:value="0.766755584484689">
            <text:p>0.77</text:p>
          </table:table-cell>
          <table:table-cell/>
          <table:table-cell office:value-type="float" office:value="1048579">
            <text:p>1048579</text:p>
          </table:table-cell>
          <table:table-cell office:value-type="float" office:value="556.297872">
            <text:p>556.3</text:p>
          </table:table-cell>
          <table:table-cell office:value-type="float" office:value="0.01438083">
            <text:p>0.0143808300</text:p>
          </table:table-cell>
          <table:table-cell table:formula="of:=[.L108]/[.G108]" office:value-type="float" office:value="0.819763566963572">
            <text:p>0.82</text:p>
          </table:table-cell>
        </table:table-row>
        <table:table-row table:style-name="ro1">
          <table:table-cell/>
          <table:table-cell office:value-type="float" office:value="1572861">
            <text:p>1572861</text:p>
          </table:table-cell>
          <table:table-cell office:value-type="float" office:value="888.821328">
            <text:p>888.82</text:p>
          </table:table-cell>
          <table:table-cell office:value-type="float" office:value="0.013501">
            <text:p>0.01</text:p>
          </table:table-cell>
          <table:table-cell/>
          <table:table-cell office:value-type="float" office:value="1572861">
            <text:p>1572861</text:p>
          </table:table-cell>
          <table:table-cell office:value-type="float" office:value="717.331412">
            <text:p>717.33</text:p>
          </table:table-cell>
          <table:table-cell office:value-type="float" office:value="0.01672864">
            <text:p>0.016728640</text:p>
          </table:table-cell>
          <table:table-cell table:formula="of:=[.G109]/[.C109]" office:value-type="float" office:value="0.807059179840023">
            <text:p>0.81</text:p>
          </table:table-cell>
          <table:table-cell/>
          <table:table-cell office:value-type="float" office:value="1572861">
            <text:p>1572861</text:p>
          </table:table-cell>
          <table:table-cell office:value-type="float" office:value="594.86327">
            <text:p>594.86</text:p>
          </table:table-cell>
          <table:table-cell office:value-type="float" office:value="0.02017266">
            <text:p>0.0201726600</text:p>
          </table:table-cell>
          <table:table-cell table:formula="of:=[.L109]/[.G109]" office:value-type="float" office:value="0.829272578962428">
            <text:p>0.83</text:p>
          </table:table-cell>
        </table:table-row>
        <table:table-row table:style-name="ro1">
          <table:table-cell/>
          <table:table-cell office:value-type="float" office:value="1572864">
            <text:p>1572864</text:p>
          </table:table-cell>
          <table:table-cell office:value-type="float" office:value="889.349937">
            <text:p>889.35</text:p>
          </table:table-cell>
          <table:table-cell office:value-type="float" office:value="0.013493">
            <text:p>0.01</text:p>
          </table:table-cell>
          <table:table-cell/>
          <table:table-cell office:value-type="float" office:value="1572864">
            <text:p>1572864</text:p>
          </table:table-cell>
          <table:table-cell office:value-type="float" office:value="705.183355">
            <text:p>705.18</text:p>
          </table:table-cell>
          <table:table-cell office:value-type="float" office:value="0.01701685">
            <text:p>0.017016850</text:p>
          </table:table-cell>
          <table:table-cell table:formula="of:=[.G110]/[.C110]" office:value-type="float" office:value="0.792920003321482">
            <text:p>0.79</text:p>
          </table:table-cell>
          <table:table-cell/>
          <table:table-cell office:value-type="float" office:value="1572864">
            <text:p>1572864</text:p>
          </table:table-cell>
          <table:table-cell office:value-type="float" office:value="539.936751">
            <text:p>539.94</text:p>
          </table:table-cell>
          <table:table-cell office:value-type="float" office:value="0.02222483">
            <text:p>0.0222248300</text:p>
          </table:table-cell>
          <table:table-cell table:formula="of:=[.L110]/[.G110]" office:value-type="float" office:value="0.765668598346312">
            <text:p>0.77</text:p>
          </table:table-cell>
        </table:table-row>
        <table:table-row table:style-name="ro1">
          <table:table-cell/>
          <table:table-cell office:value-type="float" office:value="1572867">
            <text:p>1572867</text:p>
          </table:table-cell>
          <table:table-cell office:value-type="float" office:value="889.047266">
            <text:p>889.05</text:p>
          </table:table-cell>
          <table:table-cell office:value-type="float" office:value="0.01349762">
            <text:p>0.01</text:p>
          </table:table-cell>
          <table:table-cell/>
          <table:table-cell office:value-type="float" office:value="1572867">
            <text:p>1572867</text:p>
          </table:table-cell>
          <table:table-cell office:value-type="float" office:value="782.303147">
            <text:p>782.3</text:p>
          </table:table-cell>
          <table:table-cell office:value-type="float" office:value="0.01533935">
            <text:p>0.015339350</text:p>
          </table:table-cell>
          <table:table-cell table:formula="of:=[.G111]/[.C111]" office:value-type="float" office:value="0.879934258748398">
            <text:p>0.88</text:p>
          </table:table-cell>
          <table:table-cell/>
          <table:table-cell office:value-type="float" office:value="1572867">
            <text:p>1572867</text:p>
          </table:table-cell>
          <table:table-cell office:value-type="float" office:value="595.366978">
            <text:p>595.37</text:p>
          </table:table-cell>
          <table:table-cell office:value-type="float" office:value="0.02015567">
            <text:p>0.0201556700</text:p>
          </table:table-cell>
          <table:table-cell table:formula="of:=[.L111]/[.G111]" office:value-type="float" office:value="0.76104382333515">
            <text:p>0.76</text:p>
          </table:table-cell>
        </table:table-row>
        <table:table-row table:style-name="ro1">
          <table:table-cell/>
          <table:table-cell office:value-type="float" office:value="2097149">
            <text:p>2097149</text:p>
          </table:table-cell>
          <table:table-cell office:value-type="float" office:value="890.428389">
            <text:p>890.43</text:p>
          </table:table-cell>
          <table:table-cell office:value-type="float" office:value="0.01796885">
            <text:p>0.02</text:p>
          </table:table-cell>
          <table:table-cell/>
          <table:table-cell office:value-type="float" office:value="2097149">
            <text:p>2097149</text:p>
          </table:table-cell>
          <table:table-cell office:value-type="float" office:value="818.476009">
            <text:p>818.48</text:p>
          </table:table-cell>
          <table:table-cell office:value-type="float" office:value="0.0195485">
            <text:p>0.019548500</text:p>
          </table:table-cell>
          <table:table-cell table:formula="of:=[.G112]/[.C112]" office:value-type="float" office:value="0.919193524275651">
            <text:p>0.92</text:p>
          </table:table-cell>
          <table:table-cell/>
          <table:table-cell office:value-type="float" office:value="2097149">
            <text:p>2097149</text:p>
          </table:table-cell>
          <table:table-cell office:value-type="float" office:value="568.160735">
            <text:p>568.16</text:p>
          </table:table-cell>
          <table:table-cell office:value-type="float" office:value="0.028161">
            <text:p>0.0281610000</text:p>
          </table:table-cell>
          <table:table-cell table:formula="of:=[.L112]/[.G112]" office:value-type="float" office:value="0.694169076127435">
            <text:p>0.69</text:p>
          </table:table-cell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890.455262">
            <text:p>890.46</text:p>
          </table:table-cell>
          <table:table-cell office:value-type="float" office:value="0.01796834">
            <text:p>0.02</text:p>
          </table:table-cell>
          <table:table-cell/>
          <table:table-cell office:value-type="float" office:value="2097152">
            <text:p>2097152</text:p>
          </table:table-cell>
          <table:table-cell office:value-type="float" office:value="811.770467">
            <text:p>811.77</text:p>
          </table:table-cell>
          <table:table-cell office:value-type="float" office:value="0.01971001">
            <text:p>0.019710010</text:p>
          </table:table-cell>
          <table:table-cell table:formula="of:=[.G113]/[.C113]" office:value-type="float" office:value="0.911635319192487">
            <text:p>0.91</text:p>
          </table:table-cell>
          <table:table-cell/>
          <table:table-cell office:value-type="float" office:value="2097152">
            <text:p>2097152</text:p>
          </table:table-cell>
          <table:table-cell office:value-type="float" office:value="510.15236">
            <text:p>510.15</text:p>
          </table:table-cell>
          <table:table-cell office:value-type="float" office:value="0.03136318">
            <text:p>0.0313631800</text:p>
          </table:table-cell>
          <table:table-cell table:formula="of:=[.L113]/[.G113]" office:value-type="float" office:value="0.628444099334301">
            <text:p>0.63</text:p>
          </table:table-cell>
        </table:table-row>
        <table:table-row table:style-name="ro1">
          <table:table-cell/>
          <table:table-cell office:value-type="float" office:value="2097155">
            <text:p>2097155</text:p>
          </table:table-cell>
          <table:table-cell office:value-type="float" office:value="890.440782">
            <text:p>890.44</text:p>
          </table:table-cell>
          <table:table-cell office:value-type="float" office:value="0.01796865">
            <text:p>0.02</text:p>
          </table:table-cell>
          <table:table-cell/>
          <table:table-cell office:value-type="float" office:value="2097155">
            <text:p>2097155</text:p>
          </table:table-cell>
          <table:table-cell office:value-type="float" office:value="818.031114">
            <text:p>818.03</text:p>
          </table:table-cell>
          <table:table-cell office:value-type="float" office:value="0.01955919">
            <text:p>0.019559190</text:p>
          </table:table-cell>
          <table:table-cell table:formula="of:=[.G114]/[.C114]" office:value-type="float" office:value="0.918681096526866">
            <text:p>0.92</text:p>
          </table:table-cell>
          <table:table-cell/>
          <table:table-cell office:value-type="float" office:value="2097155">
            <text:p>2097155</text:p>
          </table:table-cell>
          <table:table-cell office:value-type="float" office:value="590.065334">
            <text:p>590.07</text:p>
          </table:table-cell>
          <table:table-cell office:value-type="float" office:value="0.02711568">
            <text:p>0.0271156800</text:p>
          </table:table-cell>
          <table:table-cell table:formula="of:=[.L114]/[.G114]" office:value-type="float" office:value="0.721323827298823">
            <text:p>0.72</text:p>
          </table:table-cell>
        </table:table-row>
        <table:table-row table:style-name="ro1">
          <table:table-cell/>
          <table:table-cell office:value-type="float" office:value="3145725">
            <text:p>3145725</text:p>
          </table:table-cell>
          <table:table-cell office:value-type="float" office:value="892.839594">
            <text:p>892.84</text:p>
          </table:table-cell>
          <table:table-cell office:value-type="float" office:value="0.0268805">
            <text:p>0.03</text:p>
          </table:table-cell>
          <table:table-cell/>
          <table:table-cell office:value-type="float" office:value="3145725">
            <text:p>3145725</text:p>
          </table:table-cell>
          <table:table-cell office:value-type="float" office:value="736.154533">
            <text:p>736.15</text:p>
          </table:table-cell>
          <table:table-cell office:value-type="float" office:value="0.03260182">
            <text:p>0.032601820</text:p>
          </table:table-cell>
          <table:table-cell table:formula="of:=[.G115]/[.C115]" office:value-type="float" office:value="0.824509282459084">
            <text:p>0.82</text:p>
          </table:table-cell>
          <table:table-cell/>
          <table:table-cell office:value-type="float" office:value="3145725">
            <text:p>3145725</text:p>
          </table:table-cell>
          <table:table-cell office:value-type="float" office:value="556.235329">
            <text:p>556.24</text:p>
          </table:table-cell>
          <table:table-cell office:value-type="float" office:value="0.04314716">
            <text:p>0.0431471600</text:p>
          </table:table-cell>
          <table:table-cell table:formula="of:=[.L115]/[.G115]" office:value-type="float" office:value="0.755595875682803">
            <text:p>0.76</text:p>
          </table:table-cell>
        </table:table-row>
        <table:table-row table:style-name="ro1">
          <table:table-cell/>
          <table:table-cell office:value-type="float" office:value="3145728">
            <text:p>3145728</text:p>
          </table:table-cell>
          <table:table-cell office:value-type="float" office:value="892.862883">
            <text:p>892.86</text:p>
          </table:table-cell>
          <table:table-cell office:value-type="float" office:value="0.02687983">
            <text:p>0.03</text:p>
          </table:table-cell>
          <table:table-cell/>
          <table:table-cell office:value-type="float" office:value="3145728">
            <text:p>3145728</text:p>
          </table:table-cell>
          <table:table-cell office:value-type="float" office:value="823.982515">
            <text:p>823.98</text:p>
          </table:table-cell>
          <table:table-cell office:value-type="float" office:value="0.02912683">
            <text:p>0.029126830</text:p>
          </table:table-cell>
          <table:table-cell table:formula="of:=[.G116]/[.C116]" office:value-type="float" office:value="0.922854483805438">
            <text:p>0.92</text:p>
          </table:table-cell>
          <table:table-cell/>
          <table:table-cell office:value-type="float" office:value="3145728">
            <text:p>3145728</text:p>
          </table:table-cell>
          <table:table-cell office:value-type="float" office:value="529.583214">
            <text:p>529.58</text:p>
          </table:table-cell>
          <table:table-cell office:value-type="float" office:value="0.04531866">
            <text:p>0.0453186600</text:p>
          </table:table-cell>
          <table:table-cell table:formula="of:=[.L116]/[.G116]" office:value-type="float" office:value="0.642711713366879">
            <text:p>0.64</text:p>
          </table:table-cell>
        </table:table-row>
        <table:table-row table:style-name="ro1">
          <table:table-cell/>
          <table:table-cell office:value-type="float" office:value="3145731">
            <text:p>3145731</text:p>
          </table:table-cell>
          <table:table-cell office:value-type="float" office:value="893.035357">
            <text:p>893.04</text:p>
          </table:table-cell>
          <table:table-cell office:value-type="float" office:value="0.02687466">
            <text:p>0.03</text:p>
          </table:table-cell>
          <table:table-cell/>
          <table:table-cell office:value-type="float" office:value="3145731">
            <text:p>3145731</text:p>
          </table:table-cell>
          <table:table-cell office:value-type="float" office:value="821.000434">
            <text:p>821</text:p>
          </table:table-cell>
          <table:table-cell office:value-type="float" office:value="0.02923266">
            <text:p>0.029232660</text:p>
          </table:table-cell>
          <table:table-cell table:formula="of:=[.G117]/[.C117]" office:value-type="float" office:value="0.919336986564576">
            <text:p>0.92</text:p>
          </table:table-cell>
          <table:table-cell/>
          <table:table-cell office:value-type="float" office:value="3145731">
            <text:p>3145731</text:p>
          </table:table-cell>
          <table:table-cell office:value-type="float" office:value="526.060518">
            <text:p>526.06</text:p>
          </table:table-cell>
          <table:table-cell office:value-type="float" office:value="0.04562217">
            <text:p>0.0456221700</text:p>
          </table:table-cell>
          <table:table-cell table:formula="of:=[.L117]/[.G117]" office:value-type="float" office:value="0.640755468833284">
            <text:p>0.64</text:p>
          </table:table-cell>
        </table:table-row>
        <table:table-row table:style-name="ro1">
          <table:table-cell/>
          <table:table-cell office:value-type="float" office:value="4194301">
            <text:p>4194301</text:p>
          </table:table-cell>
          <table:table-cell office:value-type="float" office:value="893.887346">
            <text:p>893.89</text:p>
          </table:table-cell>
          <table:table-cell office:value-type="float" office:value="0.03579867">
            <text:p>0.04</text:p>
          </table:table-cell>
          <table:table-cell/>
          <table:table-cell office:value-type="float" office:value="4194301">
            <text:p>4194301</text:p>
          </table:table-cell>
          <table:table-cell office:value-type="float" office:value="819.566441">
            <text:p>819.57</text:p>
          </table:table-cell>
          <table:table-cell office:value-type="float" office:value="0.03904501">
            <text:p>0.039045010</text:p>
          </table:table-cell>
          <table:table-cell table:formula="of:=[.G118]/[.C118]" office:value-type="float" office:value="0.916856519635753">
            <text:p>0.92</text:p>
          </table:table-cell>
          <table:table-cell/>
          <table:table-cell office:value-type="float" office:value="4194301">
            <text:p>4194301</text:p>
          </table:table-cell>
          <table:table-cell office:value-type="float" office:value="513.777859">
            <text:p>513.78</text:p>
          </table:table-cell>
          <table:table-cell office:value-type="float" office:value="0.06228368">
            <text:p>0.0622836800</text:p>
          </table:table-cell>
          <table:table-cell table:formula="of:=[.L118]/[.G118]" office:value-type="float" office:value="0.626889820394684">
            <text:p>0.63</text:p>
          </table:table-cell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893.971339">
            <text:p>893.97</text:p>
          </table:table-cell>
          <table:table-cell office:value-type="float" office:value="0.03579533">
            <text:p>0.04</text:p>
          </table:table-cell>
          <table:table-cell/>
          <table:table-cell office:value-type="float" office:value="4194304">
            <text:p>4194304</text:p>
          </table:table-cell>
          <table:table-cell office:value-type="float" office:value="818.962091">
            <text:p>818.96</text:p>
          </table:table-cell>
          <table:table-cell office:value-type="float" office:value="0.03907385">
            <text:p>0.039073850</text:p>
          </table:table-cell>
          <table:table-cell table:formula="of:=[.G119]/[.C119]" office:value-type="float" office:value="0.916094348076186">
            <text:p>0.92</text:p>
          </table:table-cell>
          <table:table-cell/>
          <table:table-cell office:value-type="float" office:value="4194304">
            <text:p>4194304</text:p>
          </table:table-cell>
          <table:table-cell office:value-type="float" office:value="477.423143">
            <text:p>477.42</text:p>
          </table:table-cell>
          <table:table-cell office:value-type="float" office:value="0.0670265">
            <text:p>0.0670265000</text:p>
          </table:table-cell>
          <table:table-cell table:formula="of:=[.L119]/[.G119]" office:value-type="float" office:value="0.582961224025692">
            <text:p>0.58</text:p>
          </table:table-cell>
        </table:table-row>
        <table:table-row table:style-name="ro1">
          <table:table-cell/>
          <table:table-cell office:value-type="float" office:value="4194307">
            <text:p>4194307</text:p>
          </table:table-cell>
          <table:table-cell office:value-type="float" office:value="893.759656">
            <text:p>893.76</text:p>
          </table:table-cell>
          <table:table-cell office:value-type="float" office:value="0.03580383">
            <text:p>0.04</text:p>
          </table:table-cell>
          <table:table-cell/>
          <table:table-cell office:value-type="float" office:value="4194307">
            <text:p>4194307</text:p>
          </table:table-cell>
          <table:table-cell office:value-type="float" office:value="773.448929">
            <text:p>773.45</text:p>
          </table:table-cell>
          <table:table-cell office:value-type="float" office:value="0.04137316">
            <text:p>0.041373160</text:p>
          </table:table-cell>
          <table:table-cell table:formula="of:=[.G120]/[.C120]" office:value-type="float" office:value="0.865388053497013">
            <text:p>0.87</text:p>
          </table:table-cell>
          <table:table-cell/>
          <table:table-cell office:value-type="float" office:value="4194307">
            <text:p>4194307</text:p>
          </table:table-cell>
          <table:table-cell office:value-type="float" office:value="501.366196">
            <text:p>501.37</text:p>
          </table:table-cell>
          <table:table-cell office:value-type="float" office:value="0.06382565">
            <text:p>0.0638256500</text:p>
          </table:table-cell>
          <table:table-cell table:formula="of:=[.L120]/[.G120]" office:value-type="float" office:value="0.648221462596401">
            <text:p>0.65</text:p>
          </table:table-cell>
        </table:table-row>
        <table:table-row table:style-name="ro1">
          <table:table-cell/>
          <table:table-cell office:value-type="float" office:value="6291453">
            <text:p>6291453</text:p>
          </table:table-cell>
          <table:table-cell office:value-type="float" office:value="894.940876">
            <text:p>894.94</text:p>
          </table:table-cell>
          <table:table-cell office:value-type="float" office:value="0.0536348">
            <text:p>0.05</text:p>
          </table:table-cell>
          <table:table-cell/>
          <table:table-cell office:value-type="float" office:value="6291453">
            <text:p>6291453</text:p>
          </table:table-cell>
          <table:table-cell office:value-type="float" office:value="820.722893">
            <text:p>820.72</text:p>
          </table:table-cell>
          <table:table-cell office:value-type="float" office:value="0.058485">
            <text:p>0.058485000</text:p>
          </table:table-cell>
          <table:table-cell table:formula="of:=[.G121]/[.C121]" office:value-type="float" office:value="0.917069400906435">
            <text:p>0.92</text:p>
          </table:table-cell>
          <table:table-cell/>
          <table:table-cell office:value-type="float" office:value="6291453">
            <text:p>6291453</text:p>
          </table:table-cell>
          <table:table-cell office:value-type="float" office:value="473.821892">
            <text:p>473.82</text:p>
          </table:table-cell>
          <table:table-cell office:value-type="float" office:value="0.10130384">
            <text:p>0.1013038400</text:p>
          </table:table-cell>
          <table:table-cell table:formula="of:=[.L121]/[.G121]" office:value-type="float" office:value="0.577322621363749">
            <text:p>0.58</text:p>
          </table:table-cell>
        </table:table-row>
        <table:table-row table:style-name="ro1">
          <table:table-cell/>
          <table:table-cell office:value-type="float" office:value="6291456">
            <text:p>6291456</text:p>
          </table:table-cell>
          <table:table-cell office:value-type="float" office:value="894.890914">
            <text:p>894.89</text:p>
          </table:table-cell>
          <table:table-cell office:value-type="float" office:value="0.05363782">
            <text:p>0.05</text:p>
          </table:table-cell>
          <table:table-cell/>
          <table:table-cell office:value-type="float" office:value="6291456">
            <text:p>6291456</text:p>
          </table:table-cell>
          <table:table-cell office:value-type="float" office:value="823.638688">
            <text:p>823.64</text:p>
          </table:table-cell>
          <table:table-cell office:value-type="float" office:value="0.05827798">
            <text:p>0.058277980</text:p>
          </table:table-cell>
          <table:table-cell table:formula="of:=[.G122]/[.C122]" office:value-type="float" office:value="0.920378869775853">
            <text:p>0.92</text:p>
          </table:table-cell>
          <table:table-cell/>
          <table:table-cell office:value-type="float" office:value="6291456">
            <text:p>6291456</text:p>
          </table:table-cell>
          <table:table-cell office:value-type="float" office:value="437.992189">
            <text:p>437.99</text:p>
          </table:table-cell>
          <table:table-cell office:value-type="float" office:value="0.109591">
            <text:p>0.1095910000</text:p>
          </table:table-cell>
          <table:table-cell table:formula="of:=[.L122]/[.G122]" office:value-type="float" office:value="0.531777095201239">
            <text:p>0.53</text:p>
          </table:table-cell>
        </table:table-row>
        <table:table-row table:style-name="ro1">
          <table:table-cell/>
          <table:table-cell office:value-type="float" office:value="6291459">
            <text:p>6291459</text:p>
          </table:table-cell>
          <table:table-cell office:value-type="float" office:value="895.055123">
            <text:p>895.06</text:p>
          </table:table-cell>
          <table:table-cell office:value-type="float" office:value="0.05362801">
            <text:p>0.05</text:p>
          </table:table-cell>
          <table:table-cell/>
          <table:table-cell office:value-type="float" office:value="6291459">
            <text:p>6291459</text:p>
          </table:table-cell>
          <table:table-cell office:value-type="float" office:value="817.504286">
            <text:p>817.5</text:p>
          </table:table-cell>
          <table:table-cell office:value-type="float" office:value="0.05871532">
            <text:p>0.058715320</text:p>
          </table:table-cell>
          <table:table-cell table:formula="of:=[.G123]/[.C123]" office:value-type="float" office:value="0.913356356488895">
            <text:p>0.91</text:p>
          </table:table-cell>
          <table:table-cell/>
          <table:table-cell office:value-type="float" office:value="6291459">
            <text:p>6291459</text:p>
          </table:table-cell>
          <table:table-cell office:value-type="float" office:value="445.247158">
            <text:p>445.25</text:p>
          </table:table-cell>
          <table:table-cell office:value-type="float" office:value="0.10780534">
            <text:p>0.1078053400</text:p>
          </table:table-cell>
          <table:table-cell table:formula="of:=[.L123]/[.G123]" office:value-type="float" office:value="0.544641986133881">
            <text:p>0.54</text:p>
          </table:table-cell>
        </table:table-row>
        <table:table-row table:style-name="ro1">
          <table:table-cell/>
          <table:table-cell office:value-type="float" office:value="8388605">
            <text:p>8388605</text:p>
          </table:table-cell>
          <table:table-cell office:value-type="float" office:value="895.248571">
            <text:p>895.25</text:p>
          </table:table-cell>
          <table:table-cell office:value-type="float" office:value="0.0714885">
            <text:p>0.07</text:p>
          </table:table-cell>
          <table:table-cell/>
          <table:table-cell office:value-type="float" office:value="8388605">
            <text:p>8388605</text:p>
          </table:table-cell>
          <table:table-cell office:value-type="float" office:value="817.680535">
            <text:p>817.68</text:p>
          </table:table-cell>
          <table:table-cell office:value-type="float" office:value="0.07827015">
            <text:p>0.078270150</text:p>
          </table:table-cell>
          <table:table-cell table:formula="of:=[.G124]/[.C124]" office:value-type="float" office:value="0.913355867283479">
            <text:p>0.91</text:p>
          </table:table-cell>
          <table:table-cell/>
          <table:table-cell office:value-type="float" office:value="8388605">
            <text:p>8388605</text:p>
          </table:table-cell>
          <table:table-cell office:value-type="float" office:value="438.523725">
            <text:p>438.52</text:p>
          </table:table-cell>
          <table:table-cell office:value-type="float" office:value="0.14594416">
            <text:p>0.1459441600</text:p>
          </table:table-cell>
          <table:table-cell table:formula="of:=[.L124]/[.G124]" office:value-type="float" office:value="0.536302022892107">
            <text:p>0.54</text:p>
          </table:table-cell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895.265312">
            <text:p>895.27</text:p>
          </table:table-cell>
          <table:table-cell office:value-type="float" office:value="0.07148719">
            <text:p>0.07</text:p>
          </table:table-cell>
          <table:table-cell/>
          <table:table-cell office:value-type="float" office:value="8388608">
            <text:p>8388608</text:p>
          </table:table-cell>
          <table:table-cell office:value-type="float" office:value="823.022444">
            <text:p>823.02</text:p>
          </table:table-cell>
          <table:table-cell office:value-type="float" office:value="0.07776216">
            <text:p>0.077762160</text:p>
          </table:table-cell>
          <table:table-cell table:formula="of:=[.G125]/[.C125]" office:value-type="float" office:value="0.919305632607823">
            <text:p>0.92</text:p>
          </table:table-cell>
          <table:table-cell/>
          <table:table-cell office:value-type="float" office:value="8388608">
            <text:p>8388608</text:p>
          </table:table-cell>
          <table:table-cell office:value-type="float" office:value="456.437533">
            <text:p>456.44</text:p>
          </table:table-cell>
          <table:table-cell office:value-type="float" office:value="0.14021634">
            <text:p>0.1402163400</text:p>
          </table:table-cell>
          <table:table-cell table:formula="of:=[.L125]/[.G125]" office:value-type="float" office:value="0.554586981591476">
            <text:p>0.55</text:p>
          </table:table-cell>
        </table:table-row>
        <table:table-row table:style-name="ro1">
          <table:table-cell/>
          <table:table-cell office:value-type="float" office:value="8388611">
            <text:p>8388611</text:p>
          </table:table-cell>
          <table:table-cell office:value-type="float" office:value="895.318385">
            <text:p>895.32</text:p>
          </table:table-cell>
          <table:table-cell office:value-type="float" office:value="0.07148298">
            <text:p>0.07</text:p>
          </table:table-cell>
          <table:table-cell/>
          <table:table-cell office:value-type="float" office:value="8388611">
            <text:p>8388611</text:p>
          </table:table-cell>
          <table:table-cell office:value-type="float" office:value="826.934298">
            <text:p>826.93</text:p>
          </table:table-cell>
          <table:table-cell office:value-type="float" office:value="0.07739433">
            <text:p>0.077394330</text:p>
          </table:table-cell>
          <table:table-cell table:formula="of:=[.G126]/[.C126]" office:value-type="float" office:value="0.923620369975983">
            <text:p>0.92</text:p>
          </table:table-cell>
          <table:table-cell/>
          <table:table-cell office:value-type="float" office:value="8388611">
            <text:p>8388611</text:p>
          </table:table-cell>
          <table:table-cell office:value-type="float" office:value="448.211385">
            <text:p>448.21</text:p>
          </table:table-cell>
          <table:table-cell office:value-type="float" office:value="0.14278982">
            <text:p>0.1427898200</text:p>
          </table:table-cell>
          <table:table-cell table:formula="of:=[.L126]/[.G126]" office:value-type="float" office:value="0.542015715255772">
            <text:p>0.54</text:p>
          </table:table-cell>
        </table:table-row>
        <table:table-row table:style-name="ro1" table:number-rows-repeated="10484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Windows network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>
            <text:p>Windows base</text:p>
          </table:table-cell>
          <table:table-cell table:number-columns-repeated="3"/>
          <table:table-cell office:value-type="string">
            <text:p>Windows Guest</text:p>
          </table:table-cell>
          <table:table-cell/>
          <table:table-cell office:value-type="string">
            <text:p>ratio</text:p>
          </table:table-cell>
        </table:table-row>
        <table:table-row table:style-name="ro1">
          <table:table-cell table:number-columns-repeated="2"/>
          <table:table-cell table:formula="of:=AVERAGE([.C3:.C126])" office:value-type="float" office:value="376.344094709677">
            <text:p>376.34</text:p>
          </table:table-cell>
          <table:table-cell table:number-columns-repeated="3"/>
          <table:table-cell table:formula="of:=AVERAGE([.G3:.G126])" office:value-type="float" office:value="182.300083419355">
            <text:p>182.3</text:p>
          </table:table-cell>
          <table:table-cell/>
          <table:table-cell table:formula="of:=[.G2]/[.C2]" office:value-type="float" office:value="0.484397353331627">
            <text:p>0.4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6272">
            <text:p>0.16</text:p>
          </table:table-cell>
          <table:table-cell office:value-type="float" office:value="0.00004689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5049">
            <text:p>0.02</text:p>
          </table:table-cell>
          <table:table-cell office:value-type="float" office:value="0.00050698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347933">
            <text:p>0.35</text:p>
          </table:table-cell>
          <table:table-cell office:value-type="float" office:value="0.00004386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03215">
            <text:p>0.03</text:p>
          </table:table-cell>
          <table:table-cell office:value-type="float" office:value="0.00047462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514138">
            <text:p>0.51</text:p>
          </table:table-cell>
          <table:table-cell office:value-type="float" office:value="0.00004452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.047355">
            <text:p>0.05</text:p>
          </table:table-cell>
          <table:table-cell office:value-type="float" office:value="0.00048333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65264">
            <text:p>0.65</text:p>
          </table:table-cell>
          <table:table-cell office:value-type="float" office:value="0.00004676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.059727">
            <text:p>0.06</text:p>
          </table:table-cell>
          <table:table-cell office:value-type="float" office:value="0.00051095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940763">
            <text:p>0.94</text:p>
          </table:table-cell>
          <table:table-cell office:value-type="float" office:value="0.00004866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095476">
            <text:p>0.1</text:p>
          </table:table-cell>
          <table:table-cell office:value-type="float" office:value="0.00047945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348023">
            <text:p>1.35</text:p>
          </table:table-cell>
          <table:table-cell office:value-type="float" office:value="0.00004528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116471">
            <text:p>0.12</text:p>
          </table:table-cell>
          <table:table-cell office:value-type="float" office:value="0.00052404">
            <text:p>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021484">
            <text:p>2.02</text:p>
          </table:table-cell>
          <table:table-cell office:value-type="float" office:value="0.00004529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.199904">
            <text:p>0.2</text:p>
          </table:table-cell>
          <table:table-cell office:value-type="float" office:value="0.00045798">
            <text:p>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962315">
            <text:p>1.96</text:p>
          </table:table-cell>
          <table:table-cell office:value-type="float" office:value="0.00005054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.228882">
            <text:p>0.23</text:p>
          </table:table-cell>
          <table:table-cell office:value-type="float" office:value="0.00043333">
            <text:p>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857695">
            <text:p>2.86</text:p>
          </table:table-cell>
          <table:table-cell office:value-type="float" office:value="0.00004272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.278268">
            <text:p>0.28</text:p>
          </table:table-cell>
          <table:table-cell office:value-type="float" office:value="0.00043868">
            <text:p>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.052249">
            <text:p>3.05</text:p>
          </table:table-cell>
          <table:table-cell office:value-type="float" office:value="0.00004749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.296875">
            <text:p>0.3</text:p>
          </table:table-cell>
          <table:table-cell office:value-type="float" office:value="0.00048828">
            <text:p>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.434333">
            <text:p>3.43</text:p>
          </table:table-cell>
          <table:table-cell office:value-type="float" office:value="0.00004665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.333356">
            <text:p>0.33</text:p>
          </table:table-cell>
          <table:table-cell office:value-type="float" office:value="0.00048062">
            <text:p>0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.737968">
            <text:p>3.74</text:p>
          </table:table-cell>
          <table:table-cell office:value-type="float" office:value="0.00004899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0.36098">
            <text:p>0.36</text:p>
          </table:table-cell>
          <table:table-cell office:value-type="float" office:value="0.00050725">
            <text:p>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4.225062">
            <text:p>4.23</text:p>
          </table:table-cell>
          <table:table-cell office:value-type="float" office:value="0.00004876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0.409044">
            <text:p>0.41</text:p>
          </table:table-cell>
          <table:table-cell office:value-type="float" office:value="0.0005036">
            <text:p>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.334642">
            <text:p>4.33</text:p>
          </table:table-cell>
          <table:table-cell office:value-type="float" office:value="0.00005104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0.499236">
            <text:p>0.5</text:p>
          </table:table-cell>
          <table:table-cell office:value-type="float" office:value="0.00044318">
            <text:p>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.961572">
            <text:p>4.96</text:p>
          </table:table-cell>
          <table:table-cell office:value-type="float" office:value="0.00004921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.483802">
            <text:p>0.48</text:p>
          </table:table-cell>
          <table:table-cell office:value-type="float" office:value="0.00050463">
            <text:p>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5.286678">
            <text:p>5.29</text:p>
          </table:table-cell>
          <table:table-cell office:value-type="float" office:value="0.00005051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.514459">
            <text:p>0.51</text:p>
          </table:table-cell>
          <table:table-cell office:value-type="float" office:value="0.00051905">
            <text:p>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7.12473">
            <text:p>7.12</text:p>
          </table:table-cell>
          <table:table-cell office:value-type="float" office:value="0.00004819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.692945">
            <text:p>0.69</text:p>
          </table:table-cell>
          <table:table-cell office:value-type="float" office:value="0.00049545">
            <text:p>0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7.235287">
            <text:p>7.24</text:p>
          </table:table-cell>
          <table:table-cell office:value-type="float" office:value="0.00005061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.701033">
            <text:p>0.7</text:p>
          </table:table-cell>
          <table:table-cell office:value-type="float" office:value="0.00052239">
            <text:p>0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7.548528">
            <text:p>7.55</text:p>
          </table:table-cell>
          <table:table-cell office:value-type="float" office:value="0.00005155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.822128">
            <text:p>0.82</text:p>
          </table:table-cell>
          <table:table-cell office:value-type="float" office:value="0.00047328">
            <text:p>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9.069211">
            <text:p>9.07</text:p>
          </table:table-cell>
          <table:table-cell office:value-type="float" office:value="0.00005132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0.97852">
            <text:p>0.98</text:p>
          </table:table-cell>
          <table:table-cell office:value-type="float" office:value="0.00047561">
            <text:p>0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9.952634">
            <text:p>9.95</text:p>
          </table:table-cell>
          <table:table-cell office:value-type="float" office:value="0.00004906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0.922807">
            <text:p>0.92</text:p>
          </table:table-cell>
          <table:table-cell office:value-type="float" office:value="0.00052913">
            <text:p>0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9.848219">
            <text:p>9.85</text:p>
          </table:table-cell>
          <table:table-cell office:value-type="float" office:value="0.0000519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.066311">
            <text:p>1.07</text:p>
          </table:table-cell>
          <table:table-cell office:value-type="float" office:value="0.00047938">
            <text:p>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5.624822">
            <text:p>15.62</text:p>
          </table:table-cell>
          <table:table-cell office:value-type="float" office:value="0.00004541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.458125">
            <text:p>1.46</text:p>
          </table:table-cell>
          <table:table-cell office:value-type="float" office:value="0.00048661">
            <text:p>0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3.784562">
            <text:p>13.78</text:p>
          </table:table-cell>
          <table:table-cell office:value-type="float" office:value="0.00005313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.433454">
            <text:p>1.43</text:p>
          </table:table-cell>
          <table:table-cell office:value-type="float" office:value="0.00051095">
            <text:p>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5.396255">
            <text:p>15.4</text:p>
          </table:table-cell>
          <table:table-cell office:value-type="float" office:value="0.00004906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.595214">
            <text:p>1.6</text:p>
          </table:table-cell>
          <table:table-cell office:value-type="float" office:value="0.00047349">
            <text:p>0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8.119824">
            <text:p>18.12</text:p>
          </table:table-cell>
          <table:table-cell office:value-type="float" office:value="0.00005263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.858445">
            <text:p>1.86</text:p>
          </table:table-cell>
          <table:table-cell office:value-type="float" office:value="0.00051316">
            <text:p>0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9.572789">
            <text:p>19.57</text:p>
          </table:table-cell>
          <table:table-cell office:value-type="float" office:value="0.00004989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1.994683">
            <text:p>1.99</text:p>
          </table:table-cell>
          <table:table-cell office:value-type="float" office:value="0.00048958">
            <text:p>0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21.626409">
            <text:p>21.63</text:p>
          </table:table-cell>
          <table:table-cell office:value-type="float" office:value="0.00004621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.190284">
            <text:p>2.19</text:p>
          </table:table-cell>
          <table:table-cell office:value-type="float" office:value="0.00045631">
            <text:p>0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25.909063">
            <text:p>25.91</text:p>
          </table:table-cell>
          <table:table-cell office:value-type="float" office:value="0.00005565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2.989744">
            <text:p>2.99</text:p>
          </table:table-cell>
          <table:table-cell office:value-type="float" office:value="0.0004823">
            <text:p>0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28.28094">
            <text:p>28.28</text:p>
          </table:table-cell>
          <table:table-cell office:value-type="float" office:value="0.0000518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2.887835">
            <text:p>2.89</text:p>
          </table:table-cell>
          <table:table-cell office:value-type="float" office:value="0.00050725">
            <text:p>0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27.565566">
            <text:p>27.57</text:p>
          </table:table-cell>
          <table:table-cell office:value-type="float" office:value="0.00005397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.16743">
            <text:p>3.17</text:p>
          </table:table-cell>
          <table:table-cell office:value-type="float" office:value="0.0004697">
            <text:p>0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39.585174">
            <text:p>39.59</text:p>
          </table:table-cell>
          <table:table-cell office:value-type="float" office:value="0.00004876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4.607664">
            <text:p>4.61</text:p>
          </table:table-cell>
          <table:table-cell office:value-type="float" office:value="0.00041892">
            <text:p>0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6.589724">
            <text:p>36.59</text:p>
          </table:table-cell>
          <table:table-cell office:value-type="float" office:value="0.00005338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.687502">
            <text:p>3.69</text:p>
          </table:table-cell>
          <table:table-cell office:value-type="float" office:value="0.00052966">
            <text:p>0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40.115148">
            <text:p>40.12</text:p>
          </table:table-cell>
          <table:table-cell office:value-type="float" office:value="0.00004926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3.994069">
            <text:p>3.99</text:p>
          </table:table-cell>
          <table:table-cell office:value-type="float" office:value="0.00049474">
            <text:p>0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55.14915">
            <text:p>55.15</text:p>
          </table:table-cell>
          <table:table-cell office:value-type="float" office:value="0.00005271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6.438721">
            <text:p>6.44</text:p>
          </table:table-cell>
          <table:table-cell office:value-type="float" office:value="0.00045146">
            <text:p>0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52.901788">
            <text:p>52.9</text:p>
          </table:table-cell>
          <table:table-cell office:value-type="float" office:value="0.00005538">
            <text:p>0</text:p>
          </table:table-cell>
          <table:table-cell/>
          <table:table-cell office:value-type="float" office:value="384">
            <text:p>384</text:p>
          </table:table-cell>
          <table:table-cell office:value-type="float" office:value="6.152341">
            <text:p>6.15</text:p>
          </table:table-cell>
          <table:table-cell office:value-type="float" office:value="0.00047619">
            <text:p>0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50.953036">
            <text:p>50.95</text:p>
          </table:table-cell>
          <table:table-cell office:value-type="float" office:value="0.00005795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5.905153">
            <text:p>5.91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73.658661">
            <text:p>73.66</text:p>
          </table:table-cell>
          <table:table-cell office:value-type="float" office:value="0.00005272">
            <text:p>0</text:p>
          </table:table-cell>
          <table:table-cell/>
          <table:table-cell office:value-type="float" office:value="509">
            <text:p>509</text:p>
          </table:table-cell>
          <table:table-cell office:value-type="float" office:value="8.518352">
            <text:p>8.52</text:p>
          </table:table-cell>
          <table:table-cell office:value-type="float" office:value="0.00045588">
            <text:p>0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7.803951">
            <text:p>67.8</text:p>
          </table:table-cell>
          <table:table-cell office:value-type="float" office:value="0.00005761">
            <text:p>0</text:p>
          </table:table-cell>
          <table:table-cell/>
          <table:table-cell office:value-type="float" office:value="512">
            <text:p>512</text:p>
          </table:table-cell>
          <table:table-cell office:value-type="float" office:value="7.812508">
            <text:p>7.81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72.814362">
            <text:p>72.81</text:p>
          </table:table-cell>
          <table:table-cell office:value-type="float" office:value="0.00005396">
            <text:p>0</text:p>
          </table:table-cell>
          <table:table-cell/>
          <table:table-cell office:value-type="float" office:value="515">
            <text:p>515</text:p>
          </table:table-cell>
          <table:table-cell office:value-type="float" office:value="8.359872">
            <text:p>8.36</text:p>
          </table:table-cell>
          <table:table-cell office:value-type="float" office:value="0.00047">
            <text:p>0</text:p>
          </table:table-cell>
          <table:table-cell/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88.017974">
            <text:p>88.02</text:p>
          </table:table-cell>
          <table:table-cell office:value-type="float" office:value="0.00006631">
            <text:p>0</text:p>
          </table:table-cell>
          <table:table-cell/>
          <table:table-cell office:value-type="float" office:value="765">
            <text:p>765</text:p>
          </table:table-cell>
          <table:table-cell office:value-type="float" office:value="11.458803">
            <text:p>11.46</text:p>
          </table:table-cell>
          <table:table-cell office:value-type="float" office:value="0.00050935">
            <text:p>0</text:p>
          </table:table-cell>
          <table:table-cell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94.218791">
            <text:p>94.22</text:p>
          </table:table-cell>
          <table:table-cell office:value-type="float" office:value="0.00006219">
            <text:p>0</text:p>
          </table:table-cell>
          <table:table-cell/>
          <table:table-cell office:value-type="float" office:value="768">
            <text:p>768</text:p>
          </table:table-cell>
          <table:table-cell office:value-type="float" office:value="12.187492">
            <text:p>12.19</text:p>
          </table:table-cell>
          <table:table-cell office:value-type="float" office:value="0.00048077">
            <text:p>0</text:p>
          </table:table-cell>
          <table:table-cell/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90.250761">
            <text:p>90.25</text:p>
          </table:table-cell>
          <table:table-cell office:value-type="float" office:value="0.00006518">
            <text:p>0</text:p>
          </table:table-cell>
          <table:table-cell/>
          <table:table-cell office:value-type="float" office:value="771">
            <text:p>771</text:p>
          </table:table-cell>
          <table:table-cell office:value-type="float" office:value="11.596466">
            <text:p>11.6</text:p>
          </table:table-cell>
          <table:table-cell office:value-type="float" office:value="0.00050725">
            <text:p>0</text:p>
          </table:table-cell>
          <table:table-cell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27.848537">
            <text:p>127.85</text:p>
          </table:table-cell>
          <table:table-cell office:value-type="float" office:value="0.00006093">
            <text:p>0</text:p>
          </table:table-cell>
          <table:table-cell/>
          <table:table-cell office:value-type="float" office:value="1021">
            <text:p>1021</text:p>
          </table:table-cell>
          <table:table-cell office:value-type="float" office:value="16.584322">
            <text:p>16.58</text:p>
          </table:table-cell>
          <table:table-cell office:value-type="float" office:value="0.0004697">
            <text:p>0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17.402551">
            <text:p>117.4</text:p>
          </table:table-cell>
          <table:table-cell office:value-type="float" office:value="0.00006654">
            <text:p>0</text:p>
          </table:table-cell>
          <table:table-cell/>
          <table:table-cell office:value-type="float" office:value="1024">
            <text:p>1024</text:p>
          </table:table-cell>
          <table:table-cell office:value-type="float" office:value="15.194952">
            <text:p>15.19</text:p>
          </table:table-cell>
          <table:table-cell office:value-type="float" office:value="0.00051415">
            <text:p>0</text:p>
          </table:table-cell>
          <table:table-cell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26.714182">
            <text:p>126.71</text:p>
          </table:table-cell>
          <table:table-cell office:value-type="float" office:value="0.00006184">
            <text:p>0</text:p>
          </table:table-cell>
          <table:table-cell/>
          <table:table-cell office:value-type="float" office:value="1027">
            <text:p>1027</text:p>
          </table:table-cell>
          <table:table-cell office:value-type="float" office:value="16.344792">
            <text:p>16.34</text:p>
          </table:table-cell>
          <table:table-cell office:value-type="float" office:value="0.00047938">
            <text:p>0</text:p>
          </table:table-cell>
          <table:table-cell/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151.952634">
            <text:p>151.95</text:p>
          </table:table-cell>
          <table:table-cell office:value-type="float" office:value="0.00007697">
            <text:p>0</text:p>
          </table:table-cell>
          <table:table-cell/>
          <table:table-cell office:value-type="float" office:value="1533">
            <text:p>1533</text:p>
          </table:table-cell>
          <table:table-cell office:value-type="float" office:value="26.158504">
            <text:p>26.16</text:p>
          </table:table-cell>
          <table:table-cell office:value-type="float" office:value="0.00044712">
            <text:p>0</text:p>
          </table:table-cell>
          <table:table-cell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44.97768">
            <text:p>144.98</text:p>
          </table:table-cell>
          <table:table-cell office:value-type="float" office:value="0.00008083">
            <text:p>0</text:p>
          </table:table-cell>
          <table:table-cell/>
          <table:table-cell office:value-type="float" office:value="1536">
            <text:p>1536</text:p>
          </table:table-cell>
          <table:table-cell office:value-type="float" office:value="24.944183">
            <text:p>24.94</text:p>
          </table:table-cell>
          <table:table-cell office:value-type="float" office:value="0.0004698">
            <text:p>0</text:p>
          </table:table-cell>
          <table:table-cell/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38.383598">
            <text:p>138.38</text:p>
          </table:table-cell>
          <table:table-cell office:value-type="float" office:value="0.00008485">
            <text:p>0</text:p>
          </table:table-cell>
          <table:table-cell/>
          <table:table-cell office:value-type="float" office:value="1539">
            <text:p>1539</text:p>
          </table:table-cell>
          <table:table-cell office:value-type="float" office:value="23.818763">
            <text:p>23.82</text:p>
          </table:table-cell>
          <table:table-cell office:value-type="float" office:value="0.00049296">
            <text:p>0</text:p>
          </table:table-cell>
          <table:table-cell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198.800794">
            <text:p>198.8</text:p>
          </table:table-cell>
          <table:table-cell office:value-type="float" office:value="0.00007848">
            <text:p>0</text:p>
          </table:table-cell>
          <table:table-cell/>
          <table:table-cell office:value-type="float" office:value="2045">
            <text:p>2045</text:p>
          </table:table-cell>
          <table:table-cell office:value-type="float" office:value="34.224025">
            <text:p>34.22</text:p>
          </table:table-cell>
          <table:table-cell office:value-type="float" office:value="0.00045588">
            <text:p>0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182.339404">
            <text:p>182.34</text:p>
          </table:table-cell>
          <table:table-cell office:value-type="float" office:value="0.00008569">
            <text:p>0</text:p>
          </table:table-cell>
          <table:table-cell/>
          <table:table-cell office:value-type="float" office:value="2048">
            <text:p>2048</text:p>
          </table:table-cell>
          <table:table-cell office:value-type="float" office:value="31.25003">
            <text:p>31.25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194.433502">
            <text:p>194.43</text:p>
          </table:table-cell>
          <table:table-cell office:value-type="float" office:value="0.00008048">
            <text:p>0</text:p>
          </table:table-cell>
          <table:table-cell/>
          <table:table-cell office:value-type="float" office:value="2051">
            <text:p>2051</text:p>
          </table:table-cell>
          <table:table-cell office:value-type="float" office:value="33.293382">
            <text:p>33.29</text:p>
          </table:table-cell>
          <table:table-cell office:value-type="float" office:value="0.00047">
            <text:p>0</text:p>
          </table:table-cell>
          <table:table-cell/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34.901514">
            <text:p>234.9</text:p>
          </table:table-cell>
          <table:table-cell office:value-type="float" office:value="0.00009968">
            <text:p>0</text:p>
          </table:table-cell>
          <table:table-cell/>
          <table:table-cell office:value-type="float" office:value="3069">
            <text:p>3069</text:p>
          </table:table-cell>
          <table:table-cell office:value-type="float" office:value="45.540391">
            <text:p>45.54</text:p>
          </table:table-cell>
          <table:table-cell office:value-type="float" office:value="0.00051415">
            <text:p>0</text:p>
          </table:table-cell>
          <table:table-cell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50.500236">
            <text:p>250.5</text:p>
          </table:table-cell>
          <table:table-cell office:value-type="float" office:value="0.00009356">
            <text:p>0</text:p>
          </table:table-cell>
          <table:table-cell/>
          <table:table-cell office:value-type="float" office:value="3072">
            <text:p>3072</text:p>
          </table:table-cell>
          <table:table-cell office:value-type="float" office:value="48.374965">
            <text:p>48.37</text:p>
          </table:table-cell>
          <table:table-cell office:value-type="float" office:value="0.0004845">
            <text:p>0</text:p>
          </table:table-cell>
          <table:table-cell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67.260492">
            <text:p>267.26</text:p>
          </table:table-cell>
          <table:table-cell office:value-type="float" office:value="0.00008778">
            <text:p>0</text:p>
          </table:table-cell>
          <table:table-cell/>
          <table:table-cell office:value-type="float" office:value="3075">
            <text:p>3075</text:p>
          </table:table-cell>
          <table:table-cell office:value-type="float" office:value="45.915347">
            <text:p>45.92</text:p>
          </table:table-cell>
          <table:table-cell office:value-type="float" office:value="0.00051095">
            <text:p>0</text:p>
          </table:table-cell>
          <table:table-cell/>
        </table:table-row>
        <table:table-row table:style-name="ro1">
          <table:table-cell/>
          <table:table-cell office:value-type="float" office:value="4093">
            <text:p>4093</text:p>
          </table:table-cell>
          <table:table-cell office:value-type="float" office:value="304.264387">
            <text:p>304.26</text:p>
          </table:table-cell>
          <table:table-cell office:value-type="float" office:value="0.00010263">
            <text:p>0</text:p>
          </table:table-cell>
          <table:table-cell/>
          <table:table-cell office:value-type="float" office:value="4093">
            <text:p>4093</text:p>
          </table:table-cell>
          <table:table-cell office:value-type="float" office:value="65.476218">
            <text:p>65.48</text:p>
          </table:table-cell>
          <table:table-cell office:value-type="float" office:value="0.00047692">
            <text:p>0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279.243264">
            <text:p>279.24</text:p>
          </table:table-cell>
          <table:table-cell office:value-type="float" office:value="0.00011191">
            <text:p>0</text:p>
          </table:table-cell>
          <table:table-cell/>
          <table:table-cell office:value-type="float" office:value="4096">
            <text:p>4096</text:p>
          </table:table-cell>
          <table:table-cell office:value-type="float" office:value="59.63298">
            <text:p>59.63</text:p>
          </table:table-cell>
          <table:table-cell office:value-type="float" office:value="0.00052404">
            <text:p>0</text:p>
          </table:table-cell>
          <table:table-cell/>
        </table:table-row>
        <table:table-row table:style-name="ro1">
          <table:table-cell/>
          <table:table-cell office:value-type="float" office:value="4099">
            <text:p>4099</text:p>
          </table:table-cell>
          <table:table-cell office:value-type="float" office:value="300.623326">
            <text:p>300.62</text:p>
          </table:table-cell>
          <table:table-cell office:value-type="float" office:value="0.00010403">
            <text:p>0</text:p>
          </table:table-cell>
          <table:table-cell/>
          <table:table-cell office:value-type="float" office:value="4099">
            <text:p>4099</text:p>
          </table:table-cell>
          <table:table-cell office:value-type="float" office:value="63.211215">
            <text:p>63.21</text:p>
          </table:table-cell>
          <table:table-cell office:value-type="float" office:value="0.00049474">
            <text:p>0</text:p>
          </table:table-cell>
          <table:table-cell/>
        </table:table-row>
        <table:table-row table:style-name="ro1">
          <table:table-cell/>
          <table:table-cell office:value-type="float" office:value="6141">
            <text:p>6141</text:p>
          </table:table-cell>
          <table:table-cell office:value-type="float" office:value="363.48148">
            <text:p>363.48</text:p>
          </table:table-cell>
          <table:table-cell office:value-type="float" office:value="0.0001289">
            <text:p>0</text:p>
          </table:table-cell>
          <table:table-cell/>
          <table:table-cell office:value-type="float" office:value="6141">
            <text:p>6141</text:p>
          </table:table-cell>
          <table:table-cell office:value-type="float" office:value="86.826922">
            <text:p>86.83</text:p>
          </table:table-cell>
          <table:table-cell office:value-type="float" office:value="0.0005396">
            <text:p>0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346.205346">
            <text:p>346.21</text:p>
          </table:table-cell>
          <table:table-cell office:value-type="float" office:value="0.0001354">
            <text:p>0</text:p>
          </table:table-cell>
          <table:table-cell/>
          <table:table-cell office:value-type="float" office:value="6144">
            <text:p>6144</text:p>
          </table:table-cell>
          <table:table-cell office:value-type="float" office:value="92.99402">
            <text:p>92.99</text:p>
          </table:table-cell>
          <table:table-cell office:value-type="float" office:value="0.00050406">
            <text:p>0</text:p>
          </table:table-cell>
          <table:table-cell/>
        </table:table-row>
        <table:table-row table:style-name="ro1">
          <table:table-cell/>
          <table:table-cell office:value-type="float" office:value="6147">
            <text:p>6147</text:p>
          </table:table-cell>
          <table:table-cell office:value-type="float" office:value="369.179887">
            <text:p>369.18</text:p>
          </table:table-cell>
          <table:table-cell office:value-type="float" office:value="0.00012703">
            <text:p>0</text:p>
          </table:table-cell>
          <table:table-cell/>
          <table:table-cell office:value-type="float" office:value="6147">
            <text:p>6147</text:p>
          </table:table-cell>
          <table:table-cell office:value-type="float" office:value="88.435991">
            <text:p>88.44</text:p>
          </table:table-cell>
          <table:table-cell office:value-type="float" office:value="0.0005303">
            <text:p>0</text:p>
          </table:table-cell>
          <table:table-cell/>
        </table:table-row>
        <table:table-row table:style-name="ro1">
          <table:table-cell/>
          <table:table-cell office:value-type="float" office:value="8189">
            <text:p>8189</text:p>
          </table:table-cell>
          <table:table-cell office:value-type="float" office:value="419.718245">
            <text:p>419.72</text:p>
          </table:table-cell>
          <table:table-cell office:value-type="float" office:value="0.00014885">
            <text:p>0</text:p>
          </table:table-cell>
          <table:table-cell/>
          <table:table-cell office:value-type="float" office:value="8189">
            <text:p>8189</text:p>
          </table:table-cell>
          <table:table-cell office:value-type="float" office:value="124.954211">
            <text:p>124.95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450.26934">
            <text:p>450.27</text:p>
          </table:table-cell>
          <table:table-cell office:value-type="float" office:value="0.00013881">
            <text:p>0</text:p>
          </table:table-cell>
          <table:table-cell/>
          <table:table-cell office:value-type="float" office:value="8192">
            <text:p>8192</text:p>
          </table:table-cell>
          <table:table-cell office:value-type="float" office:value="113.532036">
            <text:p>113.53</text:p>
          </table:table-cell>
          <table:table-cell office:value-type="float" office:value="0.00055051">
            <text:p>0</text:p>
          </table:table-cell>
          <table:table-cell/>
        </table:table-row>
        <table:table-row table:style-name="ro1">
          <table:table-cell/>
          <table:table-cell office:value-type="float" office:value="8195">
            <text:p>8195</text:p>
          </table:table-cell>
          <table:table-cell office:value-type="float" office:value="484.047865">
            <text:p>484.05</text:p>
          </table:table-cell>
          <table:table-cell office:value-type="float" office:value="0.00012917">
            <text:p>0</text:p>
          </table:table-cell>
          <table:table-cell/>
          <table:table-cell office:value-type="float" office:value="8195">
            <text:p>8195</text:p>
          </table:table-cell>
          <table:table-cell office:value-type="float" office:value="121.011996">
            <text:p>121.01</text:p>
          </table:table-cell>
          <table:table-cell office:value-type="float" office:value="0.00051667">
            <text:p>0</text:p>
          </table:table-cell>
          <table:table-cell/>
        </table:table-row>
        <table:table-row table:style-name="ro1">
          <table:table-cell/>
          <table:table-cell office:value-type="float" office:value="12285">
            <text:p>12285</text:p>
          </table:table-cell>
          <table:table-cell office:value-type="float" office:value="518.177206">
            <text:p>518.18</text:p>
          </table:table-cell>
          <table:table-cell office:value-type="float" office:value="0.00018088">
            <text:p>0</text:p>
          </table:table-cell>
          <table:table-cell/>
          <table:table-cell office:value-type="float" office:value="12285">
            <text:p>12285</text:p>
          </table:table-cell>
          <table:table-cell office:value-type="float" office:value="165.0973">
            <text:p>165.1</text:p>
          </table:table-cell>
          <table:table-cell office:value-type="float" office:value="0.00056771">
            <text:p>0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551.999618">
            <text:p>552</text:p>
          </table:table-cell>
          <table:table-cell office:value-type="float" office:value="0.00016984">
            <text:p>0</text:p>
          </table:table-cell>
          <table:table-cell/>
          <table:table-cell office:value-type="float" office:value="12288">
            <text:p>12288</text:p>
          </table:table-cell>
          <table:table-cell office:value-type="float" office:value="175.500103">
            <text:p>175.5</text:p>
          </table:table-cell>
          <table:table-cell office:value-type="float" office:value="0.00053419">
            <text:p>0</text:p>
          </table:table-cell>
          <table:table-cell/>
        </table:table-row>
        <table:table-row table:style-name="ro1">
          <table:table-cell/>
          <table:table-cell office:value-type="float" office:value="12291">
            <text:p>12291</text:p>
          </table:table-cell>
          <table:table-cell office:value-type="float" office:value="525.128365">
            <text:p>525.13</text:p>
          </table:table-cell>
          <table:table-cell office:value-type="float" office:value="0.00017857">
            <text:p>0</text:p>
          </table:table-cell>
          <table:table-cell/>
          <table:table-cell office:value-type="float" office:value="12291">
            <text:p>12291</text:p>
          </table:table-cell>
          <table:table-cell office:value-type="float" office:value="166.111941">
            <text:p>166.11</text:p>
          </table:table-cell>
          <table:table-cell office:value-type="float" office:value="0.00056452">
            <text:p>0</text:p>
          </table:table-cell>
          <table:table-cell/>
        </table:table-row>
        <table:table-row table:style-name="ro1">
          <table:table-cell/>
          <table:table-cell office:value-type="float" office:value="16381">
            <text:p>16381</text:p>
          </table:table-cell>
          <table:table-cell office:value-type="float" office:value="596.044056">
            <text:p>596.04</text:p>
          </table:table-cell>
          <table:table-cell office:value-type="float" office:value="0.00020968">
            <text:p>0</text:p>
          </table:table-cell>
          <table:table-cell/>
          <table:table-cell office:value-type="float" office:value="16381">
            <text:p>16381</text:p>
          </table:table-cell>
          <table:table-cell office:value-type="float" office:value="237.859698">
            <text:p>237.86</text:p>
          </table:table-cell>
          <table:table-cell office:value-type="float" office:value="0.00052542">
            <text:p>0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632.978192">
            <text:p>632.98</text:p>
          </table:table-cell>
          <table:table-cell office:value-type="float" office:value="0.00019748">
            <text:p>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17.889998">
            <text:p>217.89</text:p>
          </table:table-cell>
          <table:table-cell office:value-type="float" office:value="0.00057368">
            <text:p>0</text:p>
          </table:table-cell>
          <table:table-cell/>
        </table:table-row>
        <table:table-row table:style-name="ro1">
          <table:table-cell/>
          <table:table-cell office:value-type="float" office:value="16387">
            <text:p>16387</text:p>
          </table:table-cell>
          <table:table-cell office:value-type="float" office:value="290.190727">
            <text:p>290.19</text:p>
          </table:table-cell>
          <table:table-cell office:value-type="float" office:value="0.00043083">
            <text:p>0</text:p>
          </table:table-cell>
          <table:table-cell/>
          <table:table-cell office:value-type="float" office:value="16387">
            <text:p>16387</text:p>
          </table:table-cell>
          <table:table-cell office:value-type="float" office:value="233.913995">
            <text:p>233.91</text:p>
          </table:table-cell>
          <table:table-cell office:value-type="float" office:value="0.00053448">
            <text:p>0</text:p>
          </table:table-cell>
          <table:table-cell/>
        </table:table-row>
        <table:table-row table:style-name="ro1">
          <table:table-cell/>
          <table:table-cell office:value-type="float" office:value="24573">
            <text:p>24573</text:p>
          </table:table-cell>
          <table:table-cell office:value-type="float" office:value="310.676199">
            <text:p>310.68</text:p>
          </table:table-cell>
          <table:table-cell office:value-type="float" office:value="0.00060345">
            <text:p>0</text:p>
          </table:table-cell>
          <table:table-cell/>
          <table:table-cell office:value-type="float" office:value="24573">
            <text:p>24573</text:p>
          </table:table-cell>
          <table:table-cell office:value-type="float" office:value="317.006415">
            <text:p>317.01</text:p>
          </table:table-cell>
          <table:table-cell office:value-type="float" office:value="0.0005914">
            <text:p>0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294.642996">
            <text:p>294.64</text:p>
          </table:table-cell>
          <table:table-cell office:value-type="float" office:value="0.00063636">
            <text:p>0</text:p>
          </table:table-cell>
          <table:table-cell/>
          <table:table-cell office:value-type="float" office:value="24576">
            <text:p>24576</text:p>
          </table:table-cell>
          <table:table-cell office:value-type="float" office:value="297.872093">
            <text:p>297.87</text:p>
          </table:table-cell>
          <table:table-cell office:value-type="float" office:value="0.00062946">
            <text:p>0</text:p>
          </table:table-cell>
          <table:table-cell/>
        </table:table-row>
        <table:table-row table:style-name="ro1">
          <table:table-cell/>
          <table:table-cell office:value-type="float" office:value="24579">
            <text:p>24579</text:p>
          </table:table-cell>
          <table:table-cell office:value-type="float" office:value="312.03818">
            <text:p>312.04</text:p>
          </table:table-cell>
          <table:table-cell office:value-type="float" office:value="0.00060096">
            <text:p>0</text:p>
          </table:table-cell>
          <table:table-cell/>
          <table:table-cell office:value-type="float" office:value="24579">
            <text:p>24579</text:p>
          </table:table-cell>
          <table:table-cell office:value-type="float" office:value="281.284446">
            <text:p>281.28</text:p>
          </table:table-cell>
          <table:table-cell office:value-type="float" office:value="0.00066667">
            <text:p>0</text:p>
          </table:table-cell>
          <table:table-cell/>
        </table:table-row>
        <table:table-row table:style-name="ro1">
          <table:table-cell/>
          <table:table-cell office:value-type="float" office:value="32765">
            <text:p>32765</text:p>
          </table:table-cell>
          <table:table-cell office:value-type="float" office:value="443.507324">
            <text:p>443.51</text:p>
          </table:table-cell>
          <table:table-cell office:value-type="float" office:value="0.00056364">
            <text:p>0</text:p>
          </table:table-cell>
          <table:table-cell/>
          <table:table-cell office:value-type="float" office:value="32765">
            <text:p>32765</text:p>
          </table:table-cell>
          <table:table-cell office:value-type="float" office:value="396.788809">
            <text:p>396.79</text:p>
          </table:table-cell>
          <table:table-cell office:value-type="float" office:value="0.00063">
            <text:p>0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403.669998">
            <text:p>403.67</text:p>
          </table:table-cell>
          <table:table-cell office:value-type="float" office:value="0.00061932">
            <text:p>0</text:p>
          </table:table-cell>
          <table:table-cell/>
          <table:table-cell office:value-type="float" office:value="32768">
            <text:p>32768</text:p>
          </table:table-cell>
          <table:table-cell office:value-type="float" office:value="362.385414">
            <text:p>362.39</text:p>
          </table:table-cell>
          <table:table-cell office:value-type="float" office:value="0.00068987">
            <text:p>0</text:p>
          </table:table-cell>
          <table:table-cell/>
        </table:table-row>
        <table:table-row table:style-name="ro1">
          <table:table-cell/>
          <table:table-cell office:value-type="float" office:value="32771">
            <text:p>32771</text:p>
          </table:table-cell>
          <table:table-cell office:value-type="float" office:value="430.147413">
            <text:p>430.15</text:p>
          </table:table-cell>
          <table:table-cell office:value-type="float" office:value="0.00058125">
            <text:p>0</text:p>
          </table:table-cell>
          <table:table-cell/>
          <table:table-cell office:value-type="float" office:value="32771">
            <text:p>32771</text:p>
          </table:table-cell>
          <table:table-cell office:value-type="float" office:value="330.305453">
            <text:p>330.31</text:p>
          </table:table-cell>
          <table:table-cell office:value-type="float" office:value="0.00075694">
            <text:p>0</text:p>
          </table:table-cell>
          <table:table-cell/>
        </table:table-row>
        <table:table-row table:style-name="ro1">
          <table:table-cell/>
          <table:table-cell office:value-type="float" office:value="49149">
            <text:p>49149</text:p>
          </table:table-cell>
          <table:table-cell office:value-type="float" office:value="686.127923">
            <text:p>686.13</text:p>
          </table:table-cell>
          <table:table-cell office:value-type="float" office:value="0.00054651">
            <text:p>0</text:p>
          </table:table-cell>
          <table:table-cell/>
          <table:table-cell office:value-type="float" office:value="49149">
            <text:p>49149</text:p>
          </table:table-cell>
          <table:table-cell office:value-type="float" office:value="399.169065">
            <text:p>399.17</text:p>
          </table:table-cell>
          <table:table-cell office:value-type="float" office:value="0.00093939">
            <text:p>0</text:p>
          </table:table-cell>
          <table:table-cell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731.855105">
            <text:p>731.86</text:p>
          </table:table-cell>
          <table:table-cell office:value-type="float" office:value="0.0005124">
            <text:p>0</text:p>
          </table:table-cell>
          <table:table-cell/>
          <table:table-cell office:value-type="float" office:value="49152">
            <text:p>49152</text:p>
          </table:table-cell>
          <table:table-cell office:value-type="float" office:value="374.999911">
            <text:p>375</text:p>
          </table:table-cell>
          <table:table-cell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float" office:value="49155">
            <text:p>49155</text:p>
          </table:table-cell>
          <table:table-cell office:value-type="float" office:value="780.047711">
            <text:p>780.05</text:p>
          </table:table-cell>
          <table:table-cell office:value-type="float" office:value="0.00048077">
            <text:p>0</text:p>
          </table:table-cell>
          <table:table-cell/>
          <table:table-cell office:value-type="float" office:value="49155">
            <text:p>49155</text:p>
          </table:table-cell>
          <table:table-cell office:value-type="float" office:value="396.024077">
            <text:p>396.02</text:p>
          </table:table-cell>
          <table:table-cell office:value-type="float" office:value="0.00094697">
            <text:p>0</text:p>
          </table:table-cell>
          <table:table-cell/>
        </table:table-row>
        <table:table-row table:style-name="ro1">
          <table:table-cell/>
          <table:table-cell office:value-type="float" office:value="65533">
            <text:p>65533</text:p>
          </table:table-cell>
          <table:table-cell office:value-type="float" office:value="741.901653">
            <text:p>741.9</text:p>
          </table:table-cell>
          <table:table-cell office:value-type="float" office:value="0.00067391">
            <text:p>0</text:p>
          </table:table-cell>
          <table:table-cell/>
          <table:table-cell office:value-type="float" office:value="65533">
            <text:p>65533</text:p>
          </table:table-cell>
          <table:table-cell office:value-type="float" office:value="448.697053">
            <text:p>448.7</text:p>
          </table:table-cell>
          <table:table-cell office:value-type="float" office:value="0.00111429">
            <text:p>0</text:p>
          </table:table-cell>
          <table:table-cell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474.359036">
            <text:p>474.36</text:p>
          </table:table-cell>
          <table:table-cell office:value-type="float" office:value="0.00105405">
            <text:p>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82.05136">
            <text:p>282.05</text:p>
          </table:table-cell>
          <table:table-cell office:value-type="float" office:value="0.00177273">
            <text:p>0</text:p>
          </table:table-cell>
          <table:table-cell/>
        </table:table-row>
        <table:table-row table:style-name="ro1">
          <table:table-cell/>
          <table:table-cell office:value-type="float" office:value="65539">
            <text:p>65539</text:p>
          </table:table-cell>
          <table:table-cell office:value-type="float" office:value="505.399786">
            <text:p>505.4</text:p>
          </table:table-cell>
          <table:table-cell office:value-type="float" office:value="0.00098936">
            <text:p>0</text:p>
          </table:table-cell>
          <table:table-cell/>
          <table:table-cell office:value-type="float" office:value="65539">
            <text:p>65539</text:p>
          </table:table-cell>
          <table:table-cell office:value-type="float" office:value="297.885804">
            <text:p>297.89</text:p>
          </table:table-cell>
          <table:table-cell office:value-type="float" office:value="0.00167857">
            <text:p>0</text:p>
          </table:table-cell>
          <table:table-cell/>
        </table:table-row>
        <table:table-row table:style-name="ro1">
          <table:table-cell/>
          <table:table-cell office:value-type="float" office:value="98301">
            <text:p>98301</text:p>
          </table:table-cell>
          <table:table-cell office:value-type="float" office:value="599.981339">
            <text:p>599.98</text:p>
          </table:table-cell>
          <table:table-cell office:value-type="float" office:value="0.00125">
            <text:p>0</text:p>
          </table:table-cell>
          <table:table-cell/>
          <table:table-cell office:value-type="float" office:value="98301">
            <text:p>98301</text:p>
          </table:table-cell>
          <table:table-cell office:value-type="float" office:value="347.98942">
            <text:p>347.99</text:p>
          </table:table-cell>
          <table:table-cell office:value-type="float" office:value="0.00215517">
            <text:p>0</text:p>
          </table:table-cell>
          <table:table-cell/>
        </table:table-row>
        <table:table-row table:style-name="ro1">
          <table:table-cell/>
          <table:table-cell office:value-type="float" office:value="98304">
            <text:p>98304</text:p>
          </table:table-cell>
          <table:table-cell office:value-type="float" office:value="567.857535">
            <text:p>567.86</text:p>
          </table:table-cell>
          <table:table-cell office:value-type="float" office:value="0.00132075">
            <text:p>0</text:p>
          </table:table-cell>
          <table:table-cell/>
          <table:table-cell office:value-type="float" office:value="98304">
            <text:p>98304</text:p>
          </table:table-cell>
          <table:table-cell office:value-type="float" office:value="412.844366">
            <text:p>412.84</text:p>
          </table:table-cell>
          <table:table-cell office:value-type="float" office:value="0.00181667">
            <text:p>0</text:p>
          </table:table-cell>
          <table:table-cell/>
        </table:table-row>
        <table:table-row table:style-name="ro1">
          <table:table-cell/>
          <table:table-cell office:value-type="float" office:value="98307">
            <text:p>98307</text:p>
          </table:table-cell>
          <table:table-cell office:value-type="float" office:value="600.018793">
            <text:p>600.02</text:p>
          </table:table-cell>
          <table:table-cell office:value-type="float" office:value="0.00125">
            <text:p>0</text:p>
          </table:table-cell>
          <table:table-cell/>
          <table:table-cell office:value-type="float" office:value="98307">
            <text:p>98307</text:p>
          </table:table-cell>
          <table:table-cell office:value-type="float" office:value="382.990285">
            <text:p>382.99</text:p>
          </table:table-cell>
          <table:table-cell office:value-type="float" office:value="0.00195833">
            <text:p>0</text:p>
          </table:table-cell>
          <table:table-cell/>
        </table:table-row>
        <table:table-row table:style-name="ro1">
          <table:table-cell/>
          <table:table-cell office:value-type="float" office:value="131069">
            <text:p>131069</text:p>
          </table:table-cell>
          <table:table-cell office:value-type="float" office:value="559.127201">
            <text:p>559.13</text:p>
          </table:table-cell>
          <table:table-cell office:value-type="float" office:value="0.00178846">
            <text:p>0</text:p>
          </table:table-cell>
          <table:table-cell/>
          <table:table-cell office:value-type="float" office:value="131069">
            <text:p>131069</text:p>
          </table:table-cell>
          <table:table-cell office:value-type="float" office:value="435.887967">
            <text:p>435.89</text:p>
          </table:table-cell>
          <table:table-cell office:value-type="float" office:value="0.00229411">
            <text:p>0</text:p>
          </table:table-cell>
          <table:table-cell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495.413318">
            <text:p>495.41</text:p>
          </table:table-cell>
          <table:table-cell office:value-type="float" office:value="0.00201852">
            <text:p>0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300.000056">
            <text:p>300</text:p>
          </table:table-cell>
          <table:table-cell office:value-type="float" office:value="0.00333333">
            <text:p>0</text:p>
          </table:table-cell>
          <table:table-cell/>
        </table:table-row>
        <table:table-row table:style-name="ro1">
          <table:table-cell/>
          <table:table-cell office:value-type="float" office:value="131075">
            <text:p>131075</text:p>
          </table:table-cell>
          <table:table-cell office:value-type="float" office:value="1043.501479">
            <text:p>1043.5</text:p>
          </table:table-cell>
          <table:table-cell office:value-type="float" office:value="0.00095833">
            <text:p>0</text:p>
          </table:table-cell>
          <table:table-cell/>
          <table:table-cell office:value-type="float" office:value="131075">
            <text:p>131075</text:p>
          </table:table-cell>
          <table:table-cell office:value-type="float" office:value="319.156109">
            <text:p>319.16</text:p>
          </table:table-cell>
          <table:table-cell office:value-type="float" office:value="0.00313333">
            <text:p>0</text:p>
          </table:table-cell>
          <table:table-cell/>
        </table:table-row>
        <table:table-row table:style-name="ro1">
          <table:table-cell/>
          <table:table-cell office:value-type="float" office:value="196605">
            <text:p>196605</text:p>
          </table:table-cell>
          <table:table-cell office:value-type="float" office:value="834.211756">
            <text:p>834.21</text:p>
          </table:table-cell>
          <table:table-cell office:value-type="float" office:value="0.00179808">
            <text:p>0</text:p>
          </table:table-cell>
          <table:table-cell/>
          <table:table-cell office:value-type="float" office:value="196605">
            <text:p>196605</text:p>
          </table:table-cell>
          <table:table-cell office:value-type="float" office:value="359.994301">
            <text:p>359.99</text:p>
          </table:table-cell>
          <table:table-cell office:value-type="float" office:value="0.00416667">
            <text:p>0</text:p>
          </table:table-cell>
          <table:table-cell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office:value-type="float" office:value="888.000077">
            <text:p>888</text:p>
          </table:table-cell>
          <table:table-cell office:value-type="float" office:value="0.00168919">
            <text:p>0</text:p>
          </table:table-cell>
          <table:table-cell/>
          <table:table-cell office:value-type="float" office:value="196608">
            <text:p>196608</text:p>
          </table:table-cell>
          <table:table-cell office:value-type="float" office:value="359.999806">
            <text:p>360</text:p>
          </table:table-cell>
          <table:table-cell office:value-type="float" office:value="0.00416667">
            <text:p>0</text:p>
          </table:table-cell>
          <table:table-cell/>
        </table:table-row>
        <table:table-row table:style-name="ro1">
          <table:table-cell/>
          <table:table-cell office:value-type="float" office:value="196611">
            <text:p>196611</text:p>
          </table:table-cell>
          <table:table-cell office:value-type="float" office:value="684.220605">
            <text:p>684.22</text:p>
          </table:table-cell>
          <table:table-cell office:value-type="float" office:value="0.00219231">
            <text:p>0</text:p>
          </table:table-cell>
          <table:table-cell/>
          <table:table-cell office:value-type="float" office:value="196611">
            <text:p>196611</text:p>
          </table:table-cell>
          <table:table-cell office:value-type="float" office:value="307.69714">
            <text:p>307.7</text:p>
          </table:table-cell>
          <table:table-cell office:value-type="float" office:value="0.004875">
            <text:p>0</text:p>
          </table:table-cell>
          <table:table-cell/>
        </table:table-row>
        <table:table-row table:style-name="ro1">
          <table:table-cell/>
          <table:table-cell office:value-type="float" office:value="262141">
            <text:p>262141</text:p>
          </table:table-cell>
          <table:table-cell office:value-type="float" office:value="550.452856">
            <text:p>550.45</text:p>
          </table:table-cell>
          <table:table-cell office:value-type="float" office:value="0.00363333">
            <text:p>0</text:p>
          </table:table-cell>
          <table:table-cell/>
          <table:table-cell office:value-type="float" office:value="262141">
            <text:p>262141</text:p>
          </table:table-cell>
          <table:table-cell office:value-type="float" office:value="307.689205">
            <text:p>307.69</text:p>
          </table:table-cell>
          <table:table-cell office:value-type="float" office:value="0.00649999">
            <text:p>0.01</text:p>
          </table:table-cell>
          <table:table-cell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559.139288">
            <text:p>559.14</text:p>
          </table:table-cell>
          <table:table-cell office:value-type="float" office:value="0.00357693">
            <text:p>0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358.974865">
            <text:p>358.97</text:p>
          </table:table-cell>
          <table:table-cell office:value-type="float" office:value="0.00557142">
            <text:p>0.01</text:p>
          </table:table-cell>
          <table:table-cell/>
        </table:table-row>
        <table:table-row table:style-name="ro1">
          <table:table-cell/>
          <table:table-cell office:value-type="float" office:value="262147">
            <text:p>262147</text:p>
          </table:table-cell>
          <table:table-cell office:value-type="float" office:value="559.146318">
            <text:p>559.15</text:p>
          </table:table-cell>
          <table:table-cell office:value-type="float" office:value="0.00357692">
            <text:p>0</text:p>
          </table:table-cell>
          <table:table-cell/>
          <table:table-cell office:value-type="float" office:value="262147">
            <text:p>262147</text:p>
          </table:table-cell>
          <table:table-cell office:value-type="float" office:value="340.42946">
            <text:p>340.43</text:p>
          </table:table-cell>
          <table:table-cell office:value-type="float" office:value="0.005875">
            <text:p>0.01</text:p>
          </table:table-cell>
          <table:table-cell/>
        </table:table-row>
        <table:table-row table:style-name="ro1">
          <table:table-cell/>
          <table:table-cell office:value-type="float" office:value="393213">
            <text:p>393213</text:p>
          </table:table-cell>
          <table:table-cell office:value-type="float" office:value="557.138566">
            <text:p>557.14</text:p>
          </table:table-cell>
          <table:table-cell office:value-type="float" office:value="0.00538462">
            <text:p>0.01</text:p>
          </table:table-cell>
          <table:table-cell/>
          <table:table-cell office:value-type="float" office:value="393213">
            <text:p>393213</text:p>
          </table:table-cell>
          <table:table-cell office:value-type="float" office:value="342.854796">
            <text:p>342.85</text:p>
          </table:table-cell>
          <table:table-cell office:value-type="float" office:value="0.00874999">
            <text:p>0.01</text:p>
          </table:table-cell>
          <table:table-cell/>
        </table:table-row>
        <table:table-row table:style-name="ro1">
          <table:table-cell/>
          <table:table-cell office:value-type="float" office:value="393216">
            <text:p>393216</text:p>
          </table:table-cell>
          <table:table-cell office:value-type="float" office:value="575.99997">
            <text:p>576</text:p>
          </table:table-cell>
          <table:table-cell office:value-type="float" office:value="0.00520833">
            <text:p>0.01</text:p>
          </table:table-cell>
          <table:table-cell/>
          <table:table-cell office:value-type="float" office:value="393216">
            <text:p>393216</text:p>
          </table:table-cell>
          <table:table-cell office:value-type="float" office:value="446.808743">
            <text:p>446.81</text:p>
          </table:table-cell>
          <table:table-cell office:value-type="float" office:value="0.00671428">
            <text:p>0.01</text:p>
          </table:table-cell>
          <table:table-cell/>
        </table:table-row>
        <table:table-row table:style-name="ro1">
          <table:table-cell/>
          <table:table-cell office:value-type="float" office:value="393219">
            <text:p>393219</text:p>
          </table:table-cell>
          <table:table-cell office:value-type="float" office:value="576.004848">
            <text:p>576</text:p>
          </table:table-cell>
          <table:table-cell office:value-type="float" office:value="0.00520833">
            <text:p>0.01</text:p>
          </table:table-cell>
          <table:table-cell/>
          <table:table-cell office:value-type="float" office:value="393219">
            <text:p>393219</text:p>
          </table:table-cell>
          <table:table-cell office:value-type="float" office:value="385.717363">
            <text:p>385.72</text:p>
          </table:table-cell>
          <table:table-cell office:value-type="float" office:value="0.00777778">
            <text:p>0.01</text:p>
          </table:table-cell>
          <table:table-cell/>
        </table:table-row>
        <table:table-row table:style-name="ro1">
          <table:table-cell/>
          <table:table-cell office:value-type="float" office:value="524285">
            <text:p>524285</text:p>
          </table:table-cell>
          <table:table-cell office:value-type="float" office:value="615.380818">
            <text:p>615.38</text:p>
          </table:table-cell>
          <table:table-cell office:value-type="float" office:value="0.0065">
            <text:p>0.01</text:p>
          </table:table-cell>
          <table:table-cell/>
          <table:table-cell office:value-type="float" office:value="524285">
            <text:p>524285</text:p>
          </table:table-cell>
          <table:table-cell office:value-type="float" office:value="344.083739">
            <text:p>344.08</text:p>
          </table:table-cell>
          <table:table-cell office:value-type="float" office:value="0.01162501">
            <text:p>0.01</text:p>
          </table:table-cell>
          <table:table-cell/>
        </table:table-row>
        <table:table-row table:style-name="ro1">
          <table:table-cell/>
          <table:table-cell office:value-type="float" office:value="524288">
            <text:p>524288</text:p>
          </table:table-cell>
          <table:table-cell office:value-type="float" office:value="903.226296">
            <text:p>903.23</text:p>
          </table:table-cell>
          <table:table-cell office:value-type="float" office:value="0.00442857">
            <text:p>0</text:p>
          </table:table-cell>
          <table:table-cell/>
          <table:table-cell office:value-type="float" office:value="524288">
            <text:p>524288</text:p>
          </table:table-cell>
          <table:table-cell office:value-type="float" office:value="410.256687">
            <text:p>410.26</text:p>
          </table:table-cell>
          <table:table-cell office:value-type="float" office:value="0.00974999">
            <text:p>0.01</text:p>
          </table:table-cell>
          <table:table-cell/>
        </table:table-row>
        <table:table-row table:style-name="ro1">
          <table:table-cell/>
          <table:table-cell office:value-type="float" office:value="524291">
            <text:p>524291</text:p>
          </table:table-cell>
          <table:table-cell office:value-type="float" office:value="946.242316">
            <text:p>946.24</text:p>
          </table:table-cell>
          <table:table-cell office:value-type="float" office:value="0.00422727">
            <text:p>0</text:p>
          </table:table-cell>
          <table:table-cell/>
          <table:table-cell office:value-type="float" office:value="524291">
            <text:p>524291</text:p>
          </table:table-cell>
          <table:table-cell office:value-type="float" office:value="425.534605">
            <text:p>425.53</text:p>
          </table:table-cell>
          <table:table-cell office:value-type="float" office:value="0.00939999">
            <text:p>0.01</text:p>
          </table:table-cell>
          <table:table-cell/>
        </table:table-row>
        <table:table-row table:style-name="ro1">
          <table:table-cell/>
          <table:table-cell office:value-type="float" office:value="786429">
            <text:p>786429</text:p>
          </table:table-cell>
          <table:table-cell office:value-type="float" office:value="942.853118">
            <text:p>942.85</text:p>
          </table:table-cell>
          <table:table-cell office:value-type="float" office:value="0.00636364">
            <text:p>0.01</text:p>
          </table:table-cell>
          <table:table-cell/>
          <table:table-cell office:value-type="float" office:value="786429">
            <text:p>786429</text:p>
          </table:table-cell>
          <table:table-cell office:value-type="float" office:value="384.614066">
            <text:p>384.61</text:p>
          </table:table-cell>
          <table:table-cell office:value-type="float" office:value="0.01559999">
            <text:p>0.02</text:p>
          </table:table-cell>
          <table:table-cell/>
        </table:table-row>
        <table:table-row table:style-name="ro1">
          <table:table-cell/>
          <table:table-cell office:value-type="float" office:value="786432">
            <text:p>786432</text:p>
          </table:table-cell>
          <table:table-cell office:value-type="float" office:value="851.063469">
            <text:p>851.06</text:p>
          </table:table-cell>
          <table:table-cell office:value-type="float" office:value="0.00705">
            <text:p>0.01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440.366808">
            <text:p>440.37</text:p>
          </table:table-cell>
          <table:table-cell office:value-type="float" office:value="0.01362501">
            <text:p>0.01</text:p>
          </table:table-cell>
          <table:table-cell/>
        </table:table-row>
        <table:table-row table:style-name="ro1">
          <table:table-cell/>
          <table:table-cell office:value-type="float" office:value="786435">
            <text:p>786435</text:p>
          </table:table-cell>
          <table:table-cell office:value-type="float" office:value="627.909286">
            <text:p>627.91</text:p>
          </table:table-cell>
          <table:table-cell office:value-type="float" office:value="0.00955556">
            <text:p>0.01</text:p>
          </table:table-cell>
          <table:table-cell/>
          <table:table-cell office:value-type="float" office:value="786435">
            <text:p>786435</text:p>
          </table:table-cell>
          <table:table-cell office:value-type="float" office:value="440.368356">
            <text:p>440.37</text:p>
          </table:table-cell>
          <table:table-cell office:value-type="float" office:value="0.01362501">
            <text:p>0.01</text:p>
          </table:table-cell>
          <table:table-cell/>
        </table:table-row>
        <table:table-row table:style-name="ro1">
          <table:table-cell/>
          <table:table-cell office:value-type="float" office:value="1048573">
            <text:p>1048573</text:p>
          </table:table-cell>
          <table:table-cell office:value-type="float" office:value="615.382699">
            <text:p>615.38</text:p>
          </table:table-cell>
          <table:table-cell office:value-type="float" office:value="0.013">
            <text:p>0.01</text:p>
          </table:table-cell>
          <table:table-cell/>
          <table:table-cell office:value-type="float" office:value="1048573">
            <text:p>1048573</text:p>
          </table:table-cell>
          <table:table-cell office:value-type="float" office:value="383.99901">
            <text:p>384</text:p>
          </table:table-cell>
          <table:table-cell office:value-type="float" office:value="0.02083333">
            <text:p>0.02</text:p>
          </table:table-cell>
          <table:table-cell/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615.385543">
            <text:p>615.39</text:p>
          </table:table-cell>
          <table:table-cell office:value-type="float" office:value="0.01299998">
            <text:p>0.0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384.000109">
            <text:p>384</text:p>
          </table:table-cell>
          <table:table-cell office:value-type="float" office:value="0.02083333">
            <text:p>0.02</text:p>
          </table:table-cell>
          <table:table-cell/>
        </table:table-row>
        <table:table-row table:style-name="ro1">
          <table:table-cell/>
          <table:table-cell office:value-type="float" office:value="1048579">
            <text:p>1048579</text:p>
          </table:table-cell>
          <table:table-cell office:value-type="float" office:value="761.90758">
            <text:p>761.91</text:p>
          </table:table-cell>
          <table:table-cell office:value-type="float" office:value="0.01049999">
            <text:p>0.01</text:p>
          </table:table-cell>
          <table:table-cell/>
          <table:table-cell office:value-type="float" office:value="1048579">
            <text:p>1048579</text:p>
          </table:table-cell>
          <table:table-cell office:value-type="float" office:value="384.000809">
            <text:p>384</text:p>
          </table:table-cell>
          <table:table-cell office:value-type="float" office:value="0.02083335">
            <text:p>0.02</text:p>
          </table:table-cell>
          <table:table-cell/>
        </table:table-row>
        <table:table-row table:style-name="ro1">
          <table:table-cell/>
          <table:table-cell office:value-type="float" office:value="1572861">
            <text:p>1572861</text:p>
          </table:table-cell>
          <table:table-cell office:value-type="float" office:value="680.849375">
            <text:p>680.85</text:p>
          </table:table-cell>
          <table:table-cell office:value-type="float" office:value="0.01762501">
            <text:p>0.02</text:p>
          </table:table-cell>
          <table:table-cell/>
          <table:table-cell office:value-type="float" office:value="1572861">
            <text:p>1572861</text:p>
          </table:table-cell>
          <table:table-cell office:value-type="float" office:value="385.025876">
            <text:p>385.03</text:p>
          </table:table-cell>
          <table:table-cell office:value-type="float" office:value="0.03116668">
            <text:p>0.03</text:p>
          </table:table-cell>
          <table:table-cell/>
        </table:table-row>
        <table:table-row table:style-name="ro1">
          <table:table-cell/>
          <table:table-cell office:value-type="float" office:value="1572864">
            <text:p>1572864</text:p>
          </table:table-cell>
          <table:table-cell office:value-type="float" office:value="660.550189">
            <text:p>660.55</text:p>
          </table:table-cell>
          <table:table-cell office:value-type="float" office:value="0.01816667">
            <text:p>0.02</text:p>
          </table:table-cell>
          <table:table-cell/>
          <table:table-cell office:value-type="float" office:value="1572864">
            <text:p>1572864</text:p>
          </table:table-cell>
          <table:table-cell office:value-type="float" office:value="356.435784">
            <text:p>356.44</text:p>
          </table:table-cell>
          <table:table-cell office:value-type="float" office:value="0.03366665">
            <text:p>0.03</text:p>
          </table:table-cell>
          <table:table-cell/>
        </table:table-row>
        <table:table-row table:style-name="ro1">
          <table:table-cell/>
          <table:table-cell office:value-type="float" office:value="1572867">
            <text:p>1572867</text:p>
          </table:table-cell>
          <table:table-cell office:value-type="float" office:value="660.551056">
            <text:p>660.55</text:p>
          </table:table-cell>
          <table:table-cell office:value-type="float" office:value="0.01816668">
            <text:p>0.02</text:p>
          </table:table-cell>
          <table:table-cell/>
          <table:table-cell office:value-type="float" office:value="1572867">
            <text:p>1572867</text:p>
          </table:table-cell>
          <table:table-cell office:value-type="float" office:value="354.680568">
            <text:p>354.68</text:p>
          </table:table-cell>
          <table:table-cell office:value-type="float" office:value="0.03383332">
            <text:p>0.03</text:p>
          </table:table-cell>
          <table:table-cell/>
        </table:table-row>
        <table:table-row table:style-name="ro1">
          <table:table-cell/>
          <table:table-cell office:value-type="float" office:value="2097149">
            <text:p>2097149</text:p>
          </table:table-cell>
          <table:table-cell office:value-type="float" office:value="1032.255373">
            <text:p>1032.26</text:p>
          </table:table-cell>
          <table:table-cell office:value-type="float" office:value="0.01550002">
            <text:p>0.02</text:p>
          </table:table-cell>
          <table:table-cell/>
          <table:table-cell office:value-type="float" office:value="2097149">
            <text:p>2097149</text:p>
          </table:table-cell>
          <table:table-cell office:value-type="float" office:value="410.255678">
            <text:p>410.26</text:p>
          </table:table-cell>
          <table:table-cell office:value-type="float" office:value="0.03900001">
            <text:p>0.04</text:p>
          </table:table-cell>
          <table:table-cell/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880.733354">
            <text:p>880.73</text:p>
          </table:table-cell>
          <table:table-cell office:value-type="float" office:value="0.01816668">
            <text:p>0.02</text:p>
          </table:table-cell>
          <table:table-cell/>
          <table:table-cell office:value-type="float" office:value="2097152">
            <text:p>2097152</text:p>
          </table:table-cell>
          <table:table-cell office:value-type="float" office:value="440.367033">
            <text:p>440.37</text:p>
          </table:table-cell>
          <table:table-cell office:value-type="float" office:value="0.03633333">
            <text:p>0.04</text:p>
          </table:table-cell>
          <table:table-cell/>
        </table:table-row>
        <table:table-row table:style-name="ro1">
          <table:table-cell/>
          <table:table-cell office:value-type="float" office:value="2097155">
            <text:p>2097155</text:p>
          </table:table-cell>
          <table:table-cell office:value-type="float" office:value="880.736016">
            <text:p>880.74</text:p>
          </table:table-cell>
          <table:table-cell office:value-type="float" office:value="0.01816665">
            <text:p>0.02</text:p>
          </table:table-cell>
          <table:table-cell/>
          <table:table-cell office:value-type="float" office:value="2097155">
            <text:p>2097155</text:p>
          </table:table-cell>
          <table:table-cell office:value-type="float" office:value="384.000545">
            <text:p>384</text:p>
          </table:table-cell>
          <table:table-cell office:value-type="float" office:value="0.04166667">
            <text:p>0.04</text:p>
          </table:table-cell>
          <table:table-cell/>
        </table:table-row>
        <table:table-row table:style-name="ro1">
          <table:table-cell/>
          <table:table-cell office:value-type="float" office:value="3145725">
            <text:p>3145725</text:p>
          </table:table-cell>
          <table:table-cell office:value-type="float" office:value="923.075632">
            <text:p>923.08</text:p>
          </table:table-cell>
          <table:table-cell office:value-type="float" office:value="0.02600001">
            <text:p>0.03</text:p>
          </table:table-cell>
          <table:table-cell/>
          <table:table-cell office:value-type="float" office:value="3145725">
            <text:p>3145725</text:p>
          </table:table-cell>
          <table:table-cell office:value-type="float" office:value="383.999539">
            <text:p>384</text:p>
          </table:table-cell>
          <table:table-cell office:value-type="float" office:value="0.06250002">
            <text:p>0.06</text:p>
          </table:table-cell>
          <table:table-cell/>
        </table:table-row>
        <table:table-row table:style-name="ro1">
          <table:table-cell/>
          <table:table-cell office:value-type="float" office:value="3145728">
            <text:p>3145728</text:p>
          </table:table-cell>
          <table:table-cell office:value-type="float" office:value="615.384463">
            <text:p>615.38</text:p>
          </table:table-cell>
          <table:table-cell office:value-type="float" office:value="0.03900001">
            <text:p>0.04</text:p>
          </table:table-cell>
          <table:table-cell/>
          <table:table-cell office:value-type="float" office:value="3145728">
            <text:p>3145728</text:p>
          </table:table-cell>
          <table:table-cell office:value-type="float" office:value="385.026859">
            <text:p>385.03</text:p>
          </table:table-cell>
          <table:table-cell office:value-type="float" office:value="0.06233331">
            <text:p>0.06</text:p>
          </table:table-cell>
          <table:table-cell/>
        </table:table-row>
        <table:table-row table:style-name="ro1">
          <table:table-cell/>
          <table:table-cell office:value-type="float" office:value="3145731">
            <text:p>3145731</text:p>
          </table:table-cell>
          <table:table-cell office:value-type="float" office:value="660.550913">
            <text:p>660.55</text:p>
          </table:table-cell>
          <table:table-cell office:value-type="float" office:value="0.03633334">
            <text:p>0.04</text:p>
          </table:table-cell>
          <table:table-cell/>
          <table:table-cell office:value-type="float" office:value="3145731">
            <text:p>3145731</text:p>
          </table:table-cell>
          <table:table-cell office:value-type="float" office:value="385.027089">
            <text:p>385.03</text:p>
          </table:table-cell>
          <table:table-cell office:value-type="float" office:value="0.06233334">
            <text:p>0.06</text:p>
          </table:table-cell>
          <table:table-cell/>
        </table:table-row>
        <table:table-row table:style-name="ro1">
          <table:table-cell/>
          <table:table-cell office:value-type="float" office:value="4194301">
            <text:p>4194301</text:p>
          </table:table-cell>
          <table:table-cell office:value-type="float" office:value="724.527459">
            <text:p>724.53</text:p>
          </table:table-cell>
          <table:table-cell office:value-type="float" office:value="0.04416669">
            <text:p>0.04</text:p>
          </table:table-cell>
          <table:table-cell/>
          <table:table-cell office:value-type="float" office:value="4194301">
            <text:p>4194301</text:p>
          </table:table-cell>
          <table:table-cell office:value-type="float" office:value="361.581659">
            <text:p>361.58</text:p>
          </table:table-cell>
          <table:table-cell office:value-type="float" office:value="0.0885">
            <text:p>0.09</text:p>
          </table:table-cell>
          <table:table-cell/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880.734312">
            <text:p>880.73</text:p>
          </table:table-cell>
          <table:table-cell office:value-type="float" office:value="0.03633332">
            <text:p>0.04</text:p>
          </table:table-cell>
          <table:table-cell/>
          <table:table-cell office:value-type="float" office:value="4194304">
            <text:p>4194304</text:p>
          </table:table-cell>
          <table:table-cell office:value-type="float" office:value="362.264178">
            <text:p>362.26</text:p>
          </table:table-cell>
          <table:table-cell office:value-type="float" office:value="0.08833333">
            <text:p>0.09</text:p>
          </table:table-cell>
          <table:table-cell/>
        </table:table-row>
        <table:table-row table:style-name="ro1">
          <table:table-cell/>
          <table:table-cell office:value-type="float" office:value="4194307">
            <text:p>4194307</text:p>
          </table:table-cell>
          <table:table-cell office:value-type="float" office:value="945.813775">
            <text:p>945.81</text:p>
          </table:table-cell>
          <table:table-cell office:value-type="float" office:value="0.03383332">
            <text:p>0.03</text:p>
          </table:table-cell>
          <table:table-cell/>
          <table:table-cell office:value-type="float" office:value="4194307">
            <text:p>4194307</text:p>
          </table:table-cell>
          <table:table-cell office:value-type="float" office:value="384.769884">
            <text:p>384.77</text:p>
          </table:table-cell>
          <table:table-cell office:value-type="float" office:value="0.08316665">
            <text:p>0.08</text:p>
          </table:table-cell>
          <table:table-cell/>
        </table:table-row>
        <table:table-row table:style-name="ro1">
          <table:table-cell/>
          <table:table-cell office:value-type="float" office:value="6291453">
            <text:p>6291453</text:p>
          </table:table-cell>
          <table:table-cell office:value-type="float" office:value="711.110583">
            <text:p>711.11</text:p>
          </table:table-cell>
          <table:table-cell office:value-type="float" office:value="0.06750002">
            <text:p>0.07</text:p>
          </table:table-cell>
          <table:table-cell/>
          <table:table-cell office:value-type="float" office:value="6291453">
            <text:p>6291453</text:p>
          </table:table-cell>
          <table:table-cell office:value-type="float" office:value="376.963173">
            <text:p>376.96</text:p>
          </table:table-cell>
          <table:table-cell office:value-type="float" office:value="0.12733333">
            <text:p>0.13</text:p>
          </table:table-cell>
          <table:table-cell/>
        </table:table-row>
        <table:table-row table:style-name="ro1">
          <table:table-cell/>
          <table:table-cell office:value-type="float" office:value="6291456">
            <text:p>6291456</text:p>
          </table:table-cell>
          <table:table-cell office:value-type="float" office:value="709.359678">
            <text:p>709.36</text:p>
          </table:table-cell>
          <table:table-cell office:value-type="float" office:value="0.06766666">
            <text:p>0.07</text:p>
          </table:table-cell>
          <table:table-cell/>
          <table:table-cell office:value-type="float" office:value="6291456">
            <text:p>6291456</text:p>
          </table:table-cell>
          <table:table-cell office:value-type="float" office:value="392.905821">
            <text:p>392.91</text:p>
          </table:table-cell>
          <table:table-cell office:value-type="float" office:value="0.12216668">
            <text:p>0.12</text:p>
          </table:table-cell>
          <table:table-cell/>
        </table:table-row>
        <table:table-row table:style-name="ro1">
          <table:table-cell/>
          <table:table-cell office:value-type="float" office:value="6291459">
            <text:p>6291459</text:p>
          </table:table-cell>
          <table:table-cell office:value-type="float" office:value="923.077209">
            <text:p>923.08</text:p>
          </table:table-cell>
          <table:table-cell office:value-type="float" office:value="0.05200001">
            <text:p>0.05</text:p>
          </table:table-cell>
          <table:table-cell/>
          <table:table-cell office:value-type="float" office:value="6291459">
            <text:p>6291459</text:p>
          </table:table-cell>
          <table:table-cell office:value-type="float" office:value="384.512811">
            <text:p>384.51</text:p>
          </table:table-cell>
          <table:table-cell office:value-type="float" office:value="0.12483335">
            <text:p>0.12</text:p>
          </table:table-cell>
          <table:table-cell/>
        </table:table-row>
        <table:table-row table:style-name="ro1">
          <table:table-cell/>
          <table:table-cell office:value-type="float" office:value="8388605">
            <text:p>8388605</text:p>
          </table:table-cell>
          <table:table-cell office:value-type="float" office:value="847.681604">
            <text:p>847.68</text:p>
          </table:table-cell>
          <table:table-cell office:value-type="float" office:value="0.07550002">
            <text:p>0.08</text:p>
          </table:table-cell>
          <table:table-cell/>
          <table:table-cell office:value-type="float" office:value="8388605">
            <text:p>8388605</text:p>
          </table:table-cell>
          <table:table-cell office:value-type="float" office:value="403.785363">
            <text:p>403.79</text:p>
          </table:table-cell>
          <table:table-cell office:value-type="float" office:value="0.15849999">
            <text:p>0.16</text:p>
          </table:table-cell>
          <table:table-cell/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767.999911">
            <text:p>768</text:p>
          </table:table-cell>
          <table:table-cell office:value-type="float" office:value="0.08333334">
            <text:p>0.08</text:p>
          </table:table-cell>
          <table:table-cell/>
          <table:table-cell office:value-type="float" office:value="8388608">
            <text:p>8388608</text:p>
          </table:table-cell>
          <table:table-cell office:value-type="float" office:value="390.6409">
            <text:p>390.64</text:p>
          </table:table-cell>
          <table:table-cell office:value-type="float" office:value="0.16383333">
            <text:p>0.16</text:p>
          </table:table-cell>
          <table:table-cell/>
        </table:table-row>
        <table:table-row table:style-name="ro1">
          <table:table-cell/>
          <table:table-cell office:value-type="float" office:value="8388611">
            <text:p>8388611</text:p>
          </table:table-cell>
          <table:table-cell office:value-type="float" office:value="912.114442">
            <text:p>912.11</text:p>
          </table:table-cell>
          <table:table-cell office:value-type="float" office:value="0.07016666">
            <text:p>0.07</text:p>
          </table:table-cell>
          <table:table-cell/>
          <table:table-cell office:value-type="float" office:value="8388611">
            <text:p>8388611</text:p>
          </table:table-cell>
          <table:table-cell office:value-type="float" office:value="378.698398">
            <text:p>378.7</text:p>
          </table:table-cell>
          <table:table-cell office:value-type="float" office:value="0.16899998">
            <text:p>0.17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2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4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8-08T12:31:32</meta:creation-date>
    <dc:date>2010-08-09T14:50:47</dc:date>
    <dc:creator>Todd Deshane</dc:creator>
    <meta:editing-duration>PT00H19M15S</meta:editing-duration>
    <meta:editing-cycles>4</meta:editing-cycles>
    <meta:generator>OpenOffice.org/3.1$Unix OpenOffice.org_project/310m19$Build-9420</meta:generator>
    <meta:document-statistic meta:table-count="3" meta:cell-count="2124" meta:object-count="0"/>
  </office:meta>
</office:document-meta>
</file>